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A.D.H.D.============</text:p>
      <text:p text:style-name="Standard">++ ++ ++ ++ </text:p>
      <text:p text:style-name="Standard">++ ++ ++ ++ </text:p>
      <text:p text:style-name="Standard">++ ++ ++ ++ </text:p>
      <text:p text:style-name="Standard">++ ++ ++ ++ </text:p>
      <text:p text:style-name="Standard">====Preface====</text:p>
      <text:p text:style-name="Standard"/>
      <text:p text:style-name="Standard">====Official Declaration of Arbitrary Fiction - O.D.A.F.====</text:p>
      <text:p text:style-name="Standard">This was originally a document detailing my drug use and my thoughts on or during their effects like the dream journal my mom bought me when I was a kid. <text:s/>However, it is now my overall life journal and literary practice. <text:s/>It should be freely and posthumously published to help humanity or whatever. <text:s/>Also, it's a good deterrent. <text:s/></text:p>
      <text:p text:style-name="Standard"/>
      <text:p text:style-name="Standard">Keywords for speedy searching: </text:p>
      <text:p text:style-name="Standard">&lt;AMP Day&gt;</text:p>
      <text:p text:style-name="Standard">&lt;AMP Quit Day&gt;</text:p>
      <text:p text:style-name="Standard">&lt;Retrospective&gt;</text:p>
      <text:p text:style-name="Standard">&lt;Breezy&gt;</text:p>
      <text:p text:style-name="Standard">&lt;Poem&gt;</text:p>
      <text:p text:style-name="Standard">&lt;Bug Fix&gt;</text:p>
      <text:p text:style-name="Standard">.nih</text:p>
      <text:p text:style-name="Standard">List 1.</text:p>
      <text:p text:style-name="Standard"/>
      <text:p text:style-name="Standard"/>
      <text:p text:style-name="Standard"/>
      <text:p text:style-name="Standard">My demand: No excuses, just be nice.</text:p>
      <text:p text:style-name="Standard">Last Resort Retorts: Nagger &lt;boy/girl&gt;. <text:s/>Please take a seat, and what are you doing here?</text:p>
      <text:p text:style-name="Standard">My game URL: https://josephcantrell14.itch.io/prophet-launcher</text:p>
      <text:p text:style-name="Standard">My online name: [AM210] AlerionM21</text:p>
      <text:p text:style-name="Standard">Awesome usernames: dragonessacred</text:p>
      <text:p text:style-name="Standard">My number: +1-414-241-3152</text:p>
      <text:p text:style-name="Standard">My indies nuts games: <text:s/>josephcantrell14.itch.io</text:p>
      <text:p text:style-name="Standard">Work motto: I continually aspire to innovate for a better world, and I hope to innovate new horizons for your company.</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text:soft-page-break/>I want to enhance my full stack programming skills to further my personal programming projects like my cross platform video games, PHP website doubling as a REST server, and my MySQLi database. <text:s/>I have also settled on permanently settling down and retiring in the Portland and Seattle area.</text:p>
      <text:p text:style-name="Standard">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White Text - #E5E5E5</text:p>
      <text:p text:style-name="Standard">Signature Blue - #019DE1</text:p>
      <text:p text:style-name="Standard">Hot Pink - #FF00C8</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Breezy Trick List:</text:p>
      <text:p text:style-name="Standard">Sit</text:p>
      <text:p text:style-name="Standard">Down</text:p>
      <text:p text:style-name="Standard">Up</text:p>
      <text:p text:style-name="Standard">Shake (left,right)</text:p>
      <text:p text:style-name="Standard">Wink</text:p>
      <text:p text:style-name="Standard">Spin</text:p>
      <text:p text:style-name="Standard">Shiver</text:p>
      <text:p text:style-name="Standard">Come Here</text:p>
      <text:p text:style-name="Standard">Perch (hold hands while we're both standing up)</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for weightlifting</text:p>
      <text:p text:style-name="Standard">Creatine</text:p>
      <text:p text:style-name="Standard">5 mg melatonin for sleep </text:p>
      <text:p text:style-name="Standard">600 mg 5-HTP for serotonin in the 24 hours after rolling and 200 mg each morning after</text:p>
      <text:p text:style-name="Standard"><text:soft-page-break/></text:p>
      <text:p text:style-name="Standard">Breezy's trick list:</text:p>
      <text:p text:style-name="Standard">Sit</text:p>
      <text:p text:style-name="Standard">Come here</text:p>
      <text:p text:style-name="Standard">Stay</text:p>
      <text:p text:style-name="Standard">Up</text:p>
      <text:p text:style-name="Standard">Lie down</text:p>
      <text:p text:style-name="Standard">Left Shake</text:p>
      <text:p text:style-name="Standard">Right Shake</text:p>
      <text:p text:style-name="Standard">Wink</text:p>
      <text:p text:style-name="Standard">Spin</text:p>
      <text:p text:style-name="Standard">Shiver</text:p>
      <text:p text:style-name="Standard"><text:s text:c="2"/>Wiggle (light shiver)</text:p>
      <text:p text:style-name="Standard">(Yawn?)</text:p>
      <text:p text:style-name="Standard">(Bow?)</text:p>
      <text:p text:style-name="Standard"/>
      <text:p text:style-name="Standard">Working on:</text:p>
      <text:p text:style-name="Standard">Speak</text:p>
      <text:p text:style-name="Standard"/>
      <text:p text:style-name="Standard">=======================================</text:p>
      <text:p text:style-name="Standard">====Journal ; ARLEGION 4 I AM MONEY====</text:p>
      <text:p text:style-name="Standard"/>
      <text:p text:style-name="Standard">Most Intense Experience: LSD + MDA + 3-MeO-PCP + Cannabis</text:p>
      <text:p text:style-name="Standard">Best Experience: LSD + 3-MeO-PCP + Cannabis</text:p>
      <text:p text:style-name="Standard">Drug Utility:</text:p>
      <text:p text:style-name="Standard"><text:tab/>Amp: Life enhancement</text:p>
      <text:p text:style-name="Standard"><text:tab/>Weed: Life enhancement</text:p>
      <text:p text:style-name="Standard"><text:tab/>MDMA: Amphetamine withdrawal</text:p>
      <text:p text:style-name="Standard"><text:tab/>Psychs: Appreciation</text:p>
      <text:p text:style-name="Standard"><text:tab/>Dissos: Reflection</text:p>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text:soft-page-break/>2C-T-2</text:p>
      <text:p text:style-name="Standard">2C-E</text:p>
      <text:p text:style-name="Standard">5-MeO-MiPT</text:p>
      <text:p text:style-name="Standard">Ketamine S+ &amp; -Racemic</text:p>
      <text:p text:style-name="Standard">Codeine &amp; Promethazine</text:p>
      <text:p text:style-name="Standard">MDA</text:p>
      <text:p text:style-name="Standard">DOC</text:p>
      <text:p text:style-name="Standard">Diphenhydramine</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DOB</text:p>
      <text:p text:style-name="Standard">25E-NBOH</text:p>
      <text:p text:style-name="Standard">3-HO-PCP</text:p>
      <text:p text:style-name="Standard">3-HO-PCE</text:p>
      <text:p text:style-name="Standard">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
      <text:p text:style-name="Standard"/>
      <text:p text:style-name="Standard">&lt;Retrospect&gt; November 12, 2011: I pirated Rescue by Silverstein as shown by the timestamps in Windows. <text:s/>This was just after when the lights came back on in my house. <text:s/>I was so happy. <text:s/>It was my early birthday present according to my mama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
      <text:p text:style-name="Standard"><text:soft-page-break/>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1000 morning glory seeds (LSA); saw pinballs in Pikachu painting's head (his eyes were darting around his head), ate a whole pound cake from Publix and said it was the greatest thing I'd ever eaten.</text:p>
      <text:p text:style-name="Standard"/>
      <text:p text:style-name="Standard">May 2015: 1.5 tabs 25i-NBOME; I could not tell if I was speaking my thoughts or just hearing them in my head (it sounded like I was speaking them aloud, but upon asking Torrance, this was confirmed <text:soft-page-break/>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1.5 tabs 25i-NBOME; I could not stop laughing and had extreme euphoria, and I saw my created 1.5 mg 25i-NBOME replication while watching Jason play beer pong; a large number of shimmering semi-transparent leaves falling in my entire field of vision; the visuals were so overwhelming it was actually hard to see the real world beyond them.</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text:soft-page-break/>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text:soft-page-break/>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text:soft-page-break/>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text:soft-page-break/>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Django Unchained. <text:s/>It felt like a pinball moving back and forth in the vision center of my brain in the back. <text:s/>It felt very good though like it was helping me. <text:s/></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text:soft-page-break/>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text:soft-page-break/>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text:soft-page-break/>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text:soft-page-break/>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text:soft-page-break/>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text:soft-page-break/>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text:soft-page-break/>listened closely enough, I’d see the machines are playing my sound! <text:s/>I have nothing to say. <text:s/>Silence is my sound. <text:s/>That’s fantastic!</text:p>
      <text:p text:style-name="Standard"/>
      <text:p text:style-name="Standard">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also been dwindling. <text:s/>Food isn’t very enjoyable to eat right now. <text:s/>I don’t know why. <text:s/>Oh well. <text:s/>It’ll pass, I’m sure. <text:s/></text:p>
      <text:p text:style-name="Standard">Retrospec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text:soft-page-break/>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text:soft-page-break/>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ext:soft-page-break/>The yesterday I love speak of tomorrow. <text:s/>The yesterday I abhor speak of tomorrow. <text:s/>Tomorrow belongs to nobody!</text:p>
      <text:p text:style-name="Standard"/>
      <text:p text:style-name="Standard">December 31, 2016 &lt;Retrospective&gt;: I took 2 hits LSD and ate one of my 4.2 grams of avb brownies at the same time. <text:s/>I was flying through a rainbow nebula, then I fell asleep for 3 hours! <text:s/>I woke up to see black hands rescinding from the center of my vision back to the environment. <text:s/>I felt like a simple, crazed creature. <text:s/>I briefly saw my box speaker system cousin Jonathon gave me looking at me menacingly with sharp teeth surrounding the circular speaker parts. <text:s/>I ate some food then went straight back to sleep!</text:p>
      <text:p text:style-name="Standard"/>
      <text:p text:style-name="Standard">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text:soft-page-break/></text:p>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text:soft-page-break/>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ext:soft-page-break/>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text:soft-page-break/>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text:soft-page-break/>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text:soft-page-break/>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text:soft-page-break/>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
      <text:p text:style-name="Standard">August 13, 2017: I took DXM and Diphenhydramine. <text:s/>It’s great. <text:s/>I took 900 mg and 660 mg. <text:s/>Tripping on it rn. <text:s/>I went to pet Sparky and missed because I pet right through what looked like Sparky next to my bed. <text:s/>It was an illusory Sparky. <text:s/>I saw like five of them appear at once. <text:s/>Very interesting! <text:s/>I saw semi-transparent wires chaotically moving around for a while in the center of my vision and if I closed my eyes I could imagine anything. <text:s/>Literally anything. <text:s/>This is an incredible psychedelic ethereal euphoric experience. <text:s/>I had Kendrick’s Pride song stuck in my head the whole time haha. <text:s/>My pillow looked like an IDE scrolling real code I've written, then it was an RGB keyboard with which I could type. <text:s/>I smoked a bowl from my dope ass purple pipe but in reality I was just laying in bed. <text:s/>Relived some memories and stuff. <text:s/>It’s very hazy. <text:s text:c="2"/>Jalen admitted he stole from me. <text:s/>He’s gone to New York but I’m not fucking with him anymore. <text:s/>I know just who Jalen is. <text:s/>A con-artist. <text:s/>Lyric: Got no elbows, all outta grease. <text:s/>I must say despite Jalen I quite enjoyed the experience and the afterglow. <text:s/>It was one of the best days I’ve had in a long time (the day after, August 14).</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text:soft-page-break/>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lt;Retrospective&g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text:soft-page-break/></text:p>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text:soft-page-break/>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scream! <text:s/>AR LEGION. <text:s/>I’m also General Sherman, here to burn this city to the ground and march to shore. <text:s/></text:p>
      <text:p text:style-name="Standard"/>
      <text:p text:style-name="Standard">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text:soft-page-break/></text:p>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text:soft-page-break/>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lt;Retrospective&g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text:soft-page-break/>&lt;Retrospective&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
      <text:p text:style-name="Standard">December 26, 2017: <text:s/>I bought a $1,000 white German Shepherd and named him Breezy. <text:s/>I bought $40 of heroin from a dude on the street corner. <text:s/>I took 200 mg MDMA and 65 mg heroin and I’m having a 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 &lt;Retrospective&gt; I jacked off for 12 hours straight on this "3-MeO-PCP". <text:s/>I think this was actually weak 4-MeO-PCP, but it was definitely NOT 3-MeO-PCP */</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text:soft-page-break/>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Since birth, I have lived with prominent &lt;a href='https://www.nimh.nih.gov/health/topics/attention-deficit-hyperactivity-disorder-adhd/index.shtml' target='_blank'&gt;ADHD&lt;/a&gt;, a condition causing my body to under-employ its dopamine and noreprinephrine systems.&amp;nbsp</text:p>
      <text:p text:style-name="Standard">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text:soft-page-break/>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ive&gt; February 21, 2018: I don't remember anything about this day at all.</text:p>
      <text:p text:style-name="Standard"/>
      <text:p text:style-name="Standard">&lt;Retrospective&gt; February 23, 2018: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text:soft-page-break/>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text:soft-page-break/>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text:soft-page-break/>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text:soft-page-break/>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text:soft-page-break/>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October 28, 2018: Took like 60 mg 3-HO-PCP and smoked weed, saw a bajillion rainbow fidget spinners and got whippet euphoria for like 2-3 hours straight.</text:p>
      <text:p text:style-name="Standard"/>
      <text:p text:style-name="Standard">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text:soft-page-break/>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text:soft-page-break/>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text:soft-page-break/>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ext:soft-page-break/>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anesthesia. <text:s/>I've killed 30 flies with my bare hands in the past week. <text:s/>I have a fly problem in this house, but I don't know where. <text:s/>I can only hope they will die off soon.</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text:soft-page-break/>/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I also changed the password because it was corrupted.</text:p>
      <text:p text:style-name="Standard">UPDATE user SET authentication_string=password('woodyfence') WHERE user='root';</text:p>
      <text:p text:style-name="Standard"/>
      <text:p text:style-name="Standard">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text:soft-page-break/>/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text:soft-page-break/>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
      <text:p text:style-name="Standard">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text:soft-page-break/>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
      <text:p text:style-name="Standard">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vb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text:soft-page-break/>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5, 2019: &lt;Retrospective&gt; of 2/1/22: <text:s/>I defeated the Great Shinobi Owl in the morning while lifting weights on preworkout and 3-MeO-PCP. <text:s/>That Anesthetic album by Mark Morton came out around then, so I listened to Save Defiance and Imaginary Days while lifting and then went to play Sekiro on my ten or fifteen minute rest periods. <text:s/>Playing that game on 3-MeO-PCP was great. <text:s/>I loved crossing the cherry blossom tree bridge and ascending the castle in the sky to use lightning bolts to defeat the hydra in the clouds. <text:s/>It reminds me of my own struggle after banging the cherry blossom stripper Taylor and reascending my amphetamine castle riddled with mental imagery of beautiful women and magnificent hydras.</text:p>
      <text:p text:style-name="Standard"/>
      <text:p text:style-name="Standard">May 8, 2019: I just plugged 120 mg 2F-DCK and then 100 mg again 20 minutes later. <text:s/>I want to hole. <text:s/>I have a massive tolerance from using 3-MeO-PCP every day so idk how well this will work. <text:s/>I have <text:soft-page-break/>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text:soft-page-break/>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text:soft-page-break/>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ext:soft-page-break/>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text:p>
      <text:p text:style-name="Standard">&lt;Retrospective&gt; 2/4/2022: I had an adrenal response at the climax of that experience. <text:s/>Everything went slow motion and I saw the world with an unrivaled sense of clarity as the hallucinations completely disappeared. <text:s text:c="3"/></text:p>
      <text:p text:style-name="Standard"/>
      <text:p text:style-name="Standard">September 1, 2019: 3-MeO-PCP is great on the comedown of MDMA. The roll kinda picks back up again. Yesterday I did 2 hits of LSD and plugged copious amounts of 3-MeO-PCP. I woke up this <text:soft-page-break/>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text:soft-page-break/>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text:soft-page-break/>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UI updates</text:p>
      <text:p text:style-name="Standard">Camera movement update</text:p>
      <text:p text:style-name="Standard">RAM usage improvements</text:p>
      <text:p text:style-name="Standard">APK Expansion support</text:p>
      <text:p text:style-name="Standard">Bug fixes</text:p>
      <text:p text:style-name="Standard"/>
      <text:p text:style-name="Standard">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ext:soft-page-break/>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vb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text:soft-page-break/>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text:soft-page-break/>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text:soft-page-break/>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lt;Retrospective&gt; 2/4/2022: I'm still skeptical of the employment of my adrenal system, and that notion before was only a hypothesis. <text:s/>Most of my early notions about drugs are hypotheses as they should be.</text:p>
      <text:p text:style-name="Standard"/>
      <text:p text:style-name="Standard">When I quit amphetamine while I was still on 3-MeO-PCP, I could feel my adrenaline being released right on time. Right before that, a beautiful dark magician girl was running up to me with maniacal 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ext:soft-page-break/>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text:soft-page-break/>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ive&gt;&lt;AMP Quit Day&gt; February 21, 2020: Quit amphetamine today. <text:s/></text:p>
      <text:p text:style-name="Standard"/>
      <text:p text:style-name="Standard">&lt;Retrospective&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text:soft-page-break/></text:p>
      <text:p text:style-name="Standard">&lt;Retrospective&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text:soft-page-break/>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text:soft-page-break/></text:p>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lt;Retrospective&g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May 27, 2020: &lt;Retrospective&g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ext:soft-page-break/>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text:soft-page-break/></text:p>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like the cover of Digital Renegade by I See Stars but with pointy sunglasses came in stabbing the air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text:p>
      <text:p text:style-name="Standard">&lt;Retrospective&gt; My hypothesis was false. <text:s/>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ext:soft-page-break/>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
      <text:p text:style-name="Standard">&lt;Retrospective&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text:soft-page-break/>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text:soft-page-break/>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
      <text:p text:style-name="Standard">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text:soft-page-break/></text:p>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text:soft-page-break/></text:p>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text:soft-page-break/>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text:soft-page-break/>(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text:soft-page-break/>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text:soft-page-break/>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NRI</text:p>
      <text:p text:style-name="Standard">SRI</text:p>
      <text:p text:style-name="Standard">both sigma1 and sigma2 (ring!)</text:p>
      <text:p text:style-name="Standard">Histamines (scratchy)</text:p>
      <text:p text:style-name="Standard">Adrenaline (slowmo soup)</text:p>
      <text:p text:style-name="Standard"><text:soft-page-break/>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lt;Retrospective&gt; 2/4/2022: I probably mixed up an adrenal response for some other induction of slow motion by faster moving brain connections generated by agonizing psychedelic connections and inhibiting slower connections. <text:s/>I was out of my mind here, and my hypothesis of 4-MeO-PCP is a very good one but not definitive.</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Anon is absolutely legendary, but should’ve picked a more shitty song, perhaps spongebob?</text:p>
      <text:p text:style-name="Standard"><text:soft-page-break/></text:p>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text:soft-page-break/>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text:soft-page-break/></text:p>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text:soft-page-break/></text:p>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ext:soft-page-break/>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text:soft-page-break/>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text:soft-page-break/>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text:soft-page-break/>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text:soft-page-break/>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text:soft-page-break/>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it's a combo!}). <text:s/>I remember showing Taylor the kid across the street Too Little, Too Late (also Crystal) and jamming it to San Andreas a ton. <text:s/></text:p>
      <text:p text:style-name="Standard">&lt;Retrospective&gt; 2/4/2022: I think I listened to that Breathless song in 10th grade during my house's three month blackout. <text:s/>Of course, a lot of this journal is stream of consciousness, and when memories were rapidly coming to me I would try to enumerate them as quickly as possible.</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text:soft-page-break/>overly verbose; so I am told by relinquishing Irina's Ashes to the seller at Firelink Shrine. <text:s/>Haha, I'm a Black Mamba, but crossbreeded with spitting cobra of the Nile!</text:p>
      <text:p text:style-name="Standard"/>
      <text:p text:style-name="Standard">¡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ext:soft-page-break/>The greatest path isn't always easy, but it's always easy in the end. <text:s/>I feel zenful. <text:s/></text:p>
      <text:p text:style-name="Standard"/>
      <text:p text:style-name="Standard">Here are some apartments in midtown:</text:p>
      <text:p text:style-name="Standard">(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text:soft-page-break/></text:p>
      <text:p text:style-name="Standard">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text:soft-page-break/>However, recently much more information has come to light and i feel the community deserves to know about a group of markets and individuals that are putting the community at risk. In their short-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text:soft-page-break/></text:p>
      <text:p text:style-name="Standard"><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oft-page-break/><text:s text:c="4"/>posts, i'll leave you and won't disturb you, even i'll leave Tor</text:p>
      <text:p text:style-name="Standard"><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text:soft-page-break/>Why waste the clocks blues away when you have the colors of the white light to blossom afray? <text:s/>Lol, what do two squirrels know about the lord and savior Jesuphus?</text:p>
      <text:p text:style-name="Standard"/>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text:soft-page-break/></text:p>
      <text:p text:style-name="Standard">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text:soft-page-break/>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text:soft-page-break/>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text:soft-page-break/>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text:soft-page-break/>Ah, the space, the dream, a crossfaith running out of automation; yet in my yearning for your pleasurable company Ece, I need nothing more than the company of myself within your Onay eyes!</text:p>
      <text:p text:style-name="Standard">Beautiful confirmation, yes!</text:p>
      <text:p text:style-name="Standard">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text:soft-page-break/>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text:soft-page-break/>It finally becomes clear to them.</text:p>
      <text:p text:style-name="Standard">Oh I'm sorry</text:p>
      <text:p text:style-name="Standard">IT ONLY AFFIRMS THEIR OWN STUPIDITY*</text:p>
      <text:p text:style-name="Standard">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lt;Retrospective&gt; 2/5/2022: My crazy thoughts during this time have lots of speculation that I don't believe are true. <text:s/>My rambling hypotheses on the pharmacology 5-MeO-DMT don't actually appear to have any merit.</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text:soft-page-break/></text:p>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text:soft-page-break/>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text:soft-page-break/>I don't wanna do some shit like that. <text:s/>I don't listen to anyone. <text:s/>I quit god long ago. <text:s/>I wish the best for everyone!</text:p>
      <text:p text:style-name="Standard"/>
      <text:p text:style-name="Standard">Pussy holes lol</text:p>
      <text:p text:style-name="Standard">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text:soft-page-break/>In my present position I could scarcely be justified were I to omit raising a warning voice against this approach of returning despotism.</text:p>
      <text:p text:style-name="Standard"/>
      <text:p text:style-name="Standard">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text:soft-page-break/>an arc next to it, and below this is a solar eclipse with the sun shining below the right of the moon; text lies right of this, and it scribbles into a last line that is faded and nigh illegible. <text:s/>n is the first letter there, 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I always follow a righteous path.</text:p>
      <text:p text:style-name="Standard"/>
      <text:p text:style-name="Standard"><text:soft-page-break/>One must share a meaning of life with the universe to truly know the Earth's revolution. <text:s/>Lol, I forgot to take off that condom until I got home. It just kinda felt natural ya know?</text:p>
      <text:p text:style-name="Standard"/>
      <text:p text:style-name="Standard">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text:soft-page-break/>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What was I thinking? <text:s/>I had a girlfriend! <text:s/>My girlfriend was Vivian Lu (for 3 weeks and 2 weeks in person in 7th grade and 9th grade), and then we had a long distance relationship for like 3 months. <text:s/>It was great!</text:p>
      <text:p text:style-name="Standard"/>
      <text:p text:style-name="Standard"><text:soft-page-break/>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text:soft-page-break/>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while listening to Enclave by Sonic Syndicate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
      <text:p text:style-name="Standard">I</text:p>
      <text:p text:style-name="Standard">In your life you say that I bring panic</text:p>
      <text:p text:style-name="Standard">I</text:p>
      <text:p text:style-name="Standard"><text:soft-page-break/>Oh and you still know what I can</text:p>
      <text:p text:style-name="Standard">I</text:p>
      <text:p text:style-name="Standard">And that you had old</text:p>
      <text:p text:style-name="Standard">He now lives in a vacuum</text:p>
      <text:p text:style-name="Standard">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text:soft-page-break/>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get people to sprinkle cash into a video game. The fun of a game is in the power of the player, and sexy anime girls with water guns is almost never a bad idea.</text:p>
      <text:p text:style-name="Standard"/>
      <text:p text:style-name="Standard"><text:soft-page-break/>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text:soft-page-break/>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Bug fixes</text:p>
      <text:p text:style-name="Standard">Optimizations</text:p>
      <text:p text:style-name="Standard"/>
      <text:p text:style-name="Standard"><text:soft-page-break/>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ext:soft-page-break/>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
      <text:p text:style-name="Standard">About 25 minutes later, I'm still coming up, feeling stuck in place, looking around everywhere, looking at the ground, and feeling pretty demotivated. <text:s/>It's also difficult for me to type correctly. <text:s/>My head <text:soft-page-break/>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
      <text:p text:style-name="Standard">I remember one time I blacked out in 2nd grade, and then I blacked in with my eyes closed, bouncing up and down in my chair, and humming the Christmas song Dashing Through the Snow as loudly as I <text:soft-page-break/>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January 30, 3021: I counted to 670 in my head today because I was bored. <text:s/>That beats my previous record of 600 when I was a kid standing on the edge of the porch counting as long as I could! <text:s/>I'm <text:soft-page-break/>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ive&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ook my hand towel and put it back in that time frame. <text:s/>The government is also still watching me. <text:s/>I'm not going to play their games. <text:s/>I'ma live my life.</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February 22, 2021: I'ma ask to try Desoxyn next time I wanna fix my ADHD with health insurance. <text:s/>I wanna see how it benefits me. <text:s/>If I don't like it, I'ma stick with Evekeo. <text:s/>That's how I want to medicate <text:soft-page-break/>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
      <text:p text:style-name="Standard"><text:soft-page-break/>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p.m. <text:s/>I had been having acetylcholine visuals and smoking weed from my bong a little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He charged right through me, then I turned and watched him dance and fade smoothly into my backpack in the corner. <text:s/>I actually picked up the backpack and looked behind it because it was so realistic, and I saw nothing. <text:s/>I then sat down and within a minute, I saw about 40 realistic black and very slightly rainbow black widow spiders charging me from all sides in waves for about an entire hour. <text:s/>Each wave took about one or two seconds to reach me before they instantly reappeared back from the wall about four meters away. <text:s/>They were each about a half meter in diamete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Some of the hallucinations were probably my M1 muscarinic receptor being dogged by excessive dopamine output: https://www.researchgate.net/publication/5328973_Blockade_of_M1_muscarinic_acetylcholine_receptors_modulates_the_methamphetamine-induced_psychomotor_stimulant_effect</text:p>
      <text:p text:style-name="Standard"/>
      <text:p text:style-name="Standard">&lt;AMP Quit Day&gt; March 3, 2021: <text:s/>7:00 a.m. - I saw a 2D (but sometimes morphing in 3D ways) black entity in my carpet reminiscent of a cartoon 30's gangster I decided to call Mr. Homie. <text:s/>He had a suit, hat, and flat top sunglasses, and was about 20-25 cm tall. <text:s/>Mr. Homie had the power to paint 40+ variations of something onto my vision, and by that I mean he reacted to the things being painted, and he also reacted to me. <text:s/>He appeared to be some kind of cerebral cortex manifestation reacting to my normal prefrontal cortex thoughts as I walked around my apartment. <text:s/>I remember seeing a Salamence before it was butchered and transfigured into something homosexual and violent. <text:s/>The gay stuff was something like Meatwad from Aqua Teen shaking his ass in the intro of the last season of Aqua Teen, or it could be two shadow dudes/animals/monsters fucking. <text:s/>I hypothesize there are some connections in my brain that are opened by a lack of choline driven by the M1 receptor I mentioned, allowing the cerebral cortex to bring info from the hippocampus and place it into the ocular <text:s/>electrical feed before it arrives at the prefrontal cortex for analysis. <text:s/>It could feed memories like hold up a cheeseburger to show me I should eat because my body was hungry. <text:s/></text:p>
      <text:p text:style-name="Standard">I was very noticeably surprised and astonished by my hallucinations at every turn. <text:s/>Because of this surprising result, it looks like GABA neurons can become addicted to one's own dopamine supply, and it is known that GABA withdrawal can be deadly. <text:s/>Everywhere I looked, spiders and bugs were already there, and they were realistic 3D moving entities. <text:s/>These entities were up to a meter in diameter. <text:s/>They were formed of swirling black lines, some small enough to create a realistic entity while others were meter wide chaotic swirling lines. <text:s/>I could not hear them; lack of glutamate allows that auditory <text:soft-page-break/>hallucinatory connection to come to my prefrontal cortex if I'm to believe my many dissociative experiments. <text:s/>Alternatively, perhaps severing some other connection makes it impossible to hallucinate many sound frequencies at all. <text:s/>Mr. Homie was working to scare me because I fucked my my amp shit and fucked myself over with meth, but I can't be scared. <text:s/>Mr. Homie kept taunting me, laughing, and making gay shadow caricatures. <text:s/>These hallucinations lasted about 24 hours as the dopamine probably had no natural mechanism to be removed from its destructive, unnatural place in various acetylcholine and hormonal synapses. <text:s/>It took until about 7:00 a.m. the next day for the hallucinatory experience to be over. <text:s/>I actually felt mostly fine after the experiment, but that damage is definitely irreversible.</text:p>
      <text:p text:style-name="Standard">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chemicals and lingered in my bathroom for a few days. <text:s/>The acetylcholine problem snuck up on me again like when I tried using MDA to fix immediate amphetamine withdrawal, but this time I wasn't plagued with suicidal thoughts, and the hallucinations were different. <text:s/>Dopamine overflows into serotonin, acetylcholine, and finally, adrenal receptors to try to safely displace the excess dopamine. <text:s/>Various other mechanisms like hormones for human growth and child bearing are likely affected too. <text:s/>If you continue to use meth after having a pissed off adrenal hallucination, I'm sure the hallucinations become gigantic and you die in slow motion. <text:s/></text:p>
      <text:p text:style-name="Standard">&lt;Retrospective&gt; 1/15/22: Methamphetamine appeared to have NET properties since it burned me over my whole body like 4-HO-MET and like experiences people describe from cocaine. <text:s/>It lacks the necessary dopamine inhibiting function which amphetamine possesses, and I think this leads to the poisonous feeling even in small amounts. <text:s/>Perhaps eventually the excess dopamine flows into the dopamine inhibiting mechanism, providing a false sense of security like when the unnatural, dopaminergic acetylcholine action brings a false sense of calmness to the experience. <text:s/>Before I started hallucinating, the frequencies of sound I could hear were altered to make everything sound like it was coming from a tin drum. <text:s/>It doesn't appear suitable for use by anyone except folks in a warzone.</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
      <text:p text:style-name="Standard">&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text:soft-page-break/></text:p>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text:soft-page-break/>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text:soft-page-break/>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ext:soft-page-break/>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text:soft-page-break/></text:p>
      <text:p text:style-name="Standard">It's been 15 minutes or something now. It's still hard to catch my breath. I really want 3-MeO-PCP. <text:s/>I just have to abstain now and I'll be fine. <text:s/></text:p>
      <text:p text:style-name="Standard"/>
      <text:p text:style-name="Standard">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text:soft-page-break/>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text:soft-page-break/>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text:soft-page-break/></text:p>
      <text:p text:style-name="Standard">I'm going to introduce crouching in Prophet Launcher 3D, then I'm going to clone it, and work on a survival horror fps. <text:s/></text:p>
      <text:p text:style-name="Standard"/>
      <text:p text:style-name="Standard">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lt;Retrospective&gt; 2/2/2022: I started marathon watching Forensic Files at this time in my life. <text:s/>It felt like the TV watching and working aspects of 2-FMA stayed with me even after only those couple weeks. <text:s/>I had a blast lying in bed watching Forensic Files all day and continuing work on For My Aspect. <text:s/>I was so engrossed into the show. <text:s/>I'll have to try 2-FMA again.</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text:soft-page-break/>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text:soft-page-break/>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text:soft-page-break/>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text:soft-page-break/>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text:soft-page-break/>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text:soft-page-break/>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text:soft-page-break/>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text:soft-page-break/>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text:soft-page-break/>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text:soft-page-break/>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text:soft-page-break/>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ext:soft-page-break/>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ext:soft-page-break/>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text:soft-page-break/>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ext:soft-page-break/>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text:soft-page-break/>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ext:soft-page-break/>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text:soft-page-break/>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text:soft-page-break/></text:p>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text:soft-page-break/>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text:soft-page-break/>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text:soft-page-break/>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text:soft-page-break/>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text:soft-page-break/>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text:soft-page-break/>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text:soft-page-break/>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text:soft-page-break/>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text:soft-page-break/>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text:soft-page-break/>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Because of the massive stalking surrounding me, everything must be done by a WHITE DOCTOR not affiliated with the military or any sort of gang.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text:soft-page-break/>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text:soft-page-break/>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text:soft-page-break/>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text:soft-page-break/>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text:soft-page-break/>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text:soft-page-break/>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text:soft-page-break/>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text:soft-page-break/>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text:soft-page-break/>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List 1. Notes of a Prophecy: Who Broke the Hoover Dam House? - Rasco and the Rats of Nimh</text:p>
      <text:p text:style-name="Standard">2. Aristocratic Rain of Hellfire on the Proletariat - Pink Eye</text:p>
      <text:p text:style-name="Standard">3. Aiding the Native American Anne Frank - Casa Bonita</text:p>
      <text:p text:style-name="Standard">4. Eichmann's Technological Tenement Trap - Super Fun Time</text:p>
      <text:p text:style-name="Standard">5. New Gilded Age of Illusory Maintenance for Psychopaths - City Sushi</text:p>
      <text:p text:style-name="Standard">6. Defined Wonder, Weapons Cast to Starve the Artist - Dead Hobo</text:p>
      <text:p text:style-name="Standard">7. The Final Solution - Kenny Dies</text:p>
      <text:p text:style-name="Standard">8. Frankly, My Deer - The Gang Gets Extreme: Home Makeover Edition</text:p>
      <text:p text:style-name="Standard"/>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For Whom Does the Love of My Trophy Toll? - Love Thy Trophy</text:p>
      <text:p text:style-name="Standard">I'm Not Sure How This Has No Relation to Penn State - Idiocracy</text:p>
      <text:p text:style-name="Standard">Phase 2 of the Joke: Loosly Leaving a Future Calling Pussy Villages of Underpants Bitches - Tweek</text:p>
      <text:p text:style-name="Standard">American Horror Story: Extended Stay Asylum - Insane in the Mainframe</text:p>
      <text:p text:style-name="Standard">Aiding Jared's Finale is Left Hanging - Jared Has Aides</text:p>
      <text:p text:style-name="Standard">Once Upon A Time, I Read the Ending First - A Woodland Critter Christmas</text:p>
      <text:p text:style-name="Standard">Woah Man, Just... - Night of the Living Homeless</text:p>
      <text:p text:style-name="Standard">Candy Crush Could Crush the Castle - Placebo Effect</text:p>
      <text:p text:style-name="Standard">Have Courage to Face Down Lingering Reflections - Queen of the Black Puddle</text:p>
      <text:p text:style-name="Standard">Steadfast Reflections of a Hydra Ridden, Filtered Atmosphere - Blue Eyes Ultimate Dragon</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text:soft-page-break/>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text:soft-page-break/>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List 1. Tourettes - the same unknown STD as me?</text:p>
      <text:p text:style-name="Standard">2. Schizophrenia - Epstein-Barr herpes (https://en.wikipedia.org/wiki/ Epstein%E2%80%93Barr_virus#History) {maybe this is my STD}</text:p>
      <text:p text:style-name="Standard">3. Tay-Sach's - Tuberculosis</text:p>
      <text:p text:style-name="Standard">4. Niemann-Pick - Ebola and Marburg</text:p>
      <text:p text:style-name="Standard">5. Congenital disorder of glycosylation 2b - viruses</text:p>
      <text:p text:style-name="Standard">6. 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text:soft-page-break/>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gold splash with rainbow fringes of big half meter diameter solid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text:soft-page-break/>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is a list of some more 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List 1. The Texas Chainsaw Massacre 2 (1986 {can't unsee that chilly, stretched out whore of a chainmail story on my L.A.M.P. stack})</text:p>
      <text:p text:style-name="Standard">Friday the 13th Part 6: Jason Lives</text:p>
      <text:p text:style-name="Standard">Case Closed</text:p>
      <text:p text:style-name="Standard"><text:s/>The Moonlight Sonata Murder Case</text:p>
      <text:p text:style-name="Standard"><text:s/>Footsteps of the Hero </text:p>
      <text:p text:style-name="Standard">South Park</text:p>
      <text:p text:style-name="Standard"><text:s/>Butters' Very Own Episode </text:p>
      <text:p text:style-name="Standard"><text:s/>The Poor Kid (STD test tubes of bloody jailhouse needlebait)</text:p>
      <text:p text:style-name="Standard"><text:s/>W.T.F. </text:p>
      <text:p text:style-name="Standard"><text:soft-page-break/><text:s/>Up the Down Steroid</text:p>
      <text:p text:style-name="Standard"><text:s/>Good Times With Weapons (ninja STD and childhood dextroamphetamine stuck in my eye)</text:p>
      <text:p text:style-name="Standard"><text:s/>Crack Baby Athletic Association (parental ADHD Adderall Basketball with excess cracked up and dopaminergic dextroamphetamine followed by college basketball and STD basketball)</text:p>
      <text:p text:style-name="Standard"><text:s/>Jewpacabra</text:p>
      <text:p text:style-name="Standard"><text:s/>Poor and Stupid (Patricia's NASCAR Basketball son might sit on the windsill)</text:p>
      <text:p text:style-name="Standard">It's Always Sunny in Philadelphia (where the weirdest part is my mom's detested high school nickname was Patty)</text:p>
      <text:p text:style-name="Standard"><text:s/>Mac and Dennis Move to the Suburbs (who made whose maximum overdrive?)</text:p>
      <text:p text:style-name="Standard"><text:s/>The Great Recession (DopAmine {Dee} and Busters)</text:p>
      <text:p text:style-name="Standard"><text:s/>White Trash (who is hogging all the logs of my ADHD predecessors?)</text:p>
      <text:p text:style-name="Standard"><text:s/>Reynolds vs. Reynolds - The Cereal Defense (+1 to Vanity skill, -1 to Extroversion skill, -1 to Stability, these are genetic tradeoffs if I breed with a woman; the government evolved my saintly mother into a "stupid bitch" by withholding vital medical information about ADHD)</text:p>
      <text:p text:style-name="Standard"><text:s/>Mac and Dennis - Manhunters (my mom drunk me that NMDA yogurt up my amped up ass)</text:p>
      <text:p text:style-name="Standard"><text:s/>Gun Fever Still Too Hot (no guns, no beer, money is the most dangerous modern weapon for the most dangerous game: baring a man of all his money; drugs are a good metaphor for guns)</text:p>
      <text:p text:style-name="Standard"><text:s/>The Gang Reignites the Rivalry (Nobody told my mom proper medical disclosures about ADHD and "Riterall")</text:p>
      <text:p text:style-name="Standard"><text:s/>Pop-Pop: The Final Solution (when did the charred, vietcharlie Atlantian Neo Nazi Nagger Society and co pull the plug on me? <text:s/>July 2020, August 2018, May 2014, November 2006?)</text:p>
      <text:p text:style-name="Standard"><text:s/>Wolf Cola: A Public Relations Nightmare (mosquitoes from The Texas Chainsaw Massacre 2's Mesquite High STD School are bigger terrorists than Bo Co Haram's men in black and wild "mad dog" humans)</text:p>
      <text:p text:style-name="Standard"><text:s/>Charlie Gets Crippled (how about DAT: targeting "legal meat" people like drug addicts and misusing ADHD meds like D-amphetamine are crutches)</text:p>
      <text:p text:style-name="Standard">Courage the Cowardly Dog</text:p>
      <text:p text:style-name="Standard"><text:s/>Human Habitrail (I too once ran in a wheel)</text:p>
      <text:p text:style-name="Standard"><text:s/>Everyone Wants to Direct </text:p>
      <text:p text:style-name="Standard"><text:s/>The Great Fusilli</text:p>
      <text:p text:style-name="Standard">Futurama</text:p>
      <text:p text:style-name="Standard"><text:s/>Space Pilot (my robotic laser light show of natural PCP2 and NMDA inhibition is pretty)</text:p>
      <text:p text:style-name="Standard"><text:s/>A Tale of Two Santas (I don't bullshit very well with my paradox absorbing chromosomes)</text:p>
      <text:p text:style-name="Standard"><text:s/>The Birdbot of Ice Catraz</text:p>
      <text:p text:style-name="Standard"><text:s/>Parasites Lost (my naturally inhibiting PCP2 "worms" were given to me by my motherly ancestor)</text:p>
      <text:p text:style-name="Standard">Family Guy</text:p>
      <text:p text:style-name="Standard"><text:s/>E. Peterbus Unum (I'm digging an in ground, natural PCP2 pool)</text:p>
      <text:p text:style-name="Standard"><text:s/>Death is a Bitch (funny how holding a blue and gold lamp splashes a 3D array of light wavelengths into my world in the form of angel women)</text:p>
      <text:p text:style-name="Standard"><text:s/>Stewie B. Goode ()</text:p>
      <text:p text:style-name="Standard">Drake &amp; Josh</text:p>
      <text:p text:style-name="Standard"><text:s/>The Theater Thug (woah, just take it ESi, man)</text:p>
      <text:p text:style-name="Standard"><text:s/>Pool Shark</text:p>
      <text:p text:style-name="Standard">ChaoS;HEAd</text:p>
      <text:p text:style-name="Standard"><text:s/>Contact</text:p>
      <text:p text:style-name="Standard">Bleach </text:p>
      <text:p text:style-name="Standard"><text:s/>Byakuya Bankai</text:p>
      <text:p text:style-name="Standard">Future Diary</text:p>
      <text:p text:style-name="Standard"><text:s/>Family Plan (I'm still digging this hole with my inhibited PCP2 and NMDA angel girl)</text:p>
      <text:p text:style-name="Standard"><text:soft-page-break/>Killing Spree</text:p>
      <text:p text:style-name="Standard"><text:s/>Killing Spree VII</text:p>
      <text:p text:style-name="Standard">Castle by Oscar Johansson</text:p>
      <text:p text:style-name="Standard"><text:s/>Castle III Part B</text:p>
      <text:p text:style-name="Standard">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text:soft-page-break/>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lt;Retrospective&gt; 1/20/2022: I read about Havana Syndrome where people heard an intense and painful sound. <text:s/>I remember some girl in the strip club asking if I liked girls from Cuba with a strange smile like she knew something but wasn't going to tell me. <text:s/>Some black dude was alone outside standing in a parking lot and talking on the phone saying, "News travels fast." <text:s/>I know these jokers that use sadistic drugs like to direct sadistic "movies" using the people around them. <text:s/>Perhaps the Bloods gang have finally developed a focused sound weapon tuned to a frequency only I could hear and not my dog, or perhaps somehow the sound or radio waves were focused only toward me while being unable to penetrate the walls around me. <text:s/>I suspect they have me on microphone while they pretend to listen and stalk me from the next room. <text:s/>That fat lady Michelle also sadistically narrowed her eyes and said, "Are you listening to me?" <text:s/>It could be another problem with my disorder, but maybe it's not. <text:s/>The problem is that with the far reaching effects of my disorder, I remain an uncertain test subject without a second example, which is a reason to pick me for such an experiment. <text:s/>I think perhaps the government or Bloods gang is targeting people with mental disorders for weapons experiments, which is why about one thousand people have just now experienced this. <text:s/>I haven't heard any sounds since that sixth night where I heard screaming voices and the pretty rainbow caricature of the stripper Taylor say, "We're going to have so much fun together!" <text:s/>I think someone did test some weapon on me. <text:s/>It was a very strange incident, but then again so was the vision of a white portal to the stairwell that would be reactionary if it was a weapons test. <text:s/>I can't say for sure.</text:p>
      <text:p text:style-name="Standard"/>
      <text:p text:style-name="Standard">December 20, 2021: 7:14 p.m. - Here is a list of my favorite song allegories to my neural fading caused by ADHD and a hidden STD situation in a simple list for easy viewing:</text:p>
      <text:p text:style-name="Standard">List 1. I Die in Degrees - All That Remains : This Darkened Heart</text:p>
      <text:p text:style-name="Standard">Archangel - Call of Duty Black Ops II Zombies</text:p>
      <text:p text:style-name="Standard">10 Years Today - Bullet For My Valentine</text:p>
      <text:p text:style-name="Standard">The Kaleidoscopic God - Scar Symmetry : Pitch Black Progress</text:p>
      <text:p text:style-name="Standard">As You're Falling Down - Escape the Fate</text:p>
      <text:p text:style-name="Standard">Your World on Fire - In Fear and Faith</text:p>
      <text:p text:style-name="Standard">Second Chances - LoveHateHero</text:p>
      <text:p text:style-name="Standard">My Frailty - After the Burial</text:p>
      <text:p text:style-name="Standard">Bleeding Mascara - Atreyu : The Curse</text:p>
      <text:p text:style-name="Standard">Trigger - In Flames</text:p>
      <text:p text:style-name="Standard">Natural Born Chaos - Soilwork : Natural Born Chaos</text:p>
      <text:p text:style-name="Standard">Blind Eye Halo - Soilwork : Stabbing The Drama (STD)</text:p>
      <text:p text:style-name="Standard">Phantom Self - Sepultura</text:p>
      <text:p text:style-name="Standard">2012 - The Word Alive</text:p>
      <text:p text:style-name="Standard"><text:soft-page-break/>Anything to Numb - Varials</text:p>
      <text:p text:style-name="Standard">#FUCK - Nova Prospekt</text:p>
      <text:p text:style-name="Standard">Chasing Death - Slayer</text:p>
      <text:p text:style-name="Standard">Human Strain - Slayer (human Stretch!)</text:p>
      <text:p text:style-name="Standard">Try to Be Me - Tribal Ink</text:p>
      <text:p text:style-name="Standard">Ignition - Trivium</text:p>
      <text:p text:style-name="Standard">Suffocating Sight - Trivium</text:p>
      <text:p text:style-name="Standard">Obliviate - That's Outrageous (fuck the next song Vyvanse Trance)</text:p>
      <text:p text:style-name="Standard">2012 - The Word Alive</text:p>
      <text:p text:style-name="Standard">reDestructDead - Mercenary</text:p>
      <text:p text:style-name="Standard">We Will All Evolve - Our Last Night</text:p>
      <text:p text:style-name="Standard">Hollow Bastion - Defiler</text:p>
      <text:p text:style-name="Standard">Toxicity - System of a Down</text:p>
      <text:p text:style-name="Standard">Du Hast - Rammstein (music video)</text:p>
      <text:p text:style-name="Standard">Feuer Frei - Rammstein</text:p>
      <text:p text:style-name="Standard">The Final Episode - Asking Alexandria : Stand Up and Scream</text:p>
      <text:p text:style-name="Standard">15 Pieces of Flare - The Amity Affliction : Youngbloods</text:p>
      <text:p text:style-name="Standard">Blind - Korn</text:p>
      <text:p text:style-name="Standard">What's Left of Me - blessthefall : Witness</text:p>
      <text:p text:style-name="Standard">Carrion - Call of Duty: Black Ops II</text:p>
      <text:p text:style-name="Standard">Second &amp; Sebring - Of Mice and Men</text:p>
      <text:p text:style-name="Standard">Fuck Love - All That Remains : Victim of the New Disease</text:p>
      <text:p text:style-name="Standard">512 - Lamb of God</text:p>
      <text:p text:style-name="Standard">Mute - Blaqk Audio</text:p>
      <text:p text:style-name="Standard">Santa's Pissed - Motionless in White (5 severed ADHD meds - d/l methamp, solo d-amp, d/l methylphenidate)</text:p>
      <text:p text:style-name="Standard">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text:soft-page-break/>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insider" knowledge here mocks me, but it also helps me easily make my case about ADHD in a way that sticks around with people forever. <text:s/></text:p>
      <text:p text:style-name="Standard">Strange ADHD things I need info on that would frequently be useful:</text:p>
      <text:p text:style-name="Standard">List 1. The sky blue air wires </text:p>
      <text:p text:style-name="Standard"><text:tab/>Cholinergic? <text:s/></text:p>
      <text:p text:style-name="Standard"><text:tab/>They weren't blue when I was a kid. <text:s/>They were rainbow, and sometimes they still are. <text:s/></text:p>
      <text:p text:style-name="Standard"><text:tab/>3D air illusions are much rarer. <text:s/></text:p>
      <text:p text:style-name="Standard"><text:tab/>I feel extreme wonder when seeing this. <text:s/>It's very mesmerizing.</text:p>
      <text:p text:style-name="Standard"><text:tab/>Evolutionary benefit: mental entertainment?</text:p>
      <text:p text:style-name="Standard">2. The solid, bright, blood red ground paintings </text:p>
      <text:p text:style-name="Standard"><text:tab/>I felt a fondness for the thought of defeating an enemy <text:s/></text:p>
      <text:p text:style-name="Standard"><text:tab/>Perhaps it can enhance physical power by removing certain physical limitations present in safe conditions.)</text:p>
      <text:p text:style-name="Standard"><text:tab/>Perhaps it can enhance physical power by somehow extending or recycling the extremely limited adrenal system in battle</text:p>
      <text:p text:style-name="Standard"><text:tab/>Evolutionary benefit: fighting</text:p>
      <text:p text:style-name="Standard">3. The solid, crimson red square wall paintings that fell like they were gravitating</text:p>
      <text:p text:style-name="Standard"><text:tab/>Probably separate from those paintings on the floor. <text:s/></text:p>
      <text:p text:style-name="Standard"><text:tab/>I don't recall emotional content or logical thought.</text:p>
      <text:p text:style-name="Standard"><text:tab/>Evolutionary benefit: Watching porn and other media makes me think straight sexual intercourse since it's like a woman's period?</text:p>
      <text:p text:style-name="Standard">4. The PCP2 numbing hallucinations </text:p>
      <text:p text:style-name="Standard"><text:tab/>Rainbow mind's eye wires</text:p>
      <text:p text:style-name="Standard"><text:tab/>Happiness</text:p>
      <text:p text:style-name="Standard"><text:tab/>Laughter</text:p>
      <text:p text:style-name="Standard"><text:tab/>Counteracts amphetamine addiction</text:p>
      <text:p text:style-name="Standard"><text:tab/>Evolutionary benefit: mental entertainment, quicker processing of visual input? (https://www.jneurosci.org/content/28/36/8873)</text:p>
      <text:p text:style-name="Standard"><text:soft-page-break/>5. The NMDA numbing hallucinations</text:p>
      <text:p text:style-name="Standard"><text:tab/>The white light like a full moon in the mind's eye</text:p>
      <text:p text:style-name="Standard"><text:tab/>Solid color lattices and other shapes like squares</text:p>
      <text:p text:style-name="Standard"><text:tab/>Evolutionary benefit: a mental fence from external threats, mental entertainment?</text:p>
      <text:p text:style-name="Standard">6. The solid, bright, sun yellow spots with rainbow traces when I woke up a few weeks ago</text:p>
      <text:p text:style-name="Standard"><text:tab/>It could be related to moving human limbs faster for running or drum playing.</text:p>
      <text:p text:style-name="Standard"><text:tab/>It could be glutaminergic. <text:s/>I didn't have much time to take this in.</text:p>
      <text:p text:style-name="Standard"><text:tab/>Evolutionary benefit: running down a goal like food (or amphetamine in my case) just like the cheetah</text:p>
      <text:p text:style-name="Standard">7. The silencing of the spoken lies around me as I screamed out my own</text:p>
      <text:p text:style-name="Standard"><text:s text:c="2"/>This happened at Publix only one time</text:p>
      <text:p text:style-name="Standard"><text:s text:c="2"/>Evolutionary benefit: protecting my brain from the lies like that song Mute by Blaqk Audio while warding off enemies</text:p>
      <text:p text:style-name="Standard">8. My broken DAT system and likely broken NET system</text:p>
      <text:p text:style-name="Standard"><text:tab/>Social interaction problems</text:p>
      <text:p text:style-name="Standard"><text:tab/>Speech impediments</text:p>
      <text:p text:style-name="Standard"><text:tab/>Evolutionary benefit: independent work</text:p>
      <text:p text:style-name="Standard">9. The changes in my body as the government sponsored torture system here at ESA progresses: my heels and the acidic throw up</text:p>
      <text:p text:style-name="Standard"><text:tab/>I suspect addition of adrenal heel resources and removal of transporters to make adrenal room</text:p>
      <text:p text:style-name="Standard">10. The details of the adrenal system in relation to other items above for moving the brain faster and for moving the body faster</text:p>
      <text:p text:style-name="Standard">/* &lt;Retrospective&gt; 1/31/2022: What do these things mean for making love, talking, other interactions with women? */</text:p>
      <text:p text:style-name="Standard"/>
      <text:p text:style-name="Standard">Other things I want details on in relation to my ADHD disorder that are supposed to be buried by my amphetamine schedule:</text:p>
      <text:p text:style-name="Standard">Black cholinergic floor textures</text:p>
      <text:p text:style-name="Standard"><text:tab/>I saw a forward flowing river of like 40 variations of the capital letter A in the ZBT hallway. <text:s/>They were embedded and flowed from my feet twenty feet down the hallway and turning right into the stairwell.</text:p>
      <text:p text:style-name="Standard"><text:tab/>It seemed like a manifestation of my overall will for the future.</text:p>
      <text:p text:style-name="Standard">A poetic writing tendency </text:p>
      <text:p text:style-name="Standard"><text:tab/>I found this in the depths of my disorder notably in June 2017, March 2018, and August 2020</text:p>
      <text:p text:style-name="Standard"><text:tab/>My desire to create poetry has decreased as I medicate with amphetamine</text:p>
      <text:p text:style-name="Standard"><text:tab/>Appears unrelated to poetic tendencies from other things like ketamine</text:p>
      <text:p text:style-name="Standard"><text:tab/>I think people in the music industry somehow abuse meth and destroy their own cells to find this </text:p>
      <text:p text:style-name="Standard"><text:tab/>Perhaps this could be explained by something found in alcohol and Edgar Allen Poe, or perhaps this is related to the ketamine mechanism</text:p>
      <text:p text:style-name="Standard"/>
      <text:p text:style-name="Standard">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text:soft-page-break/>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he higher ratio of levoamphetamine should make sure "the food plate gets licked clean" and prevent ADHD children from being "dog dicks" in neural disequilibrium. <text:s/>Also, ADHD causes certain social 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text:p text:style-name="Standard">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text:p text:style-name="Standard"/>
      <text:p text:style-name="Standard">December 25, 2021: 7:29 a.m. - <text:s/>As the Nazis retreated to Berlin in WWII, they infamously burned their critical infrastructure like bridges and weapons plants to slow down the Allied Powers in their advance. <text:s/>This is just like the whole government and gangs fucking up everything in my life as they realize the potential for their charades to be exposed and destroyed. <text:s/>Hunter Biden, son of Joe Biden who looks like a cokehead, smokes crack with prostitutes. <text:s/>I have made no progress in my life even though I'm the only one as far as I can see in publicly recorded history with this disorder. <text:s/>My bridges have all been burned by these American Nigger Nazis of the Atlantian Nigger Society. </text:p>
      <text:p text:style-name="Standard">8:25 a.m. - ESA has been trying to kick me out without an eviction for a bit now. <text:s/>I've told at least three different people they will have to file a formal notice of eviction with the courts, and they ignore my request every time. <text:s/>I told Mark Tommy, Natasha, and some other black dude. <text:s/>They didn't even wear masks with the Omicron resurgence of COVID in 2021 despite the mayor's mask mandate resurfacing four days ago. <text:s/>They complained to me about the mask thing back when I was relying on my initial immunity from March to June last year. <text:s/>They want to kick me out onto the street with my ADHD mental retardation, an unknown STD from their gang, and COVID-21 tearing apart the worldwide community. <text:s/>I expect they'll play this game again as soon as I leave here. <text:s/>Without a doubt, they will isolate and harass someone again while claiming they are snowflakes who can't handle screams from horror movies bleeding into the hallway a little bit. <text:s/>They're here knocking on my door, but they still have to file an eviction notice.</text:p>
      <text:p text:style-name="Standard">9:57 a.m. - I'm still working on a story concerning a Satanic cult controlling a wintry motel in Fluorescent Mountain in Alaska. <text:s/>I think my recent analyses of Nazi Germany and modern America will help.</text:p>
      <text:p text:style-name="Standard">3:22 p.m. - I suspect since the Bloods gang here has the jail in their control, they do not fear repercussions for sadistically harassing their fellow citizens. <text:s/>I'm not a fan of communism, but why am <text:soft-page-break/>I not addressed relatively respectfully as something like "Citizen Joseph"? <text:s/>I believe in sustainably working for your fair share and supporting those who can't. <text:s/>I've had my faults in the past, but I've more than made up for improving my mental health and bolstering the wellness of people around me despite their antagonism the last few years. <text:s/>Yet here I am trapped in a motel owned by gangs and stalked up and down the street as every business I enter is filled with these same harassers. <text:s/>People throw pennies at me and laugh just like the brother of that kid I played with down the street at Mooney Lake when I was 10. <text:s/>My mom told me to go look for friends, and I found some friends, but that guy Tate and his older friends started smoking weed and getting involved with gangs at age 14 while I was 10. <text:s/>I broke off my friendship from them when we were having a rock war, and they wouldn't stop throwing rocks at me when I asked them for a ceasefire. <text:s/>They just kept pummeling me and laughing. <text:s/>I left and never came back even though we were friends for like a year or so. <text:s/>His mom had some drug and domestic abuse problems with her drug dealer husband. <text:s/>It was kinda sad, but I was still on Adderall so I sure didn't want to get involved with more drugs back then. <text:s/>Taking my 6th grade drug education class inspired me to try as hard as I could to convince my mom to pull me off Adderall. <text:s/>I stopped for a day, and quit because I noticed my emotions coming out. <text:s/>I told my mom I wanted to quit because I thought I didn't have ADHD and was just being placated. <text:s/>I specifically said, "It is suppressing my emotions." <text:s/>It took a day or two of convincing, but she took me off it. <text:s/>The results weren't great, and I don't remember the time too well. <text:s/>I got my first F in my English class that next semester. <text:s/></text:p>
      <text:p text:style-name="Standard">10:36 p.m. - Thinking about burying the devil of devilish drugs like the excessively dopaminergic dextroamphetamine for people who don't have the biological prerequisites to sustain it, I find an analogy in all the dogs from 102 Dalmatians getting rid of dog hoarder Cruella Deville. <text:s/></text:p>
      <text:p text:style-name="Standard"/>
      <text:p text:style-name="Standard">December 26, 2021: 2:29 p.m. - Last night at about 10 p.m., demonic faces and creatures like foxes and stuff like Yugioh monsters were creeping toward me from the dark recesses of my room. <text:s/>It vaguely reminds me of times I had at night when I was a kid. <text:s/>I saw an orange fox like the Firefox logo but lying down straight and showing a toothy grin on a box two meters from my bed where I lay. <text:s/>It was formed from an orange rhombus with "HP" written on the top right. <text:s/>Sometimes I was surprised by the visual noise so much I made an audible "Oh" like when Bubba is leaning off the railing near the end of The Texas Chainsaw Massacre 2. <text:s/>Perhaps the grandma lady at the end with white hair and the steel ball above her head is reminiscent of an ADHD woman who died back in the 70's. <text:s/>It can also mean lots of other things like a real life family's grandmother, alcohol's fat hoggish range of effects including mild glutaminergic effects at high doses, ketamine, serotonin, or the dark recesses of the human body which people like to call their soul. <text:s/>I assume the steel ball means the gang want my ADHD-STD balls for a transplant, transfusion, or research. <text:s/>Perhaps there is some sort of unique synergy which can be achieved between a man and a woman when one or both has ADHD. <text:s/>I'd still like to know what all this means, and why I have been denied life saving ADHD information in lieu of some dark government and gang secret. <text:s/>I intend to push all information about my disorder into the radio waves to once and for all chain up what I saw.</text:p>
      <text:p text:style-name="Standard"/>
      <text:p text:style-name="Standard">December 27, 2021: 11:43 a.m. - I feel so Jewish hoarding my brains using the gift of amphetamine. <text:s/>It's a good thing I put my story out on the radio waves and copied it to multiple servers. <text:s/>There are a lot of people here forming this Neo American Nigger Nazi Society (N.A.N.N.S.). <text:s/>Hoarding information and money and using this to exploit people for research was inspired by large scale Nazi experiments on Jews. <text:s/>Given the Philippines extensive abuse of undesirables like drug addicts, it wouldn't surprise me if the exact same thing was happening there. <text:s/>It is rumored the Chinese do this on a large scale, but given their extraordinarily large population and some recognition of sustainability and slow democratic transition opposite of the direction of the Philippines, I'm doubtful of that claim. <text:s/>Perhaps it is a distraction of the American media oligarchy to make people hate the Chinese while ignoring the problems that occur here like with my ADHD-STD double whammy. <text:s/>Meanwhile, the U.S. government <text:soft-page-break/>fights proxy wars using the Bloods gang to round up and isolate undesirables in motels while feasting on their misery only to dump them to the streets to be sadistically murdered by some downtrodden, melted face homeless meth addict with no dopaminergic or serotonergic neurons with which to take pleasure in life anymore. <text:s/>Bureaucratic information systems keep the government's lackeys blind to the problems they cause while they relish in their "good deeds" of destroying undesirables like alleged drug addicts or pedos. <text:s/>In a supposition of the problem's future, the average down syndrome guy down the street in the 99 floor building could get 10,000 gang members and 50,000 children swarming him all shouting different demands and creating AI driven "deepfake" videos to sadistically torture and kill him while the sadistic U.S. government kicks back in the White House and watches it on the big screen.</text:p>
      <text:p text:style-name="Standard"/>
      <text:p text:style-name="Standard">December 28, 2021: The Neo Atlantian Nagger Nazi Society Witch Trials are soon concluding. <text:s/>My mom's Salem 100's cigarettes are now transferring over to me. </text:p>
      <text:p text:style-name="Standard">12:23 p.m. - Like in that first episode of The Boondocks, The Garden Party, president Ronald Reagan of 1986 probably had info about my disorder and drugs like levoamphetamine which is contained in The Texas Chainsaw Massacre 2 which he probably saw in a private theater. <text:s/>The silent majority is destroying my life as a member of a solo vocal minority, severe ADHD people, which should be distinguished from people who want to use drugs a performance enhancer, not mislabeled as ADHD X, ADHD Y, or ADHD Z like some Zoda X, Y, and Z out of Zoda's Revenge, the last game for the NES. <text:s/>My mom showed me all those games like the first two Zeldas and Super Mario 1 and 3.</text:p>
      <text:p text:style-name="Standard">10:22 p.m. - All of this media about ADHD is crafted by government ghost authors placating small groups of individuals with problems like ADHD and alcohol addiction so they believe they have more support than they really do. <text:s/>It's like religion giving the idea there are mystical people in the sky supporting you from the shadows. <text:s/>It's like the slave masters having "house slaves" which would give the field slaves some sense of rank and status ascension. <text:s/>Perhaps their next target is to placate schizophrenics and exploit them in much the same manner as me. <text:s text:c="2"/></text:p>
      <text:p text:style-name="Standard"/>
      <text:p text:style-name="Standard">December 29, 2021: I remember I was listening to Theatre of Robots by LoveHateHero (probably government involved with ghost writers and such) and thinking about the lyrics in my 6th grade English class with Mrs. Graham when I decided I was going to abstain from Adderall for a day to see how I felt. <text:s/>Then the next night I begged my mom on to quit for a bit, and after some convincing about my emotional state, she conceded. <text:s/></text:p>
      <text:p text:style-name="Standard">8:38 p.m. - I can't believe nobody has said anything about how there is no document of ADHD anywhere else. <text:s/>It must be written somewhere and kept safe, but it must have spilled out into the Bloods gang and other places using the internet. <text:s/>Yet, nobody thought it necessary and proper to publicly publish that information anywhere. <text:s/>It is nowhere to be found for those who truly need it: the poor. <text:s/>That lady Zalak said, "We just have to keep him away from her." <text:s/>It sounded so strange and serious, and at first I thought it was the typical meth joke I might get from having some facial deformities. <text:s/>I think now it has to do with the erased history of my predecessors with ADHD. <text:s/>Perhaps it relates to the strange ending of The Texas Chainsaw Massacre 2. <text:s/>Aside from that, I didn't start really understanding why I get lots of lies and blank stares until this March after understanding more about the meth epidemic. <text:s/>Even back in high school, some girl once said to my opinion on Hollywood Undead, "No they're trash." <text:s/>She wouldn't progress the conversation forward after that. <text:s/>I suppose this is why everyone at Verizon Connect seemed to be using aliases and wasting my time. <text:s/>At first I thought it was because I was poor and disordered and they were assholes, but now I see they truly do intend to masquerade me as a "normy" without ADHD, use me for research, and kill me. <text:s/>I remember 10 years ago when my family had no money for three months and I had to go through August to November of sophomore year of high school without lights. <text:s/>One or two of those months, we also had no water. <text:s/>There was no AC because it was on and off working when my mom could manage to do home repairs <text:soft-page-break/>on it. <text:s/>There was no heat that winter until November when my mom got the job at KMart. <text:s/>She was fired like a year later for getting into a fight with a black woman. <text:s/>I told Teja at Verizon Connect about the three months in poverty, and she said, "I would like that." <text:s/>She sounded like she knew something she shouldn't. <text:s/>She always said she liked "honey" with the same creepy grin. <text:s/></text:p>
      <text:p text:style-name="Standard"/>
      <text:p text:style-name="Standard">December 30, 2021: 8:00 a.m. - Though it's been a few weeks since I remember this happening so vividly, I woke up this morning to lots of chaotic rainbow swirls and spots. <text:s/>I've run out of protein aside from multivitamins. <text:s/>Breezy hasn't been eating properly and looks ready to pounce whenever I get his attention. <text:s/>He does a worried crouch when at rest. <text:s/>His shit is bloody for the past two days. <text:s/>He hasn't peed in like 36 hours. <text:s/>He can sense the chemical responses to afar human attacks. <text:s/>I don't have any money, and everyone is still stalking, harassing, and laughing at me. <text:s/>I'm not even going outside anymore since people wait outside ESA to fuck with me. <text:s/>I take Breezy to the bathtub for now. <text:s/>He still seems fine. <text:s/>I suppose this is in response to my agitation to the outside world. <text:s/>I guess people out there know what's going on, and they're probably laughing about that too. <text:s/>Money is the weapon being used to starve, gut, and kill me like how the sheriff in The Texas Chainsaw Massacre 2 gutted Leatherface with a chainsaw. <text:s/>Now my body is eating itself to survive. <text:s/></text:p>
      <text:p text:style-name="Standard">11:15 a.m. - I remember that Zalak chick from Verizon Connect also saying, "Why is it always a J?" to make me feel insecure. <text:s/>I'm trying to think of other strange stuff I saw or heard at Verizon Connect. <text:s/>My boss Atul Suri was creepy. <text:s/>He is the kind of guy you wouldn't want to be a manager, nanny, or prison guard. <text:s/>He would always try to make me feel insecure. <text:s/>However, he was not quite evilly inclined as I saw in Teja. <text:s/>He just likes breaking people's balls which isn't very managerial. <text:s/>Teja is a pure evil sadist. <text:s/>I remember I went to work after being vehemently and silently out for two days after quitting my ADHD meds, and Atul asked in a low, serious tone, "You have the disability?" <text:s/>Back then, I still thought there were others like me. <text:s/>Also, the day I quit my ADHD meds in February 2020, Teja would not work with me. <text:s/>I was working alone in a room, and she came in there, started talking shit, and refused to close the door because "it's hot." <text:s/>She also wouldn't leave, saying, "No, we have to learn to work together." <text:s/>I whimpered a little cry and told her in a low tone not to try to hurt my feelings. <text:s/>This was after 9 months of working together from June 2019 to February 2020. <text:s/>She intended to destroy my life at every turn. <text:s/>Another weird thing she would say in a weirdly happy tone is, "I think I'll get some tea." <text:s/>Perhaps she was a meth (T) and coke user. <text:s/>Given her attitude, I've suspected as much, but I can't prove it. <text:s/></text:p>
      <text:p text:style-name="Standard">8:21 p.m. - With mass media about ADHD, I used to think there were millions of others like me when I was a kid. <text:s/>Over the years, that number dwindled until a few months ago when I realized it would be virtually impossible for someone of my nature and virtue to be silent on such an obscure yet negatively pervasive issue in society. <text:s/>About a year ago, I was thinking there were about ten or so individuals who stayed at home and wrote books like I wanted when I was a kid. <text:s/>Given what I've learned and endured since then with Taylor, the stalking, and the strange conversation around town, I think I have been shoved under the rug by the government, gangs, and pharmaceutical industry to propagate STD and cancer research with obscure dissociating abilities with NMDA, PCP2, muscarinic, and acetylcholine receptors. <text:s/>It feels like probably like the albino children in African feel in regards to witch hunts.</text:p>
      <text:p text:style-name="Standard">10:11 p.m. - I'm going to call some family members to explain my destitution, running out of food today, and failure to get a job over 16 months in Atlanta, Seattle, Portland, and Boston. <text:s/>For every cent spent for my upkeep, I'll pay that back with an interest rate of 10%, quadruple the average inflation rate because I have the propensity to make $100,000 or more salary and return the favor. <text:s/>I'm also being stalked by gang members all over Atlanta who seem to want to push me out onto the street. <text:s/>I also got an STD from this pretty girl and can't see the doctor until I have a stable income. </text:p>
      <text:p text:style-name="Standard">Essential question: What are your concerns with X? <text:s/>Z. <text:s/>Why, or can you be more specific?</text:p>
      <text:p text:style-name="Standard">People I'm going to call:</text:p>
      <text:p text:style-name="Standard">Vickie -&gt; if not, ask for refs (NC, Columbus, etc.)</text:p>
      <text:p text:style-name="Standard"><text:soft-page-break/>Jonathon -&gt; he was military, so talk about that with relation to me treating my disorder</text:p>
      <text:p text:style-name="Standard">Crystal</text:p>
      <text:p text:style-name="Standard">Linda Fisher -&gt; if not, ask for refs</text:p>
      <text:p text:style-name="Standard">Kenneth Cantrell (Skeet)</text:p>
      <text:p text:style-name="Standard"/>
      <text:p text:style-name="Standard">December 31, 2021: 11:50 a.m. - Faulting is a polarizing form of disparaging media.</text:p>
      <text:p text:style-name="Standard">3:50 p.m. - My experience right now can be likened to the Europeans' conquest of the Native Americans, cultivation of the newfound land of the sadist drug tobacco, and the spread of syphilis. <text:s/></text:p>
      <text:p text:style-name="Standard">12:31 a.m. - My body is eating itself to survive and maintain my adrenal stores. <text:s/>I'm tripping balls randomly all over the place. <text:s/>My head was burning earlier. <text:s/>My head hurts now. <text:s/>I had like 50 grams of protein two days ago. <text:s/>I had 10 grams of protein yesterday with a half slice of pepperjack cheese and some multivitamins. <text:s/>Today, I've had about 5 grams of protein with spaghetti noodles, blueberry muffin mix, and some almonds. <text:s/>I just ate one of Breezy's small Snausage dog treats. <text:s/>The government and various gangs stalking me chose for our lives to be this way.</text:p>
      <text:p text:style-name="Standard"/>
      <text:p text:style-name="Standard">January 1, 2022: 4:26 p.m. - I was scissor cutting my hair in the kitchen while watching the ending of Kenny Dies of South Park. <text:s/>As Cartman says, "It's a miracle", the queue in KMPlayer automatically queued and played You're Getting Old and Assburgers. <text:s/>I'm not sure of the extent to which my software and computer is tampered. <text:s/>I believe parts of my computer were specially modified by the government including the CPU and GPU fan seating, some keys like my left scratched Alt key's letter T and scratched, shining J home key indent, and my Windows installation's GPU driver handling. <text:s/>KMPlayer is still just about the same software it was when I started using it. <text:s/>Are people in China using something else, and how can I get the new stuff given KMPlayer looks and runs soooo much better than VLC? <text:s/>Why is Windows stagnant? <text:s/>Why are most parts of the software industry stagnating and becoming less efficient? <text:s/>Is it really because of sadist gangsters and government bureaucrats? <text:s/></text:p>
      <text:p text:style-name="Standard">4:53 p.m. - Trickle down economics pushed by the likes of Ronald Reagan is a way to keep the poor hopeful while the rich sadistically prey on their weaknesses, similar to religious revolutions in cultures like the early Christians or the Aztec gods. <text:s/>Free universal basic income without honest work perpetuates this system as the rich trickle down free income to those they which to corral and exploit. <text:s/>This creates the problem of both sides becoming more unstable as the rich become more sadistic and the poor become more placated or harbor more insidious feelings.</text:p>
      <text:p text:style-name="Standard"/>
      <text:p text:style-name="Standard">January 2, 2022: 11:14 a.m. - I smoked a bit of resin, stood up, and hugged the softest blanket in the world last night for like five minutes. <text:s/>No matter how hard I hugged it, it was still soft. <text:s/>I wore it like a fancy king's cloak for a bit too. <text:s/>I also hugged myself for a while and took great pleasure in that. <text:s/>I don't know this mechanism. <text:s/>Perhaps it is some infantile hormone meant to be sealed away in those without a specific disorder. <text:s/>My lips got super numb like when a dentist fixed a cavity for me. <text:s/></text:p>
      <text:p text:style-name="Standard">5:36 p.m. - I've applied to Homesite Insurance, Hulu, Bloomberg, and Jetbrains, but I don't have a phone to accept calls. <text:s/>I've started including free download keys so employers can check out my paid works FMA and Infernight.</text:p>
      <text:p text:style-name="Standard"/>
      <text:p text:style-name="Standard">January 3, 2022: 12:12 p.m. - Massive speculation in novel trading methods like the novel and easily generated currencies and commodities of the likes of Bitcoin, Microsoft points, Dogecoin, and Magic the Gathering cards will cause massive inflation and confusion in the global economy as the value of the national currency diminishes and the value of minor currencies in the hands of gangs rapidly fluctuates. <text:s/>This is just like the massive speculation in examining and trading portions of the value of a company, stock. <text:s/>In the 1920's, this caused a great boom of the economy as faith in the company value increased, but like politicians, the real value of a company is in its actual output rather than the faith of its constituents. <text:s/>United States currency should be modernized with anonymity like Monero in the age <text:soft-page-break/>of rapid Internet communication and accompanying sadism, and all currently illegal currencies like Bitcoin and Microsoft points should have their ban enforced by the judges.</text:p>
      <text:p text:style-name="Standard">10:06 p.m. - I just got my Johnsonville bratwurst hot dogs boiling on the stove. <text:s/>I've been surviving on Lifesavers, multivitamins (double dose), Crisco vegetable oil, and Snausage treats. <text:s/>I have like 10 Lifesavers and 10 Snausage treats left. <text:s/></text:p>
      <text:p text:style-name="Standard">11:24 p.m. - At about 9 p.m., I was denied a key card into my room at ESA, despite informing the management and staff I still needed one and a formal court eviction notice because I can't pay.</text:p>
      <text:p text:style-name="Standard">1:30 a.m. - As my eyes close, where do the eyes of the aristocracy linger? <text:s/>Peering to the end of my misery, I will see the world on the morrow. <text:s/>Every day I sit here as I have for 17 months, especially when starving, I garner more pride in my eternal death.</text:p>
      <text:p text:style-name="Standard"/>
      <text:p text:style-name="Standard">January 4, 2022: 10:24 a.m. - I refuse to support a society that casts its members as jesters dancing in a king's hall to be whimsically thrown to the lions in the Colosseum. <text:s/>I refuse to support a society that monetarily enslaves its members to fight a losing battle. <text:s/>I refuse to support a lifestyle that is unsustainable at the whim of the rich. <text:s/>I will not take a job that doesn't fairly give me the resources I need to survive. <text:s/>I demand a fair trade from those who were born with and maintain vast stocks of Earth's resources. <text:s/>I demand to work at "Trader Joe's" and refuse to work at "Easy Mo Tell". <text:s/></text:p>
      <text:p text:style-name="Standard">12:45 p.m. - I can't quite prove it, but I think in this period of starvation at the whim of the rich, I sacrificed parts of my body from my dopamine system to maintain my norepinephrine and adrenal systems. <text:s/>I think the burning I felt in my head was the result of my transporter neurons being sacrificed as their connections were also sacrificed. <text:s/>I've felt similar sensations traveling outside without having proper food intake under the duress of amphetamine. <text:s/>I have not yet seen my efforts reciprocated by the rich in these past 17 months. <text:s/>In fact, they have fought me at every step I take to peer into their world. <text:s/>My past is marred with mutual disdain shone down unto me without reflection.</text:p>
      <text:p text:style-name="Standard">4:28 p.m. - In addition to a dopamine releasing neuron problem, I still think my body has a specific dopamine DX receptor cell type that is different from normal people. <text:s/>I think I get a dysphoric reaction from activation of that receptor whereas normal people get a positive reaction. <text:s/>This would be in line with my DAT and NET inhibition experiments where I get a dysphoric experience and other people somehow get a net benefit like Matthew Torrance's math skills. <text:s/></text:p>
      <text:p text:style-name="Standard">8:17 p.m. - I've thought about this before, but perhaps the answer lies in the receptor target differences of DMT and LSD, where the former appears to have some sense of dopaminergic dysphoria for me while the latter does not. <text:s/>Given the myriad of things in The Texas Chainsaw Massacre 2, I wonder if the answer I seek was found by the U.S. military in some former person's DNA with ADHD. <text:s/>Given the secrecy of the organization, I'll never find the answer there. <text:s/>There's a paper describing these substances' binding affinities, but not all of its information appears to be accurate. <text:s/>It's difficult to measure the binding affinity of a substance across a myriad of materials and shapes like brain membranes and calf muscle octagonal pegs. <text:s/>I also don't have proof I have a mutated DX receptor type so I'll just have to wait to discover such an answer.</text:p>
      <text:p text:style-name="Standard">9:35 p.m. - I've been seeing lots of solid red gashes appear over my vision. <text:s/>I'm not sure what mechanism this is. <text:s/>Given its overlay in my mind's eye rather than an imprint in 3D space, it appears to be the destruction and rebirth of my NMDA neurons which appear to be tied moreso with the dopamine system, but this is conjecture. </text:p>
      <text:p text:style-name="Standard">10:35 p.m. - I've also been seeing colored lattices and blocks that are usually one color per object rather than rainbow. <text:s/>I saw a massive square meter and half transparent red square overlaying the corner of the wall at like 6:45 p.m. <text:s/>Another smaller one about half its size was just to its left hugging the top of the wall. <text:s/>They didn't look embedded in the wall like the one I saw under my lamps. <text:s/>It was likely an NMDA reaction.</text:p>
      <text:p text:style-name="Standard"/>
      <text:p text:style-name="Standard"><text:soft-page-break/>January 5, 2022: 2:10 p.m. - I've started applying for jobs in Fremont, CA and San Diego, CA. <text:s/>I applied to Nvidia, Ancestry, Zoom, and Qualcomm. <text:s/>I'll wait until Friday, and next I'll try applying around LA and some other states.</text:p>
      <text:p text:style-name="Standard"/>
      <text:p text:style-name="Standard">January 6, 2022: 11:47 a.m. - I'm still trying to rebuild aspects of my broken down dopamine and NMDA glutamate system. <text:s/>I still see the red slashes fading in and out all around my vision. <text:s/>They were most prominent around 10:30 a.m. this morning. <text:s/>Levoamphetamine is dissipated from my body around 8:30 a.m. every morning, and dextroamphetamine is dissipated from my body around 10:00 a.m. <text:s/>Aside from this, my cells have great expectations of a refill at 11 a.m. <text:s/>Also, my body reacts to the beginning of these drugs' expulsion from my body after their peaks, at about 7:42 a.m. and 8:30 a.m., respectively. <text:s/>This sometimes makes it difficult to determine the exact cause of distortions in my body, like the pain in the right side of my head or the rebirth of my hands' gripping ability, which I feel right now. <text:s/>I think gripping ability has something to do with the DAT or NET transporters. <text:s/>Pain in my head is easy to misattribute because the brain is very multifunctional and malleable. <text:s/>I suspect the pain is due to the disequilibrium with maintenance of things in my brain while rebuilding the things that were lost. <text:s/>Perhaps I am sending a signal to release dopamine, and as it is carried to the DX receptors, a dopamine transporter neuron has been severed and sacrificed to maintain my more closely entangled norepinephrine, PCP2, and adrenal system. <text:s/>Therefore, when the DX receptor cell signals for the dopamine neurotransmitter to be recycled back to my body by DAT, the signal is lost, and the dopamine DX neuron cannot facilitate the energy necessary to carry out its job. <text:s/>Somehow a pain signal is sent by the DX cell as it signals it is overconsuming energy, or the neurotransmitter is forced out of the cell and into the body in an unorthodox manner, where dopamine may cause damage by being forced into a part of the body it does not belong. <text:s/>This is all conjecture of what could macroscopically happen.</text:p>
      <text:p text:style-name="Standard">If there were other biological sacrifices made during my "hunger strike", I'm not aware of them. <text:s/>I'd expect the serotonin system to be sacrificed after the dopamine system. <text:s/>Perhaps aspects of the long term memory system would be sacrificed too. <text:s/>One by one, I would internally trade away parts of my human body that are unnecessary for the capture of food in modern society. <text:s/>This would be followed by a biologically natural, socially nurtured, and unbalanced maddening push for food. </text:p>
      <text:p text:style-name="Standard">4:22 p.m. - I smoked a bit of already vaped bud, and it spawned in my field of vision to the left of my computer screen a blue circuit board that very quickly transformed to green. <text:s/>The circuit board was like 2 nodes (10 cm) across at the top, 5 nodes across at the 1/3 down the 17" inch screen, and one node at the bottom hanging down like it was a blanket draped over the edge of the top of my computer screen. <text:s/>The nodes were circles that were almost a centimeter in diameter, and they were connected by lines of the same solid color which were only a couple millimeters across. <text:s/>I saw some brief flashes of simple hallucinations I can't remember that appeared to beckon for me to smoke more, and then that circuit board flash happened. <text:s/>It alleviated the pain in the right side of my head, and it felt like I was restoring dopaminergic connections in my prefrontal cortex. <text:s/>It felt like an intensely positive glutaminergic NMDA reaction.</text:p>
      <text:p text:style-name="Standard">5:01 p.m. - Like 10 minutes ago, I could briefly see myself in the wall as I lay down on my bed. <text:s/>I was formed of shrouded, misty rainbows, and my face was mostly white with a big grin.</text:p>
      <text:p text:style-name="Standard">8:36 p.m. - I can't help but wonder if any of the things happening today are a result of an unnatural rebuilding of my mutated cells. <text:s/>If undying softness is a result of a lack of some mechanism, what is the result of that same mechanism being fulfilled or overly fulfilled? <text:s/>I don't think I am meant to touch such things. <text:s/>It seems like a child's mechanism for finding comfort in a womb or in the crib. <text:s/>I don't recall such a feeling in my life before this unnatural starvation under the duress of building and maintaining myself with my amphetamine schedule. <text:s/>I never starved like that as a kid, even though I was often hungry at night due to my medicated disorder. <text:s/>The obvious experimentation on me at the hands of the government and gang over the past few years, notably since my mother's death in October <text:soft-page-break/>2017, makes me paranoid about my future. <text:s/>How many people have entered my life since then with the sole intention of destroying my life despite having some sort of knowledge of my disorder? <text:s/>How many people in the last four years of my life have been mere torturous puppets?</text:p>
      <text:p text:style-name="Standard"/>
      <text:p text:style-name="Standard">January 7, 2022: 11:18 a.m. - I got up at 7 a.m. as usual, snoozed until 8 a.m., and then I slept in until 11 a.m. <text:s/>My front and right side of my head hurt a lot when I went to sleep last night, but it doesn't hurt now and didn't hurt when I woke up. <text:s/>I'm still looking for a sustainable career. <text:s/>Anything less than a sustainable monetary trade with a corporation means certain death in the face of the world's blatant acknowledgement of its intention to ease my life into the ground over the past 18 months. <text:s/>I must afford housing, food, and health care, and anything less than that means society will continue using money as a weapon against me.</text:p>
      <text:p text:style-name="Standard">12:28 p.m. - The American justice system needs to remediate its punishment system because relinquishing money has a disparaging effect between rich and poor. <text:s/>For the rich owners of ESA motels, they whimsically abuse folks by hiding behinds piles of money and anonymity. <text:s/>The justification these rich folk use is that the cost of small time crimes under the guise of a corporation can be paid using money. <text:s/>Paying this money guarantees they will be able to continue this behavior. <text:s/>Even if the punishments become more severe, seats in the corporation like CEO or concierge can be swapped and made anonymous so that each person in the corporate gang can share in the punishment to lessen the overall impact of the justice system. <text:s/>Eventually, the corporation can be dissolved and rebuilt under a different name like Extended Move America (EMA), and the whole process of ramping up punishments begins again. <text:s/>Under this system, those rich and middle class folk continue to sadistically abuse those around them without worry. <text:s/>The poor continue to feel worse and worse, and the constant threat of slow torture and death by monetary means weighs on the minds of the poor. <text:s/>These constant affronts by different and anonymous rich folk accumulate sadness every day and eventually lead to depression in the absence of a positive support structure. <text:s/>For orphans and mentally handicapped folk like me, it is easier to implement and perpetuate this system. <text:s/>This also applies to the elderly, the sick, drug addicts, solitary women, and vulnerable adolescents. <text:s/></text:p>
      <text:p text:style-name="Standard">Playing into that system of using money as a punishment and compensatory reward for negative behavior makes the situation worse as the human population and corporate world grows. <text:s/>I will not play into those sickening Nazi and Jew, cat and mouse games. <text:s/>I intend to leave Atlanta forever and seek a sustainable elsewhere to settle down in suburban Seattle.</text:p>
      <text:p text:style-name="Standard">I am a noted cynic. <text:s/>As a self serving cynic, I recognize the Earth and me share cyclical, reciprocated actions through everything like respiration and photosynthesis or denying job applications and becoming hungry.</text:p>
      <text:p text:style-name="Standard">3:30 p.m. - My dog has begged to go to the bathroom over ten times already today. <text:s/>I've locked him in the bathroom for a little bit to teach him that it's not okay. <text:s/>I also named the activity begging. <text:s/>I'll also continue to use that term when Breezy comes to me and begs for pets. <text:s/>Given this unusual behavior, I wonder if it has anything to do with the unusual stuff that happened yesterday. <text:s/>I still wonder if anything that happened yesterday was unique to my unwilling starvation and restoration process inflicted by the sadistic government and gangs with hidden knowledge of my disorder and parts of the human body. <text:s/>There seemed to be something different about the green circuit board I generated from the rapidly changing, beckoning visual phenomena, but it looked like the NMDA reactions I was experiencing. <text:s/>Perhaps it was the collaboration of my naturally evolved NMDA antagonism with some other hidden mechanism like the reverse of the softness mechanism. <text:s/>Or perhaps the opposite of the softness mechanism was the heavy gravitational pull I felt when sitting in my chair, which is probably the mechanism also impacted by Benadryl. <text:s/>The other thing that was weird was the appearance of myself in the wall. <text:s/>It certainly had my naturally evolved PCP2 and NMDA antagonism effects at play, but given I usually see a beautiful woman at the apex of such experiences, I wonder if there was any hidden mechanism at play. <text:s/>The episode of Always Sunny about fight milk and Wolf Cola mentioned <text:soft-page-break/>pumping someone full of human growth hormone because nothing else was working. <text:s/>It could be that. <text:s/>They also talked about cutting weight and had women dressed in red shorts saying, "I don't get it." <text:s/>This reminds me of the cholinergic red vagina colored square that rapidly dripped down from the lamps in my room, but it also reminds me of the red NMDA reactions I experienced through my own weight cutting. <text:s/>The gaps in knowledge between wealthy and poor worries me not only for my own future but also anyone else with a mental disorder. <text:s/>My dog has done unusual stuff when I've done unusual stuff, so I'm assuming there was something strange at play yesterday and possibly lingering today. <text:s/>It is understood, given the nature of the universe to trade in spacetime, the bodily state of one individual of a family will greatly impact the bodily states of those other family members like parents, close friends, dogs, cats, and mice.</text:p>
      <text:p text:style-name="Standard"/>
      <text:p text:style-name="Standard">January 8, 2022: 12:48 p.m. - I felt unusually moody this morning. <text:s/>I suspect I am still feeling the consequences unbeknownst to me that were unearthed by abstaining from a proper diet. <text:s/>I've read the common knowledge of steroids and the mood swings they bring, and my human growth hormone activation hypothesis lines up with that if I include the knowledge from the Wolf Cola episode of Always Sunny. <text:s/>The single colored lines I was creating by forging new mutated NMDA cells are dissipating. <text:s/>The overall experience of the government and gang enforced "hunger strike" made me rather self absorbed and unwilling to engage in eye contact. <text:s/></text:p>
      <text:p text:style-name="Standard">Perhaps it is part of their plan to cast me as some hopeless shitfaced drug addict in their lowest arbitrary caste. <text:s/>Despite my incredible prowess in the face of personal and social adversity, I believe I have been personally attacked not only by society's negligence but also by its deception. <text:s/>My portfolio contained on my website is massive and still growing not only in quantity but more importantly in quality. <text:s/>The folk around me appear to shroud themselves in secrecy to sadistically mock my attempts to circumvent their artificial obstacles. <text:s/>I seek to remove myself from this disdain howling at my doorstep by finding a new job in Atlanta, and I have been sadistically attacked by sadistic people like hiring coordinator Teja only concerned with their drive to, as quoted from some overly happy interviewer allegedly named Rachel, "dig deep" into the flaws of my disorder while denying any distance from their mechanistic corporate engine of masochistic servitude.</text:p>
      <text:p text:style-name="Standard">https://www.indeed.com/jobs?as_and=software+engineer&amp;as_phr=&amp;as_any=&amp;as_not=&amp;as_ttl=&amp;as_cmp=&amp;jt=fulltime&amp;st=&amp;sr=directhire&amp;salary=%2490%2C000&amp;radius=100&amp;l=Arcata%2C+CA&amp;fromage=any&amp;limit=50&amp;sort=date&amp;psf=advsrch&amp;from=advancedsearch</text:p>
      <text:p text:style-name="Standard">10:59 p.m. - I applied to VectorWorks and Samsung. <text:s/>I've switched to using encrypted email.</text:p>
      <text:p text:style-name="Standard"/>
      <text:p text:style-name="Standard">January 9, 2022: 11:24 a.m. - I hand washed some of my laundry, and I did not expect it to be so filthy and grey. <text:s/>I've been pounding down WhoreMail chili and Johnsonville "brats" which are really just higher quality hot dogs that I actually find palatable. <text:s/>The NMDA visions are present but fading, and I'm finding it easier to look into the outside world as the DA and NMDA systems are rebuilt. <text:s/>I was cycling through a 45 second clip of Lil Hitler for a while, and I listened to Five Ninety by blessthefall on repeat for a while. <text:s/>It's hard to look my pretty girl wallpaper in the eyes or anyone in real life, and it's also even harder to accept people's bullshit as I found out when I went to Publix. <text:s/>The gleeful deconstruction of my dopamine system by this society with widespread advanced internet communication had severe consequences, which I expect to be blamed on some arbitrary "scary" drug use. <text:s/>It is all lies, and I can prove it with my trail of writings and art, thus it is futile to construct an argument against my overall advancing intellect. <text:s/>Talking to anyone here is a waste of time. <text:s/>They are all waiting for me to fail as they hide behind anonymity and lies. <text:s/>If I can't leave Atlanta, it means certain death by starvation. <text:s/>If I took any other kind of job which was unsustainable for rent, food, and medicine, I would still end up in this exact same situation. <text:s/>Instead I sought to work on my software <text:soft-page-break/>engineering abilities through my entrepreneurial artistic endeavors. <text:s/>Society has thus far seen no value in my advances. <text:s/>I await a response to my job applications, the denial of which means my certain death.</text:p>
      <text:p text:style-name="Standard">I still lament my mother will never know the extent of my abilities. <text:s/>She knew I was incredibly smart and strong since I read and wrote the most amazing stories, was the top kid in all my classes until like 10th grade, and also kept whooping these nurses' asses when they tried to give me my shots as a kid. <text:s/>I wish she had seen my development until the average peak of most human intellectual development at around age 25. <text:s/>Everyone denies my accomplishments as the lunacy of drugs, a "scary" word perpetuated by secretive fearmongers of the government who wish to hold all the powerful knowledge of the human body to use against their own people.</text:p>
      <text:p text:style-name="Standard">I assume I'll be mostly back to normal from my government mandated "hunger strike" within a week. <text:s/>Once I can happily sit through the entirety of The Texas Chainsaw Massacre 2 and actually look the characters on screen in the face, I'll assume I'm back where I left off on December 28, 2021. <text:s/>Last night, I had a brief and slight pain in my left front brain area followed by a stronger one for like five seconds on the right side. <text:s/>It's now 11:49 a.m., and the red lines are slashing across my vision in Sublime Text as I type this. <text:s/>I'm definitely still rebuilding the things I was forced to sacrifice for the sadistic wealthy folk. <text:s/>I wonder what other types of cells in my body are mutated. <text:s/>I don't know anything about the sigma 1 system, but its power is not to be understated. <text:s/>I wonder how pathways in my body have evolved to accommodate natural NMDA and PCP2 dissociation for pleasure and safety. <text:s/>Have the pathways to my prefrontal cortex evolved to enhance my pleasure in dissociation by generating more of the pathways that are left when the PCP2 and NMDA connections are severed? <text:s/>I see from my shutdown of the dark magician girl in my mind's eye after quitting amphetamine that the adrenal system pushes the same information to my prefrontal cortex as the PCP2 system. <text:s/>The human brain is very malleable like gold but still solid as diamond. <text:s/>I wish I knew more about myself. <text:s/>I'm definitely more malleable than most, and I take pride in my simultaneous solidarity and malleability.</text:p>
      <text:p text:style-name="Standard"/>
      <text:p text:style-name="Standard">January 10, 2022: 12:35 p.m. - Somehow, caffeine's antagonistic effect on the adenosine receptor greatly enhances certain cholinergic hallucinations I have, namely those in the distance. <text:s/>Sometimes I feel close hallucinations of animals and hands embracing me, but they are very brief whereas the distant hallucinations of things like my old childhood hallucination of Michael Myers tend to linger for up to ten seconds. <text:s/>Animals peer at me from behind the kitchen counter and are up to a meter tall from the ground. <text:s/>This was way more intense when I was on my "hunger strike". <text:s/>Rainbow lattices are everywhere, but single colored red ones are also appearing more rarely. <text:s/>Just about all of the hallucinations are enhanced by weed. <text:s/>The cannabinoid system is very pervasive, which makes sense given its relation to hunger, which next to water is needed in just about every inch of the body. <text:s/>Generic figures like Zoda from Startropics II are pretty prominent when I look at my suit strung from a clothes hanger.</text:p>
      <text:p text:style-name="Standard">The adenosine system is a human mechanism evolved to inhibit exertion of energy by other mechanisms in the body, thereby saving the human energy when it doesn't need to use those other mechanisms. <text:s/></text:p>
      <text:p text:style-name="Standard">3:22 p.m. - I think the adrenal system may utilize the norepinephrine transporters somehow, thereby making people who use reuptake inhibitors for those transporters unable to utilize the adrenal system. <text:s/>I'm not sure of all the mechanisms involved in the adrenal system as they've been mystified by the U.S. military and government, which is the main proponent of Vyvanse, Ritalin, and Adderall which focus on excluding levoamphetamine, the drug propagating stronger noradrenal and adrenal systems in the body. <text:s/>I'm not sure why the U.S. government would mystify its own people when it has nuclear weapons to defend against foreigners. <text:s/>Other governments have also followed suit or even completely denied access to prescription levoamphetamine. <text:s/></text:p>
      <text:p text:style-name="Standard">That always stuck out to me back when I thought there were other people with my disorder. <text:s/>How could someone like me exist in a country that doesn't offer the prescription. <text:s/>That's when my worldview <text:soft-page-break/>shrunk to that of less than a thousand individuals with ADHD. <text:s/>I thought it was reserved for a few secretive movie stars with ADHD or something. <text:s/>However, once I discovered there was no information regarding this unknown STD in relation to my disorder in addition to no autobiography, my worldview shrunk even more. <text:s/>After all this time with no help and only lies coming my way, I've decided I must be the only person here with these biological qualities called "attention deficit hyperactive disorder". <text:s/></text:p>
      <text:p text:style-name="Standard">I also wonder exactly what mechanisms I've been viewing when certain connections are severed across my body. <text:s/>Some must be muscarinic mechanisms (MX) and others might be nicotinic mechanisms and histamine mechanisms (HX). <text:s/>I think the softness and weight feelings were related to the histamine system. <text:s/>I think the PCP2 receptor and NMDA mechanisms have a positive effect on inhibiting this STD, but I think one of my other mechanisms related to acetylcholine allows it to spread. <text:s/>Here is evidence inhibiting alpha7 nicotinic receptors mitigates HIV neurotoxicity: </text:p>
      <text:p text:style-name="Standard">https://pubmed.ncbi.nlm.nih.gov/29379089/</text:p>
      <text:p text:style-name="Standard">This makes me super creeped out by Teja saying with a creepily happy voice, "Is it in alpha?" <text:s/>Also, that Paul guy said, "Nicotine?" <text:s/>That Sama guy was obsessed with me going to "Magic City" and definitely knew about my disorder, but he didn't tell me anything about this nor has anyone else. <text:s/></text:p>
      <text:p text:style-name="Standard">Here is evidence inhibitory responses in my biology could be used for STD and cancer research:</text:p>
      <text:p text:style-name="Standard">Cancer: <text:s/></text:p>
      <text:p text:style-name="Standard">https://www.ncbi.nlm.nih.gov/pmc/articles/PMC4323637/</text:p>
      <text:p text:style-name="Standard">https://pubmed.ncbi.nlm.nih.gov/29751795/</text:p>
      <text:p text:style-name="Standard"><text:tab/>Glutamate inhibition prevents cancer spread</text:p>
      <text:p text:style-name="Standard">STD:</text:p>
      <text:p text:style-name="Standard">https://www.ott.nih.gov/bundle/tab-2969</text:p>
      <text:p text:style-name="Standard"><text:tab/>EZH1 and EZH2 mechanisms are related to the histamine system (HX) which I likely naturally inhibit</text:p>
      <text:p text:style-name="Standard">https://www.niaid.nih.gov/news-events/nih-herpesvirus-study-mice-leads-discovery-potential-broad-spectrum-antiviral</text:p>
      <text:p text:style-name="Standard"/>
      <text:p text:style-name="Standard">I'm still kept in the dark on this STD. <text:s/>I want to go back to school to learn more about the human body, physics, and possibly AI. <text:s/>However, I've been sitting here for 18 months being used by the government and various gangs for some Neo Nazi medical experiments. <text:s/>I assume these people want to use me for cancer research despite the fact my mother died from various forms of cancer. <text:s/>I don't even drink or smoke, considering that's how I got ADHD and how my mother died from cancer. <text:s/>I will leave Atlanta or die here. <text:s/>I have proved that over and over here with increasing detail. <text:s/></text:p>
      <text:p text:style-name="Standard">11:03 p.m. - There was some strange "woman" named Maleficent on Modern Warfare who kept saying, "Airplane!" over and over. <text:s/>She also mentioned something about liking Pantera. <text:s/>She seemed kinda weird like one of those government types, so I friended her. <text:s/>I don't think I learned anything, but it supports my evidence the government has been rigorously spying on me, destroying my life, and shoveling me into the American Neo Nazi Nagger Institute for human experimentation.</text:p>
      <text:p text:style-name="Standard"/>
      <text:p text:style-name="Standard">January 11, 2022: 12:55 p.m. - I'm still slicing my world open with consistent bloody spurts of dopaminergic, glutaminergic, and other unknown rejuvenation. <text:s/>It wasn't long ago I saw three giant red slashes across my vision with the biggest taking up like 20% of my vertical field of vision. <text:s/>They were overlayed and intermingled with rainbow and white strings trying to form a lion, sword, woman, and other stuff I can't remember one at a time. <text:s/>These red slashes are usually going straight across my horizontal field of vision and take up 50% to 100% of it, but occasionally also curl to form objects. <text:s/>This is simply altered visual input sent to my prefrontal cortex. <text:s/>Not all nodes of the neural network are sending action potential cues, so the brain receives some signals it might not be meant to receive as some action potentials are inhibiting mechanisms on things like memories and subconscious imagination. <text:s/>Irrespective of the individual inputs, the picture I contemplate in my prefrontal cortex is <text:soft-page-break/>the sum total of those 1's and 0's that are fast moving electrical impulses processing input from all parts of my body, from my fingers and cerebral cortex to my eyes and visual cortex.</text:p>
      <text:p text:style-name="Standard">1:56 p.m. - I wonder how the advent of sadistic drugs like Ritalin and the proliferation of naturally sadistic drugs like cocaine affects the evolution of the human race. <text:s/>Subtle environmental changes propagate through the organisms around them as animals have evolved to eat prey in their locale. <text:s/>The Aztecs, Incans, and their South American predecessors lurking where tobacco and cocaine naturally grow were infamous for warring and subsequent mass enslavement of captured nations. <text:s/>However, so were other groups in Eurasia like the Egyptians. <text:s/>In light of alcohol and tobacco use during my mom's pregnancy, I will devolve into a sadistic, hateful human without proper medication. <text:s/>I was left to reach this conclusion for ten years of my own experience despite the U.S. government's hidden knowledge of my disorder. <text:s/>With the massive rise in the quantity and proliferation of novel drugs, including over the counter "remedies" like Benadryl and Tylenol, the human race will evolve in their presence as life evolved in the presence of sunlight, air, water, and even other live cells as food. <text:s/>I have evolved to be dependent on amphetamine to survive, yet others like me born before amphetamine's invention in the late 1800's would not be expected to survive to age ten and would be unable to read even at that age. <text:s/>People can evolve to be dependent on other drugs just as cells evolved to depend on sunlight, air, water, and other live food cells. <text:s/>The brilliant part is amphetamine has far reaching effects that remedy everything in my disorder I need to live a long, healthy life. <text:s/>I wonder if people will evolve to become dependent on amphetamine without the need for prenatal mutation by mutagens alcohol and tobacco.</text:p>
      <text:p text:style-name="Standard">I don't know what someone with my disorder without medication would grow to look like. <text:s/>Somewhere I read people chained to the walls were discovered to be aided by amphetamine. <text:s/>In any case, I don't see the detailed records and case studies of ADHD in any available literature. <text:s/>Despite a lack of knowledge of my recent predecessors and a myriad of affronts by the government and gangs, I expect to live to be at least eighty years old given my excellent track record of maintaining good health. <text:s/></text:p>
      <text:p text:style-name="Standard">4:38 p.m. - Given the chaotic nature of my various neural networks, I expect my death to be more chaotic than my life. <text:s/>As my various action potentials wax and wane in life, so too do I expect the same outcome in death: painful and loving internal wavering. <text:s/>Even through the pain, I always find a way to smile. <text:s/>I suppose my mutated PCP2 system is at least partially responsible for that given I could more clearly see such reactions at the beginning of my medicating endeavor back around August 24, 2021.</text:p>
      <text:p text:style-name="Standard">In death, I expect my prefrontal cortex to comprehend in some overlapping order of this sort: </text:p>
      <text:p text:style-name="Standard">List 1. A colorful, detailed manifestation of a lone woman transforming to angel women parading across my vision as if they were each parading loving, unique body language, vocalized words, and dances. <text:s/>This would be 3D, realistic visions not in my mind's eye and very similar to my experience at Brian and Raechel's house at like 5 a.m. when I was about 6 years old. <text:s/>I might see memorial visions of pretty women I've seen throughout my life, especially a wife.</text:p>
      <text:p text:style-name="Standard">2. A blinding white light appearing as a spark, then expanding to a moon and finally to a shining portal of the "afterlife"</text:p>
      <text:p text:style-name="Standard">3. A final norepinephrine, dopamine, and serotonin release akin to MDMA's effect or an orgasm</text:p>
      <text:p text:style-name="Standard">4. An adrenaline rush bringing unmatched clarity. <text:s/>I believe this to be the mechanism evoked when my mother rose from her deathbed for the last time as she frantically reached her shaking arms out to me with her voice shaking out a murmur of "ahahahah" for help. <text:s/>She immediately fell back down and never came back up. <text:s/>This adrenal release should end my ability to communicate with the outside world.</text:p>
      <text:p text:style-name="Standard">5. Bright red (scarlet crayon) or some other mono colored illustrations imprinted into the floor and other surfaces parallel to my eyes' ray cast when standing and looking forward. <text:s/>Traced with smidgens of rainbow outlines. <text:s/>A feeling of triumph.</text:p>
      <text:p text:style-name="Standard">6. Dark crimson blood red or some other mono colored, textured imprints in the wall and other surfaces perpendicular to my eyes' ray cast when standing and looking forward. <text:s/>Likely square and falling from some other surface like a woman's period. <text:s/>Prefrontal cortex thoughts might briefly cease. <text:s/></text:p>
      <text:p text:style-name="Standard"><text:soft-page-break/>7. A sudden poetic or broken realization of various thoughts in the prefrontal cortex</text:p>
      <text:p text:style-name="Standard">8. A soft embrace encompassing my body's contact points no matter the surface it touches, and this could possibly expand to bring a softness to the air embracing me. <text:s/>This should mark the end of all physical pain in my life.</text:p>
      <text:p text:style-name="Standard">9. Blackened splatters of objects textured into the floor somehow illustrating my natural will to die</text:p>
      <text:p text:style-name="Standard">10. Black hands rushing to embrace me from a blackened and color splotched environment and simply structured anime angel woman as my prefrontal cortex loses overall sanity from all the disconnections</text:p>
      <text:p text:style-name="Standard">11. Eternal nothingness of my cells and their perception</text:p>
      <text:p text:style-name="Standard"/>
      <text:p text:style-name="Standard">Given death only happens one time, I expect items on this list to mingle and send different holistic information to my prefrontal cortex unlike my perception of them in life. <text:s/>Given the NMDA reactions, I expect slow motion to occur during the best parts. <text:s/>Just like with ketamine, adrenal reactions, and intense psychedelic and dissociative reactions like my 25E-NBOH and 3-HO-PCE experiences, my death could seem like hours to me while only minutes have passed to an outside observer. <text:s/>After my prefrontal cortex loses the connections I need to observe myself, life will return to like it was before I had any memories when I was a baby. <text:s/>It's like life as a simple organism like a bacterium or a zygote. <text:s/>These things react to their environment and have mechanisms for feeling things through electrical impulses, but these organisms lack the necessary wiring and cannot observe themselves from a standalone position like a cortex in the human or dog front brain. <text:s/>Pain signals for avoidance and feel good signals for eating can still be sent somewhere for processing in separate and simpler processing centers like a mitochondria or a cell nucleus. <text:s/>This is how I will function when my prefrontal cortex loses all its many connections until rigor mortis sets in about thirty-six hours later. <text:s/>Unfortunately, the entity I consider to be "me" is my prefrontal cortex, and thus I will not last nearly as long into death. <text:s/>Fortunately, the list I made of the positive aspects of dying will keep my spirits high.</text:p>
      <text:p text:style-name="Standard">5:40 p.m. - I applied to Amazon in Seattle.</text:p>
      <text:p text:style-name="Standard">9:58 p.m. - While on my way back from Publix and passing some motel with a latino name, some latino dude in a blue SUV made a right turn and almost hit me (CarMex style) while looking very hard to his left. <text:s/>I'm 99% sure this was on purpose like the several other times gang members have hit or almost hit me with their stupid fucking cars. <text:s/>There was also someone in a white SUV right behind the guy. <text:s/>Just like before, there was no recognition of a problem on the other end. <text:s/>With no horn honked out and no surprise or guilt in their demeanor, this was done on purpose again. <text:s/>I've had people actually accidentally roll toward me with their car, and each time, they appeared apologetic and stopped for a second to acknowledge the problem to me. <text:s/>Each time I've recorded this problem, it has been this exact same outcome.</text:p>
      <text:p text:style-name="Standard">11:41 p.m. - Just in case, I'm just going to make sure my worry is clear and just by justification just previously detailed at 9:58 p.m. <text:s/>If I'm unable to care for myself because of an accident, I demand to be immediately put to death and subsequently cremated so that no part of my body can go to the government or any gangsters for any research, especially STD and cancer research. <text:s/>That means some big, white, redneck, hillbilly, straight badass motherfucker has to be the person to do that, and there can be no cells taken from my body.</text:p>
      <text:p text:style-name="Standard">12:46 a.m. - I only have nine days worth of amphetamine left. <text:s/>I never planned for society to drag this along so far. <text:s/>These eighteen months have been absolute shit. <text:s/>I only have so much money, and I didn't calculate myself to last through Christmas, but I did. <text:s/>I also only have about nine days worth of food too since I was a fatass and went through $65 worth of chili dogs in four days. <text:s/>I had $135 to spend on food today, which is really about eight days worth of food. <text:s/>This is going to suck a lot. <text:s/></text:p>
      <text:p text:style-name="Standard"/>
      <text:p text:style-name="Standard">January 12, 2022: The culmination of the denial of food and medicine to me is an act of attempted murder in my eyes. <text:s/>Using money to slowly murder someone is more evil than doing so by forcing a singular bullet through their brain. <text:s/>The torture to which I have been subject for an unknown period of <text:soft-page-break/>time is unacceptable. <text:s/>How many of those folk from Georgia Tech, Verizon Connect, 589 Elmwood DR NE, Intown Suites, and ESA were sent to torture me after my mom died 5 years ago? <text:s/>How many people and how much media were forged to send me to this exact situation I've been detailing for years now? <text:s/>How much money was spent to beleaguer me in a swarm of premeditated lies and falsely reassuring media? <text:s/>Besides the U.S. government, Bloods gang, and some unknown latino gang, what other organizations and individuals have planned for my life to end up this way? <text:s/>The plan of these folk has been to sadistically torture me, infect me with disease, and extract every medical value from me without so much as a hint of good will, and I've proved this over years of time without any acknowledgement of wrongdoing and restitution on the part of those folk. <text:s/>While I am stalked and staked out by the rich, they goad me to offer some hint of retaliation so it may be used against me despite the right to vent in my home. <text:s/>The rich hoard and harbor secrets of my ADHD disorder and past flaws so they may laugh at me and watch my misery grow as I continue to realize the horrid weight I have carried for twenty-six years.</text:p>
      <text:p text:style-name="Standard">12:46 p.m. - The feigning of good will by the rich in the form of "hot" then "cold" actions, opposites of good will and ill will, is made ever easier as the population increases, and one person can negatively behold this act through people in the thousands in every day city life. <text:s/>This is furthered by a person's natural will to live, and this will to live will likely remain in embers rather than a conflagration due to trickle down economics and freebies based on excesses generated from economies of scale in business. <text:s/>This problem of irrationally continuing an overall futile life is also compounded by trickle down knowledge from the largest collector of that information: the person's government. <text:s/>A Christian person continues to live as a destitute, depressed slave as it is rigorously taught every Sunday that suicide is immoral and the only way to a manufactured "heaven" is working even harder for the imprisoning despots. <text:s/></text:p>
      <text:p text:style-name="Standard">This manufactured consent of human slavery has been approaching my home's door for years now, and I will never consent to be a puppet of the wealthy. <text:s/>My life as documented here is the world the folk around me preach to be the future salvation of humanity. <text:s/>It is said, "the journey matters more than the destination", but in this instance I note my future destination is more important than my journey.</text:p>
      <text:p text:style-name="Standard">3:18 p.m. - I read yesterday in this article, https://www.jneurosci.org/content/28/36/8873, my inhibitory PCP2 mutations give my brain faster visual processing by severing some unimportant connections (and possibly inhibitory connections for filtering imagined thoughts) and allowing action potentials to travel faster through my neural network. <text:s/>I read the response to light in the brain is 30% faster. <text:s/>This results in the light information moving through the prefrontal cortex 30% faster as the brain's capacity for light information has not increased. <text:s/>Perhaps this significantly contributes to the slow motion effect of the adrenal system. <text:s/>It certainly contributes a little since my brain is moving faster but the outside world is not, but I don't have data to show how much, and the results are mystified and certainly not 30% because the complexity of the neural network encompasses more than light data. <text:s/>I'd need another article to back that up, but the results make sense given the results of my "hunger strike" and previous adrenal responses.</text:p>
      <text:p text:style-name="Standard">4:06 p.m. - Not long ago, about an hour into the amphetamine experience, I could see rainbow hands with white innards going from an outstretched palm to point fingers at the bowl of avb I was about to smoke. <text:s/>I'm definitely still feeling the aftershocks of the government mandated "hunger strike". <text:s/>Ece Onay mentioned something about her mom leaving her without food and hitting her and stuff. <text:s/>I wonder if she was talking about this government experimentation on ADHD. <text:s/>She knew a bunch of stuff she was hiding from me as have many people in my life over the past 5 years.</text:p>
      <text:p text:style-name="Standard">I wonder what evolutionary traits would be genetically passed down if I had a kid with some woman. <text:s/>Evolution dictates the traits improving survival and happiness would be passed down and those traits inhibiting survival and happiness would be discarded. <text:s/>My comprehension and motivation problems would be reduced, and DNA in my sperm would be more likely to retain the speed advantages of mutated methods of discarding connections in systems like PCP2 and various acetylcholine systems. <text:s/><text:soft-page-break/>I've been hesitant about thinking hard about having children, and I've been on the side of the negative for a while, but I think given my recent discoveries and analyses of my disorder, my curiosity has been piqued enough that I'm now leaning toward having one kid by getting some cute woman pregnant. <text:s/></text:p>
      <text:p text:style-name="Standard">Of course, given my disorder, I'd have to research with this lady how to generate the highest quality sperm cells. <text:s/>I'm sure using my medication of amphetamine for about three months would be the best idea to ensure my sperm cells are taught to perform properly like the cells in my brain and the rest of my body. <text:s/>I think a longer period of medicating would change the outcomes of inheriting things like my PCP2 system's mutations, the effects of which have been reducing steadily since their peak about six days after I started medicating. <text:s/>Perhaps there are other "subtle" things like ingesting caffeine through sweet tea that would drastically affect the outcome given caffeine intake enhances my inhibitory acetylcholine response. <text:s/>The timing of the sex with a woman during amphetamine treatment would likely also drastically affect the outcome. <text:s/>I think it would be best to procreate at about 3:30 p.m. given the half lives of the two amphetamine isomers in the body. <text:s/></text:p>
      <text:p text:style-name="Standard">My goal is to find a sustainable career, find a girlfriend and wife her up, and then settle down in the suburbs of Seattle. <text:s/>I'm metaphorically doing that right now in my post "hunger strike" situation of using my amphetamine "job" for rebuilding parts of my deconstructed "womanly" dopamine system, especially brain dopamine systems since bodily dopamine systems are needed for physical movement to capture prey.</text:p>
      <text:p text:style-name="Standard">I've been having my dog use the bathroom in the bathtub since I've been exiled. <text:s/>He doesn't have to go as much anymore, and I'm assuming given dogs' protective evolutionary domestication, Breezy is somehow responding to my lack of assurance in my future with food and medicine.</text:p>
      <text:p text:style-name="Standard">7:39 p.m. - I take pride in my striving, and I tend to ignore the incoming action potentials signaling my disappointment in the faults of my environment. <text:s/>I have nothing to gather from the outside world other than my inevitable decline at its hands, yet I continue to find inner strength in my cells' resolve for my inevitable welfare through death's inclining decline.</text:p>
      <text:p text:style-name="Standard">1:10 a.m. - I took an hour long nap that concluded at 10:30 p.m. <text:s/>After that, Breezy peed a little outside the bathroom in defiance. <text:s/>Then he wouldn't get out of the tub. <text:s/>I also ate a ton of chili dogs and Nutty Buddy bars. <text:s/>I assume this is result of my "hunger strike" aftershocks of unknown biological origin in Breezy's eyes and mine. <text:s/>There are so many mechanisms in the body, but considering sadistic, smart people with inside knowledge like to piss in people's faces and revel in their debauchery, I assume the human growth hormone effect of cutting weight in the face of adversity has some merit.</text:p>
      <text:p text:style-name="Standard"/>
      <text:p text:style-name="Standard">January 13, 2022: 7:35 a.m. - I woke up at 6:40 with an awful omnipresent headache on the front right side of my head extending from the top to just above my right eye. <text:s/>It's starting to finally go away now. <text:s/>It still hurts a little, but I expect the pain will be gone in a few minutes. <text:s/>This is because the people around me watched me get infected and starve.</text:p>
      <text:p text:style-name="Standard">7:40 a.m. - Now the pain is centering just behind my right eye like something out of that shitty Saw movie where the key was behind the guy's eye.</text:p>
      <text:p text:style-name="Standard">7:42 a.m. - Now the pain has moved back up an inch or so above my right eye. <text:s/>I still see red slashes everywhere.</text:p>
      <text:p text:style-name="Standard">7:44 a.m. - Now the pain has recentered behind my right eye. <text:s/>Last night, I had a pain behind my left ear for like ten minutes. <text:s/>This isn't worth my time. <text:s/>Given I'm running out of my amphetamine remedy in like a week, much to the delight of those spying on me, it's not worth my time to continue living. <text:s/>Life sucked these past eighteen months, but I'm not willing to continue any of these Neo Nazi Nagger American experiments.</text:p>
      <text:p text:style-name="Standard">7:47 a.m. - The pain has decreased a lot since I woke up, but it feels like I stubbed part of my brain on the desk like I would stub my toe. <text:s/>When I woke up, it was a lot worse.</text:p>
      <text:p text:style-name="Standard">7:50 a.m. - The pain increased a lot all around my eye and the front right of my head, and now it's receded to feel like I'm brushing the front right side of my head next to my hair bangs against a rough <text:soft-page-break/>2x4 piece of wood. <text:s/>It's like that Halloween II movie that came out last year where the community beats the shit out of me from afar by spewing nothing but shit from their mouths and offering no sustainable future to help me. <text:s/>It's also like they're spewing, "Why I oughta ___" statements at me with no recognition of the consequences while waiting to use those same statements against me when I come up with them in my venting room wherein I'm allowed to rue the ruling sadists like Bruce Willis maneuvering on feet cut by broken glass.</text:p>
      <text:p text:style-name="Standard">7:53 a.m. - The red slashes are maximizing across my field of vision. <text:s/>They tend to maximize about 55 minutes in to my medicating period, which makes sense given the mostly tandem necessity of the NE and DA systems. <text:s/>With these slashes, the pain is actually alternating its existence as I realize I can feel good inside.</text:p>
      <text:p text:style-name="Standard">7:57 a.m. - The pain is coming back now to my right temple and dripping across and down to my right eye like the flowing blood that appears to drip down my eyes.</text:p>
      <text:p text:style-name="Standard">8:02 a.m. - The pain is waxing and waning since about 7:47.</text:p>
      <text:p text:style-name="Standard">8:04 a.m. - The pain fluttered back to the center of my forehead where it is now forcing itself down in a waxing and waning manner as the pain is still much worse and omnipresent in my temple. <text:s/></text:p>
      <text:p text:style-name="Standard">8:21 a.m. - Any sacrificed mechanisms in my body which are dependent on amphetamine training to function must be rebuilt and also retrained, making my return from injury more difficult than the common folk. <text:s/></text:p>
      <text:p text:style-name="Standard">8:30 a.m. - It feels like a half centimeter diameter and five centimeter long wire is being pressed across the inside of my right temple and trying to travel to my eye. <text:s/></text:p>
      <text:p text:style-name="Standard">8:32 a.m. - Now the pain has centered on my right eye again and dissipated from my right temple. <text:s/>Now it's alternating again.</text:p>
      <text:p text:style-name="Standard">8:52 a.m. - I drank some preworkout since it's stronger than sweet tea. <text:s/>It seems to help a little bit with the pain. <text:s/>Weed doesn't seem to do much unless it is used when both isomers of amphetamine are still in effect. <text:s/>Even though I'm coming down from the dextroamphetamine, it's still working to recover the sacrifices I made during my "hunger strike". <text:s/>I can feel it working as it is easier to peer into the outside world again, but my head still hurts. <text:s/>My hands still feel like they're missing pieces and are shells of their former selves. <text:s/>I'm still in survival mode wherein my adrenal system takes number one priority. <text:s/>The soles of like five of my socks have been rubbed out because of the changes in my feet.</text:p>
      <text:p text:style-name="Standard">10:01 a.m. - My right temple still hurts. <text:s/>Given I only have about a week of food and amphetamine left to help myself, I expect my situation to continue to get even worse as the sadists continue spitting in my face. <text:s/></text:p>
      <text:p text:style-name="Standard">10:34 a.m. - The pain lingers but it is less than it was at 10:01 a.m.</text:p>
      <text:p text:style-name="Standard">11:55 a.m. - I've found lots of grammatical errors and inconsistencies in my previous job applications. <text:s/>I've noted them and received no response on my previous applications. <text:s/>I'm still seeing these barriers to entry in the software industry as similar to those barriers to entry in the voting world. <text:s/>It feels just like my time at Verizon Connect where the employees are more enthralled with screwing up the lives of those around them than making a good product that helps people. <text:s/>That statement by that latina woman to Teja at Verizon Connect sticks out to me: "We're not going to try are we?" <text:s/>The entirety of the computing world appears broken, and it looked like Verizon Connect was filled with egotistical shit spewing coke and meth heads. <text:s/>You can't get anything through to them because their DAT and NET are blocked, forcing an uncaring rerun of some parts of the human neural network. <text:s/>Another thing is this one guy said, "Are you blocked?" <text:s/>He definitely had multiple meanings there when he said it. <text:s/>Another weird thing that was said to me by some dude who narrowed his eyes was, "Whatever makes you feel complete." <text:s/>A lot of created software is probably created by cokeheads wishing to confuse other developers. <text:s/>The world of job applications is a cokehead's dream for screwing people over for twisted, drug enhanced pleasure.</text:p>
      <text:p text:style-name="Standard">As it can be easily shown by the differences in my moral standing and those around me who use things like methylphenidate, Vyvanse, cocaine, meth, etc, the world needs to get rid of these crappy drugs and <text:soft-page-break/>replace them with the gold standard, racemic amphetamine. <text:s/>It has been proven to create a healthy balance in ordinary folks' lives. <text:s/>There could be very, very rare cases like Down Syndrome where methylphenidate or Vyvanse could help disabled folks more than racemic amphetamine, but it certainly wouldn't apply to anyone I've engaged with in my life. <text:s/>If someone actually has a problem with their DAT, NET, or dopamine releasing mechanisms, focusing on that creates an imbalance where the final action potentials being analyzed in the prefrontal cortex do not have a trace of morality. <text:s/>Some action by equal combination of levoamphetamine and dextroamphetamine will force the brain to create the right generating action potentials and inhibiting action potentials to create a final, morally sound thought in that person's brain. <text:s/>Adding those sadistic elements like cocaine later would cause a person to become a more intelligent sadist, which is not the goal of a moralizing, sustainable pharmaceutical industry.</text:p>
      <text:p text:style-name="Standard">I still want to get to a stable financial position so I may push for that overhaul of the medical industry. <text:s/>If I'm unable to advance that cause, I can still make sure my disorder is redefined and the likes of methylphenidate, Vyvanse, and methamphetamine are not being used by the government under the label of me and my disorder ADHD.</text:p>
      <text:p text:style-name="Standard">1:43 p.m. - The pain behind my right eye reappeared again. <text:s/>I wonder how long this will go on for the satisfaction of the Neo Nazis around me? <text:s/>Clearly this isn't the first time the government and other gangs have performed this experiment as I can observe by watching things like Saw and Always Sunny. <text:s/>Who were these other people with ADHD? <text:s/>Was it really back in the 70's that this other person died? <text:s/>Did they really perform the same twisted Neo Nazi experiments on that person with ADHD back then too? <text:s/>Is this just a corroborating experiment for some poor woman with ADHD who suffered at the hands of a Neo Nazi American military back then? <text:s/>What gives with the creepy abortion clothes hanger, holistic binding problem of EXIT, two lamps and Rolodex, cowboy hat (calcium channel?), and other various references to amphetamine and my disorder? <text:s/>How many other mentally ill people, poor folk, and drug addicts have been subject to the same Neo Nazi experiments? <text:s/>How many more will be subjected to this torture as I have for this unknown period of experimentation of at least a few years? <text:s/></text:p>
      <text:p text:style-name="Standard">5:17 p.m. - My right temple still hurts. <text:s/>How much money did the government, Hollywood, and various gangs spend to keep the world in the dark? <text:s/>How many fake mustaches (MA Stashes of headbutted broken glass if Family Guy's Where's My Money segment is to be believed) has the government put on the people around me to keep me and my mom blind to the problems in my life? <text:s/>Looking at the skullfucked by drill bit cover of Pantera's Far Beyond Driven and at the head bowed and gashed The Fall of Ideals cover by All That Remains, I don't know what will happen if I stop using amphetamine at this point after going through all that shit these past few months. <text:s/>The results of the government mandated "hunger strike" make me think I can't afford to take that chance. <text:s/>Also, there's another "hunger strike" coming up in a week at the government and cronies' will as I sit here in this weekly motel. <text:s/></text:p>
      <text:p text:style-name="Standard">11:17 p.m. - I've been thinking about my amphetamine exit strategy since the weird hunger strike stuff started happening and I was watching Bleach, which seems to also harbor these awful STD PCP2 experimentation ideas. <text:s/>With a name like Ichigo, it really comes together. <text:s/>Anyway, I don't think it would be safe to use my current go to strategy of the far reaching and metabolizing MDMA as an exit strategy when I'm still recovering from this strange "hunger strike". <text:s/>I'm unwilling to medicate with anything other than the gold standard of racemic amphetamine. <text:s/>Too much weird stuff has been going on. <text:s/>I think some mechanism of MDMA could interact with these unknown parts of my neural network and kill me like when I tried to come off amphetamine with MDA, kinda like the second E in that sign shot in The Texas Chainsaw Massacre 2. <text:s/>The weird stuff I see about the EXIT sign in that movie has me on edge about my neural network's future state without amphetamine too since my world has been somewhat shattered into the red slashes that make up that sign. <text:s/>The silence from the outside world on the matter has my mind made up.</text:p>
      <text:p text:style-name="Standard"><text:soft-page-break/>I'm still seeing blue lattices and red slashes, having trouble enjoying eye contact, don't want to watch the entirety of The Texas Chainsaw Massacre 2, and desire to watch and listen to short clips and music. <text:s/>I still skip through and repeat music a lot. <text:s/>I was rather lost in the blue lattices in the wall for a few seconds, similar to when the "hunger strike" first started. <text:s/>It was quite mesmerizing watching the giant red squares and stuff forming but definitely not as mesmerizing as that blue A I drew in 3D space. <text:s/>Nothing was really ever as mesmerizing as when I danced with the rainbow women as a kid. <text:s/>I really thought they were real, but Brian said there were no such thing as ghosts and to go back to sleep. <text:s/>I thought I buried them with six years of amphetamine medication at the behest of my mom, but now that I've seen such amazing things recently like a rainbow talking conjuring of that cute girl Taylor at like 6 a.m. at the end of August 2021, I think I'll get to see a parade of pretty women again when I die or later in life as my disorder and related benefits progress. <text:s/></text:p>
      <text:p text:style-name="Standard"/>
      <text:p text:style-name="Standard">January 14, 2022: 7:29 a.m. - I don't have any head pain when waking up today. <text:s/>I feel the middle of my forehead tingling in a good way. <text:s/>These alternations of feelings of adequacy and inadequacy in my head are likely the result of retraining my rebuilt dopamine system and other sacrificed company. <text:s/>What does my hypothesis about my calcium channel have to do with this?</text:p>
      <text:p text:style-name="Standard">7:40 a.m. - The tingle drifted into a slight pain in my middle forehead. <text:s/></text:p>
      <text:p text:style-name="Standard">7:43 a.m. - Lattices and lines are still randomly appearing and moving everywhere, and red slashes are starting to appear again. <text:s/>Sometimes a rainbow smiley face briefly cracks open again. <text:s/>The government and related gangs have been waiting for all this to happen. <text:s/>Clearly, someone has done this exact same experiment before. <text:s/>The random white guy who disappeared two months ago "Mark Tommy" and some black lady working here both separately asked me, "Do you pick up your hair after your dog?" <text:s/>Who are these folk and why do they celebrate my torture?</text:p>
      <text:p text:style-name="Standard">7:58 a.m. - It feels like my center forehead is expanding a rod and creating outward pressure. <text:s/>I wonder what's going on in there. <text:s/>All I know is that I'm macroscopically making forward intellectual progress. <text:s/>I don't know the microscopic details of the various systems I'm enhancing like the NE and DA systems.</text:p>
      <text:p text:style-name="Standard">9:10 a.m. - I think these corporations are using my poor background as a justification to not hire me. <text:s/>I'm being held down by various organizations but most of all the government, and these corporations likely see my various expositions as a justification to sadistically poke at me while watching me slowly die over these eighteen months. <text:s/>Every time I bring up ADHD, the topic gets changed or there is straight denial of my claim despite my massive amount of evidence supporting this fact. <text:s/>I need to bring it up all the time because the facts I could have used about my future have been purposely withheld by the government, leaked to gangs, and it's being used against me as a weapon of knowledge.</text:p>
      <text:p text:style-name="Standard">10:07 a.m. - I've gotten lots of strange phone calls. <text:s/>I think the government is sending out AI powered phone calls and half retarded personal phone calls to do alleged "wellness checks" and basically ruin people's lives by spamming them not only outside their home but inside their home. <text:s/>It's probably similar to those weird fat black ladies who drove up beside 589 Elmwood DR NE to ask me where some church was or something. I was letting my dog pee at the time. <text:s/>I was worried they were going to try to back up and hit my dog and pretend it was an accident like so much of the other shit that's happened to me. <text:s/>Their intent was obviously to do something else. <text:s/>Every time, they claim it was an "accident" or coincidence the maintenance guy did X thing wrong or some random homeless creep or government guy pretending to be homeless approaches me at the most convenient of times. <text:s/>I had the same problems when the people here at ESA locked me out about at the beginning of January. <text:s/>All of a sudden, I was approached by a ton of homeless people just like when I left Intown Suites. <text:s/>I think one of them was a fake homeless guy because he was fat. <text:s/>Other fake homeless people are easy to spot because they don't talk like they have any actual personal issues on their mind.</text:p>
      <text:p text:style-name="Standard">12:57 a.m. - After destroying my life over 10 years with radio silence on the part of the U.S. government, the purveyor of my medication, they have now destroyed my life again through this "hunger strike". <text:s/>I made heaps of sacrifices to get my coveted college degree as a first generation <text:soft-page-break/>college graduate in my actual family (not counting my "father" Bonnell Love). <text:s/>My mother lay dying as I typed up papers, attempted to positively carry on my life, and hoped to spend Thanksgiving with her, only to find her on her deathbed 13 days later. <text:s/>Looking back, I wished I could have somehow given her some weed to help with her cancer in those couple years since I had discovered its cancer inhibiting effects. <text:s/>Instead, the government watched me as I watched myself waiting to see if my ADHD was rearing its head or if I was just in a sad rut or depressed. <text:s/>It would have taken some convincing since she brought it up during 2015 Christmas break and was worried about weed affecting my efforts toward a college degree. <text:s/></text:p>
      <text:p text:style-name="Standard">Since that day October 29, 2016, I have lamented never reaching a solid economic shelter in life so that I could afford her the same luxuries which I enjoyed. <text:s/>I wanted to get her a house and help her cancer with weed. <text:s/>I wanted to convince her to become an atheist with some sort of presentation of a sequence of rational arguments that were nigh irrefutable, which I've somewhat gathered now on my website. <text:s/>Unfortunately, I had neither the knowledge of my disorder nor the economic standing to accomplish such a radical task. <text:s/>It's rather painful to remember the emptiness I held in my own eyes as my mother beheld me one last time. <text:s/>It's even more painful to remember the emptiness that swelled and scattered my neural networks into internal disorder of incomprehension, uncaring, despair, and delusion. <text:s/></text:p>
      <text:p text:style-name="Standard">Even now the lack of economic action on the part of the people around me has created the "hunger strike" imbalance in my neural networks such that I am even less motivated to interact with the outside world. <text:s/>This lack of action by those familiar with my disorder in combination with the mystification and demonizing of my disorder and its amphetamine remedy has created a feedback loop where people unknown to my situation disregard and affront me in the assumption I am an evil drug user because of the way I look and strangely interact with people who bullshit me. <text:s/>This caters to the sadists who know of my disorder and use it to push their agenda of using my name and disorder for false remedies like methylphenidate, dextroamphetamine, and methamphetamine. <text:s/>I have not found one single person who has acknowledged the legitimacy of my claims even though I have pushed peer reviewed research along with my anecdotes. <text:s/>The denial of science in the name of fearmongering and warmongering is an incompetence perpetuated by the religious zealots who make up the majority of the government and uphold the military's use of powerful, sadistic drugs to accomplish their thieved lightning wars. <text:s/></text:p>
      <text:p text:style-name="Standard">Despite my efforts to overturn such things, my good intentions are withheld due to the intentional economic instability cast on me by the government and gangs in the age of mass communication via the Internet. <text:s/>Meanwhile, the government continues to abuse their system of hiding behind my disorder while simultaneously denying its existence, instead chalking up my issues to evil desires, self diagnosed confusion by the mass media, or a misdiagnosis of some other disorder.</text:p>
      <text:p text:style-name="Standard">My cousin Jonathon Lee is in the army reserves. <text:s/>He sends me this text over and over: "WTF!" <text:s/>No matter my attempts to explain the issues of my disorder, that's the final answer I get. <text:s/>My aunt Vickie Lee and cousin Crystal Elkins shy away from communicating with me and also lie to me even through all my hardships. <text:s/>What is my alleged father's role in all of this? <text:s/>Did he know of any of the things going on here with my disorder? <text:s/>Why did he shy away from me his whole life? <text:s/>I never spent much time with him, and eventually, he moved to Florida without telling anyone and my mother and I never saw him again. <text:s/>We actually went to his house with Bruce once and knocked on the door and stuff. <text:s/>We waited like 30 minutes, noted the old Jaguar car wasn't there anymore, and then left. <text:s/>That's when my mom found out that house was sold. <text:s/>My mom said he was addicted to pain pills like Codeine, so I assume that's why. <text:s/>Although he was shy, he didn't seem to have any ill will toward me when I briefly hung out with him as a kid. <text:s/>I still don't know why my life has been held in pieces ever since I've been held in my mother's womb.</text:p>
      <text:p text:style-name="Standard">3:19 p.m. - I now have just about six days until I run out of amphetamine, at which point I don't know what will happen. <text:s/>I suppose it's part of the government and gang experiments which are being done on me, but those strange red NMDA lines are in other works of art. <text:s/>I'm worried I'll die if I suddenly cease my amphetamine medication and regress my body. <text:s/>My addiction is strong enough to unleash an <text:soft-page-break/>adrenal response, and in my condition with unearthed and unknown parts of my neural network regressing in such a pivotal moment, that could kill me. <text:s/>As for this result, "It's in the air." <text:s/>It's what the public demands. <text:s/>I'm sure they have a lot more requests that I don't want to fulfill. <text:s/>They've left me to die here. <text:s/>Clearly, this is their plan since I "still have to pay" according to "Mark Tommy". <text:s/>I'm not sure what will happen, but by my own creed I am not allowed to falter here for some god forsaken false oath of fealty to the slave drivers lurking just outside my door. <text:s/>The situation somewhat reminds me of My Apocalypse by Escape the Fate. <text:s/>How much did these stalker government and gang folk pay for that fake My Apocalypse MUsic Stash? <text:s/>I don't even know much about the muscarinic system, but I'm sure the folk who wrote the song Make Up know something about my disorder as they've deceived the whole world for their selfish desires and my expense. <text:s/>How much have I paid by believing there were people out there just like me? <text:s/></text:p>
      <text:p text:style-name="Standard">6:15 p.m. - That song 15 Pieces of Flare by The Amity Affliction, Two Weeks by All That Remains, and Obliviate by That's Outrageous (especially since it's followed by the track Vyvanse Trance) as well as their album art covers remind me of this current situation after the "hunger strike". <text:s/></text:p>
      <text:p text:style-name="Standard">7:49 p.m. - I've been having to take a shit and farting a lot over the past few days. <text:s/>Sometimes it feels like there's pressure at the bottom of my ass yet no shit. <text:s/>Every abnormality in my body has me wondering if it's related to the "hunger strike" and its interaction with my ADHD. <text:s/>A pleasant flash freeze of a cool sensation went over my whole body as I waited to take my medication at 7 p.m. <text:s/>It didn't really feel in place with my outside environment. <text:s/>I'm not too sure on the specifics of why such a rapid temperature drop and then return to normal would occur. <text:s/>Something about it made me feel good, but I'm doubtful of the authenticity of this reaction beyond delightful surprise unless I feel it again soon. <text:s/>If these two things are mechanisms related to the "hunger strike", I'd certainly like to learn about them.</text:p>
      <text:p text:style-name="Standard">8:41 p.m. - I've noticed after images lingering around. <text:s/>When I dart my vision away, sometimes the face of the girl on my laptop wallpaper will linger and stray away from the computer screen as a rainbow face. <text:s/>As I drink my extra steeped sweet tea, a tingling moves smoothly down the top of my head to my center forehead and another stronger electric tingling moves more erratically down my left temple. <text:s/>My body got a little colder when I drank the sweet tea, but it wasn't like before. <text:s/>Earlier, perhaps it was the combination of several bodily mechanisms I experienced in tandem with the cold shiver.</text:p>
      <text:p text:style-name="Standard">10:00 p.m. - Insofar as I can see, it's over for me unless someone has the common sense to help me with the combined problems of my ADHD, "hunger strike" aftershock, and declining medicinal amphetamine provisions. <text:s/>The intentions of those outside this room are to imprison and enslave me hither or thither. <text:s/>Those intentions have been made clear ever since I banged that stripper. <text:s/>The ill will of those around me has only appeared to increase as they continue holding me here in poverty against my will. <text:s/>Over these past eighteen months, I've repeatedly asked to trade my consistent labor for my fair share of a sustainable future. <text:s/>Since then, I've steadily enhanced my software engineering skills, demonstrated that on my portfolio, and learned a ton. <text:s/>This doesn't matter to anyone around as I have been ignored, vilified, and shamed for some unknown reason. <text:s/>I now have five days or so before I will once again starve to death, but this time I will also be drained of my medication in light of my drastic transformations due to starvation with only two weeks of recovery. <text:s/>Nobody has made any effort to reach out to correct these issues impacting not only me but everyone in the world who is demonized for eating Adderall for performance enhancing effects. <text:s/>There's that dumb propaganda film Take Your Pills which casts a terrible light on me and my disorder. <text:s/>Is this the government's idea of playing chicken with me under the assumption I am lying about ADHD? <text:s/>Is this some twisted way of making me "pay" through torture and art under the assumption that I am a miscreant abusing the name of a rare disorder? <text:s/>I make the claim the real miscreants here are those antagonizing me in this moment and abusing the reputation of me and my disorder.</text:p>
      <text:p text:style-name="Standard">11:44 p.m. - How many of my body's cells were murdered as a human sacrifice for these rich folk swarming me to reap my cells of their evolved medicinal advantages graciously gifted by deceased <text:soft-page-break/>mother? <text:s/>I love myself and thus I love my cells, and now I have been defiled by this city. <text:s/>I will continue to love myself no matter the end result of this short sighted experiment. <text:s/>I will not take the chance of faltering in the near future. <text:s/>I must take swift action to remedy this situation despite the unending encroachment of the viruses called the "human strain". <text:s/>Despite Hitler's prowess and support, even his advance was ended in the overconfident frigid march to Stalingrad. <text:s/>I think I am being forced to play the role of "Lil Hitler" as I detail my own personal struggle, "Mine Comfy". <text:s/>It appears my fate is sealed in the downfall of my food and medicine supplies. <text:s/>I've been reaching out for help, and I've been denied all the way through these eighteen months. <text:s/></text:p>
      <text:p text:style-name="Standard"/>
      <text:p text:style-name="Standard">January 15, 2022: 7:14 a.m. - It is best to focus on the positive outcomes of going AWOL during the reign of an American Neo Nazi ruling class. <text:s/>As a deserter of my medicating schedule, I can still look forward to one last natural jolt of life akin to amphetamine but more revolutionizing and pleasurable than any other life experience. <text:s/>It's like receiving a last natural dose of medicine as my reserves are sent to the front lines.</text:p>
      <text:p text:style-name="Standard">It looks like people are making life altering judgments on my character based on the bullshit they spew at me on a day to day basis. <text:s/>However, that's just like screwing with an autistic person who has social problems and expecting that screwed up social interaction to carry over into their personal life. <text:s/>It's like going into a sanitarium and expecting everyone there to soundly accept your bullshit and play some shitty game of chickenshit. <text:s/>It's like going into a classroom for people who have to use sign language to communicate and then refusing to respectfully interact through bodily communication. <text:s/>My life is like kidnapping latino children at the border, raising them to be eighteen in a shithole concentration camp, and then claiming it's then okay to torture them with human experiments for a few years before dumping them into ignorance and poverty to die in the gutter. <text:s/>I wish I could impart some sense of understanding empathy to my situation so that I may not only receive help but inspire the help of those around me with similarly shitty and contrived situations.</text:p>
      <text:p text:style-name="Standard">10:46 a.m. - Millions of my trillions of loving cells have been trampled, burned, shot by firing squad, and gas chambered as a human sacrifice for the sadistic NANNS (Neo American Nagger Nazi Society) experiments just as the jews of Nazi Germany were corralled for genocide, "Gen O Side" to be somewhat less frank lending knowledge and poke at what I assume is some joke about altering the fucking ring that's called meth. <text:s/>My grandma Paula Josefa Cantrell would be turning over in her grave like the end of The Texas Chainsaw Massacre 2 where the hoe safe ate my racemic amphetamine chainsaw away from its holy river and plunged it to be left eyeing the shithole. <text:s/>That's quite a stretched extended metaphor of Josefa and the chainsawed ending of that The Texas Chainsaw Massacre 2. </text:p>
      <text:p text:style-name="Standard">Is the notion of my death at the hands of a combination of an involuntary "hunger strike", ADHD, and abrupt medication cessation merely a terrorist act on the part of my antagonists? <text:s/>If that is true, this is simply a short sighted act on the part of thieving criminals seeking to steal the value of my cells with as little regard as they have in stealing their own cells' value through the shitty, sadistic prescription drugs like methylphenidate I seek to abolish and other damaging things like alcohol, tobacco, boxing match warfare like boxing and football, and overeating to get fat.</text:p>
      <text:p text:style-name="Standard">1:16 p.m. - Elaborating on the destruction to society caused by methamphetamine, both clandestine production and government sponsored production using my name and disorder of ADHD, I assume at least some of what these folks are after is visualized by the album art of In Dreams by After the Burial and the darkly consumed light of Franklin from The Texas Chainsaw Massacre 2. <text:s/>The excessive dopamine output and lack of an inhibiting mechanism by meth and newer drugs (possibly like A-PVP) saws into the body, allowing many hidden mechanisms to be unearthed and subsequently destroyed or abused. <text:s/>This can create the sadistic types like Hitler, the melted uncaring folk like many homeless, and even gays and pedophiles by altering the natural mechanisms involved in child care and sex. <text:s/>The government is trying to maintain these things using ADHD as a cover for its Desoxyn prescription, which I'm sure a high ranking politician like Prince Andrew or a wealthy socialite like Jeffrey Epstein <text:soft-page-break/>would have no issue obtaining. <text:s/>It's only approved for 5 mg, but it would be easy to forge the documents and siphon more of the drug from the documented, restricted medical output. <text:s/>It would also be easy to masquerade illicitly produced meth as prescription Desoxyn, and no tricks would be needed for the medical records. <text:s/></text:p>
      <text:p text:style-name="Standard">I'd like to see it banned for civilian use unless it has a legitimate hidden medical use for things like an STD like I've discovered with the PCP2 system and my current unknown STD, but why would such a far reaching, toxic chemical be needed when there are more precise, novel drugs to achieve inhibition of virus growth? <text:s/>As for the military use of the chemical to speed up some physical processes in the brain and body by utilizing mechanisms uncovered by slicing into the body with excess dopamine, I think the same argument could be applied since the general serotonin releasing action could be eliminated and should be replaced by a selective 5HT-2A agonist action to speed up reaction time. <text:s/>Irrespective, I'm not aware of what the military productively does these days nor do I wish to interfere in their actual job of nation defense. <text:s/>I know the military people bang prostitutes a lot, so I'm sure many of them have a stake in using me for medical research. <text:s/>The CIA was banging Colombian prostitutes and Monica Lewinksy was in the White House, so I'm sure other branches of government have a big stake here too. <text:s/>The U.S. government is currently a giant bureaucracy and a two party system, so organized problems like this are bound to rear their heads as those groups further fraction due to evolving morals concerning rapidly evolving technologies rearing their own problems of misuse. <text:s/>People naturally evolved to work together, but despite my acknowledgement of my good intentions I have been held down my whole life by this principle, from my early years on Adderall to my current "hunger strike" problem. <text:s/>I don't see anyone coming to help me from any side. <text:s/>I want to trade, and these folk wish to steal.</text:p>
      <text:p text:style-name="Standard">Unfortunately, I have $50 to my name and only five days worth of medicine left. <text:s/>I'm royally screwed, and despite my efforts to intellectualize the attitudes of society to me, my message has failed to penetrate the massive walls society put up. <text:s/>My anecdotes and collected research papers have failed to impress the believers who disregard my science and history for their own selfish persuasion.</text:p>
      <text:p text:style-name="Standard">3:49 p.m. - I still see red slashes forming across my vision.</text:p>
      <text:p text:style-name="Standard">4:23 p.m. - My eyebrows tingled in a line across them. <text:s/>Then my center forehead is tingling in a circle again. <text:s/>My right eye felt like it was increasing in density along with that</text:p>
      <text:p text:style-name="Standard">4:25:39 p.m. - The forehead tingle lingers now while the eye sensation has dissipated. My temples have started tingling down in a line again. <text:s/>This increased in size to be a rectangle now.</text:p>
      <text:p text:style-name="Standard">4:57 p.m. - My status as a sort of prisoner of war remains constant. <text:s/>For this, I hold deep contempt for the outside world, and that breeds my distrust.</text:p>
      <text:p text:style-name="Standard">7:52 p.m. - I'm still very impressed with sweet tea's ability to draw delusions far to near as white hands of shadow folk briefly reach out to me and animals briefly run to me. <text:s/>The objects in front of my eyes disappear to match their background as if I can see through them. <text:s/>It's quite entrancing, and that feeling also waxes and wanes. <text:s/>It reminds me of the exact same hallucinations I would have as a kid at night except I'm not scared of them. <text:s/>Back then, I was on Adderall and Risperdal. <text:s/>I kept telling my mom the Risperdal didn't do anything, and I was on it for years. <text:s/>There was that infomercial on TV about male breasts sprouting in late teen years, so I was paranoid seeing that in high school and college. <text:s/>Thankfully, my weightlifting is the only thing increasing the size of my chest. <text:s/>Unfortunately, for eighteen months, the only thing I've been able to do with lots of force to weight train is explosive pushups.</text:p>
      <text:p text:style-name="Standard">8:52 p.m. - Rewatching ChaoS;HEAd has me thinking more about how this was all set up for me to get this unknown virus. <text:s/>I still don't understand how this has happened and persists in the era of mass communication. <text:s/></text:p>
      <text:p text:style-name="Standard">It's so hard to find imagery of my childhood parade of rainbow women who praised me, conversed with me, and even reached out to hold my hand. <text:s/>I was starstruck when I saw all those women at the strip club because it was reminiscent of that moment, and I hold that as one of my all time greatest life <text:soft-page-break/>achievements. <text:s/>I always wondered if I would see it again. <text:s/>I thought I had buried it under years of amphetamine. <text:s/>Now, it stands as something I'm grateful I can accomplish later in life and in death. <text:s/>I expect some sort of fancy "regression" in mutated neurons in my network to give me this pleasure after a year or so of medication with amphetamine. <text:s/>It is impossible for my neurons to be what they were before my prenatal alteration, so my mutated neurons will always tend toward the inhibition dictated by their DNA or RNA.</text:p>
      <text:p text:style-name="Standard">I suspect this 3D vision of my desires is mainly manifested as a combination of my inhibiting PCP2 mutations, some acetylcholine inhibition mutation generating colorful solid color splatter in my mind's eye, and the blue air wire acetylcholine inhibition. <text:s/>Of course, I'd expect more things like my mutated NMDA inhibition to be at play here, but the human neural network is complex, and some things have more weight than others. <text:s/>The solid scarlet color of the red ground mask and the golden mind's eye spots appeared to somewhat diminish the impact of the rainbow wires gifted to my prefrontal cortex by PCP2 inhibition, but it's hard to tell without more data. <text:s/>The entrancing and beautiful 3D blue air wire which drew the letter A was an interesting mental depiction of my desire for amphetamine. <text:s/>The same thing was splattered on the ground as I was departing ZBT, but it is a different mechanism. <text:s/>I'm curious what the neural network looks like such that it can render so many different and beautiful images altering the raw light data fed into the human pupil.</text:p>
      <text:p text:style-name="Standard">9:48 p.m. - I'd like to see this file I'm sure the prying eyes of the government and gangs have extracted from me. <text:s/>I'd also like to see the info gathered from anyone else that existed before with ADHD. <text:s/>I could only sit through two episodes of ChaoS;HEAd in this past hour. <text:s/>I still have the attitude where looking into the eyes of someone on the computer screen feels taxing and like I'm doing myself a disservice. <text:s/>I'm unsure of all the mechanisms at play, but perhaps it is entirely a dopamine system problem as a result of the "hunger strike". <text:s/>I strongly suspect my NMDA inhibition is irrelevant in that problem. <text:s/>I think PCP2 inhibition might help to see into the outside world with that lack of dopamine, but I'm unsure how that works out in the neural network. <text:s/>I understand my mutated PCP2 inhibition helps with addiction like my prenatal alcohol and tobacco addiction and current amphetamine addiction, but I'm unsure of how it affects the neural network to help when the dopamine system is damaged. <text:s/>It's still hard to focus on the words on screen when reading the subtitles. <text:s/>I had to involuntarily rewind a couple times. <text:s/></text:p>
      <text:p text:style-name="Standard">Anyway, it was great to have some heroines to save my ass tonight, and that's also the metaphor I like to employ when Mac's dad asks him to smuggle heroin through his anus in the Always Sunny episode Dennis and Dee Get a New Dad. <text:s/>Looking at the red noses in Always Sunny and current problems with wealthy "sexploitation", is there some plot by the government to cast this as some operation to expose dirty bureaucrats? <text:s/>Do they intend to blame the entirety of my life's destruction on the Bloods gang? <text:s/>That is certainly not the case as there must be multiple gangs of different races holding hidden information about my disorder. <text:s/>It looks like such a "casting call" came from the top if you connect the lack of information from everyone who could have known what things in The Texas Chainsaw Massacre 2 and ChaoS;HEAd mean to someone with ADHD. <text:s/>I assume the politics of the U.S. is very muddied right now. <text:s/>I want nothing to do with such things since I have traded such natural social tendencies for more independent directives. <text:s/>I still want to settle down with a wife and work on my art until I peacefully die when I'm over eighty years old.</text:p>
      <text:p text:style-name="Standard">11:42 p.m. - The pain is coming back to the pi/4 position of my forehead. <text:s/>It was virtually absent for the rest of today. <text:s/></text:p>
      <text:p text:style-name="Standard"/>
      <text:p text:style-name="Standard">January 16, 2022: 7:25 a.m. - I have enough amphetamine to survive until midday January 20, 2022, after which point I assume the shock from such drastic change will kill me within two days. <text:s/>The entire point of destroying all my exits and assets is intended to "drain", drown, and kill me. <text:s/>The silence on the part of the government and gangs combined with the constant affronts on me from all sides shows their intention to murder me and snuff my inner light. <text:s/>Overnight, Breezy peed a very small amount <text:soft-page-break/>right in front of the printer I have next to the door to remind me of the evils outside before I exit. <text:s/>Breezy can sense my discontent, addiction problems, and problems with my disorder like low levels of neurotransmitters. <text:s/>This only compounds my worries this is all part of a master plan over twenty-six years to create a massive crash and burn from lack of food and medicine. <text:s/></text:p>
      <text:p text:style-name="Standard">10:07 a.m. - Breezy started throwing pieces of food on the floor while he was eating and I was vacuuming. <text:s/>When I started vacuuming the other side of the room, Breezy took it as an invitation to take a massive, putrid smelling shit that made me puke in the sink. <text:s/>He tries to fuck me every time he senses some specific weakness related to ADHD fuckery. <text:s/>Sometimes he sits in a specific position to try to reminding me to take my amphetamine medicine when it's time. <text:s/></text:p>
      <text:p text:style-name="Standard">11:38 a.m. - Rather than gift my cells and their hard labor for my overall happiness to these pricks, it is more rational and beneficial to society if I return my cells to the Earth. <text:s/>It is best I lay my pride back down to rest at the end of the life cycle's rocky hands which turn toward the sky. <text:s/>I'm going to shovel my own corpse back into the dirt as the intelligent jews of Nazi Germany would have done. <text:s/>This constancy of integrity ensures some light of it will penetrate through the damned winds carrying my eternal blight. <text:s/>The poverty artificially created by the rich has forged this necessity time and time again, and one need only crack open a history book to a random page to find some sort of revolution driven by arbitrary classism: the jewish exodus from Egypt, French Revolution, American Revolution and subsequent civil war, Nazi revolution, Soviet Marxist revolution, the Mexican drug cartel revolution, the Arab Springs revolution, and also the blatant requests I receive for a Sandy Springs revolution that include my stalkers talking of murder in the hope it will convince me to do something illegal. <text:s/></text:p>
      <text:p text:style-name="Standard">I still intend to give back to the community. <text:s/>I intended to impart all my knowledge once I had secured a higher economic standing, but now that I've been backed into a corner, I have to giddily "gity-up" and immediately disperse that. <text:s/>Perhaps it is the intention to use it against me. <text:s/>It matters not for I now have the evidence to prove I must be provided amphetamine on the basis of continuity of my life, and I intend to use my knowledge to deconstruct the sadistic structures placed around me and mystifying the entire world.</text:p>
      <text:p text:style-name="Standard">12:16 p.m. - In regards to my defeat to a bastardized Big Daddy after finally getting the upgraded weak Ballista sniper rifle in Origins on Black Ops II, I take pride in being a cold hearted motherfucker rather than a fire staffed faggot. <text:s/>I don't get all the jokes, especially the ones that pore deeper into the meth and cocaine lifestyles which I can only ask someone to learn about. <text:s/>I only watched half an episode of ChaoS;HEAd before I went back to listening to Always Sunny and typing on my PC. <text:s/>I played Black Ops II, but I'm not sure of the state of my neural network gifting the choice to take that video game action. <text:s/>I still haven't returned my happy desire to stare into the charming blue eyes of my scantily clad woman wallpaper or watch The Texas Chainsaw Massacre 2. <text:s/></text:p>
      <text:p text:style-name="Standard">I'm analyzing more reasons I've been vilified and can't find a job to keep my sustainable life. <text:s/>It is a farcical notion perpetrated by the sadistic rich folk that my arrest, brief detainment for forty hours, and incorrect analysis of drugs should preclude me from seeking programming employment. <text:s/>The capacity for a sadist to harm others is much higher in a role that has direct contact or a direct impact on where people roam. <text:s/>For example, a sadistic cook may undercook a meal, a janitor may use toxic chemicals to sanitize a kitchen without sanitizing the area of those toxic chemicals, and a motel employee or landlord has the power to spew shit in a customer's face or create problems like locking a customer out. <text:s/>Doing computing work that is not immediately customer facing (not IT work) is the perfect role for someone who is a sadist as they only need sit by themselves and report their work to a supervisor. <text:s/>Irrespective of this analysis, I'm not a sadist although I can be rather loud and have tried to use that a few times to goad people into revealing what they know about my disorder since they have been hiding it. <text:s/>To expand on this workplace goading, drug addicts who actually need help getting away from everyday temptations of relapse should focus on a job that is not customer facing like computing, which is getting easier with drag and drop interface like that in Android Studio. <text:s/>The potential results of this job blockading system are contradictory to its noted arguments.</text:p>
      <text:p text:style-name="Standard"><text:soft-page-break/>Maybe my past failures are being used against me despite the difficulty in rectifying a disorder with a severity that is denied by society. <text:s/>Perhaps these religious folk see it as some sort of ironic punishment to pass to me which will then be continued in their manufactured "hell". <text:s/>Where are the rational folk who recognize that pushing someone to do better by encouragement and a positive "stairway to heaven" rather than vilification and negative "shit chutes to hell". <text:s/>This long term destruction of my life over the past eighteen months will stay with me forever. <text:s/>I still wish to move forward, but all silky roads have been blocked, the trains have been filled with pedophilia, the sidewalks wish to stuff me inside their trunks, and my inner prison wishes to fill my carcass with its final janitorial sweeping round.</text:p>
      <text:p text:style-name="Standard">Still on my mind are other things that weirded me out when I was at Verizon Connect which were things said by Teja like, "The stake?" <text:s/>"You're still here?" <text:s/>The super creepy way she said she wanted my fire irked me more than anything, especially since it was in proximity to her terribly forced lie that she was an atheist. <text:s/>It's weird because of the stake mentioned in ChaoS;HEAd and the burning upon the stake mentioned by Slayer in Reborn. <text:s/>I am now burning upon some unknown viral STD stake. <text:s/>Some other dude asked rather strangely a couple times, "Am I in your way?" <text:s/>I'm still convinced that workplace was meant to goad me into breaking the law and fucking my life up even more. <text:s/>Chuck Stickels once said with a weird grin, "I can see you, but you can't see me." <text:s/>"You're by yourself now?" <text:s/>What the hell are all the intentions of these folk who have congregated around me since my mother's death? <text:s/>Was my mother's death five years ago some sort of motherfucking invitation to fuck up my life because these people know I have no other familial support?</text:p>
      <text:p text:style-name="Standard">7:53 p.m. - The rubber man that red faced Mr. War Hero Bubba liked in The Texas Chainsaw Massacre Pt. 2 has me on edge considering it's followed by an armadillo, a symbol of a "hard shelled peppercorn" which is reminiscent of my situation with dismantling and exposing parts of my body like the endless softness feeling which is like the rubber man. <text:s/>Being followed by Mr. Shark, it makes me think the plan is to unleash an adrenal response combined with the "hunger strike" and regression of my work with amphetamine to recreate the shell that once existed above such hidden mechanisms as endless softness. <text:s/>It makes me think they want to use Mr. Shark (adrenal response) to force through what's left of my hard shell Armadillo and destroy me by somehow forcing adrenaline to my softness mechanism. <text:s/>Of course, any sort of abnormal, unnatural response due to amphetamine or other drugs could trigger a deadly reaction in those mechanisms that have been unearthed by the government and gang mandated "hunger strike". <text:s/>The "iron butterfly" of which Mr. War Hero Bubba spoke reminds me of the softness mechanism since it is so close to his words about a "in a vida de gotta baby". <text:s/>The Lefty request record is reminiscent of me being left here after banging that pretty stripper named ESi (Easy). <text:s/>I didn't manage to cum back, but she still reminds me of a "golden oldie". <text:s/>Hindsight is 20/20, so of course I'm not mad given I've had many good nights to request from myself over these eighteen months. <text:s/>Thus, I can say I love that part of my past even though it has had horrendous effects these past eighteen months.</text:p>
      <text:p text:style-name="Standard">Irrespective of how I choose to view my past, those warmongering, terroristic Rambo III requests whispered to me certainly should not be whispered on the wind again. <text:s/>I assume the statement, "Music is my life" is in reference to the military's use of civilian entertainers for their ghost writing endeavors. <text:s/>The military uses it to prep by cycling through inciting materials before beginning their war tour. <text:s/>Aside from that, government and gang jazz men who wave jazzing hands to incite me should drop the act and find a better way to carry out their jobs that doesn't have ulterior terroristic undertones. <text:s/>Nobody has time for fifty thousand people in a city to check their asshole every time they go to the grocery store. <text:s/>I don't want to interact with terrorists. <text:s/>One person checking the temperament of your asshole isn't a problem, but having to deal with fake provocative statements every time you leave your room or house is unacceptable and makes for a dead end city. <text:s/>Performing these charades in spite of knowledge of my disorder's mechanistic disdain for such activities is even more reprehensible. <text:s/>Sadistically creating a "hunger games" scenario deems the rich as terrorists just as the Citizens' revolution in France shortly <text:soft-page-break/>after the American Revolution, and the end result of that is ironically the Reign of Terror to rein in the rich via guillotine. <text:s/>I feel like a headless chicken trying to cross my own personal fork in the road.</text:p>
      <text:p text:style-name="Standard">8:55 p.m. - My wallpaper of the half naked girl likes to wink and move her palmed hand to blow kisses at me with a peace sign while I type. <text:s/>Sometimes she waves at me with a vigorous smile.</text:p>
      <text:p text:style-name="Standard"/>
      <text:p text:style-name="Standard">January 17, 2022: 12:49 p.m. My head hurts in the center forehead and left front. <text:s/>I still see red slashes forming albeit more slowly than before. <text:s/>I don't know how long it will take to heal, regenerate, and train the millions if not billions of my forty trillion or so family of cells were victims of a massively premeditated murder by the Neo American Nagger Nazi Society (NANNS) in the name of selective sadism.</text:p>
      <text:p text:style-name="Standard">1:51 p.m. - The Unit 731 song by Slayer disturbs me about this whole upcoming internal clash due to my government and gang collaborated experimentation problem. <text:s/>I wonder what the government has learned about me using knockout mice and other artificial mutations concerning NE releasing mechanisms, dopamine releasing mechanisms, the PCP2 system, and maybe the calcium channel too if that actually has relevance to my situation as I suspect. <text:s/>I know there must have been someone else before me with ADHD who had similarly exploitative experiments performed on them to learn about the human body. <text:s/>Given the info I read about insane asylums, I think besides the woman that is alleged to have existed in the 70's, there was someone in the 20's discovered around the time of amphetamine's officially documented human use. <text:s/>The amount of mutations in my body makes it easier to isolate them with different environments and drugs. <text:s/>In this way, I regurgitated some hidden knowledge about the NMDA and dopamine systems by being starved close to death. <text:s/>That preexisting knowledge found in music, film, and slowly trickling through the radio waves of the internet proves most of the suffering me and my mother endured as I grew only served some selfish, sadistic desire on the part of the wealthy.</text:p>
      <text:p text:style-name="Standard">8:50 p.m. - I'm so quite literally sick of this bullshit that keeps me trapped here. <text:s/>The pain in my center forehead has persisted ebbing as the seaside along with an occasional gentle wind tickling a pleasureful regeneration. <text:s/>I feel more painful sensations there than the good tingles. <text:s/>I'm not sure why I feel pain like that. <text:s/>I suppose it is because of the cell training causing oscillations rather than the cell division to regenerate.</text:p>
      <text:p text:style-name="Standard">10:43 p.m. - The opening scene of Friday the 13th Pt. VI: Jason Lives proves the mantra "God hates fags" applies in that movie since the two fags awaken Jason. <text:s/>Then Jason waited on the last fag Tommy to show him the way to the bitches. <text:s/>There's something in my biology that makes me dislike faggots even though I respect their lifestyle. <text:s/>I still don't ever want to be around faggots if I don't have to be because of that ingrained nature. <text:s/>I feel like the government has sent my way to try to annoy me an army of substituted faggots, DeQueerius, BiQuerius, or whatever the fuck they call themselves these days. <text:s/>I'm creeped out by multiple groups of people with whom I would never associate. <text:s/></text:p>
      <text:p text:style-name="Standard">Anyway, the episode Mac and Dennis Move to the Suburbs of Always Sunny goes well with that Jason VI movie. <text:s/>People tend to poke and prod at my outlandish examples and metaphors, but I see the strength in recognition and control of the malleability of words. <text:s/>I tend to ramp my examples up very quickly to show the extremity of the possibilities, but I almost always get dumbfound confusion and backlash. <text:s/>I can't think of any examples right now, but I wish I could. <text:s/>It doesn't matter so much since I've appropriately explained my approach.</text:p>
      <text:p text:style-name="Standard"/>
      <text:p text:style-name="Standard">January 18, 2022: 6:57 a.m. - My dog woke me up at 6:15 a.m. because he tried to pee on the floor. <text:s/>I'm also starving even though I ate two chili dogs before I passed out last night. <text:s/>There's still some weird stuff going on from all that bullshit "hunger strike". <text:s/></text:p>
      <text:p text:style-name="Standard">7:07 a.m. - I have two days worth of medicine left now. <text:s/>This is like pissing in a schizophrenic's face for eighteen months and then laughing and retreating to pretend nothing's wrong when that schizophrenic can't afford medicine or food, the culmination of which is a schizophrenic episode <text:soft-page-break/>combined with starvation and regression from lack of medicine. <text:s/>I now have to face the hallucinogenic, painful, and possibly deadly culmination of ADHD neural regression due to lack of amphetamine and unknown starvation after effects. <text:s/>The most positive outcome of this is permanently leaving behind the my shitty past documented here and living the pinnacle of life in its ultimate decline: death.</text:p>
      <text:p text:style-name="Standard">5:40 p.m. - I'm finally managing to watch The Texas Chainsaw Massacre 2 again. <text:s/>I'm spilling my guts out here on the page as the strung red lights adorning the entrance to Texas Battle Land also walk with me day and night to demand retribution for my needless blood spilled in the name of greed. <text:s/>Slow starvation of a creature is the ultimate sin as it forces the creature to destroy itself, a task forbidden by the DNA of almost every living thing with the notable exceptions of certain mutations (including mine, ADHD, if not medicated). <text:s/>What happened to the Christian doctrine of confession by prose, redemption by responsibility, and absolution by acceptance? <text:s/>I taste the fiery pepper scorn of my Hormel chili. <text:s/>It's delicious! <text:s/>Why go to church to recite written morals but refuse to preach your own gospel outside those walls? <text:s/>Those values the people around me claim to hold are all faked and meaningless to them, and I can prove it through my own written words shone here. <text:s/>I'm still sitting here like Jesus being tortured and nailed to a "whorecrutch" double cross like a Horcrux of the shadow organizations tailing me.</text:p>
      <text:p text:style-name="Standard">7:45 p.m. - I remember listening to The End by Bullet For My Valentine when I was in ninth grade. <text:s/>I was sitting in my house on the old grey couch under the light of the yellow lamp my grandma left for my mom and thinking about when I quit eating amphetamine in sixth grade. <text:s/>I kept thinking about and trying to get it again in eighth, ninth, and twelfth grade, but my mom always said there was no money, and it was true.</text:p>
      <text:p text:style-name="Standard">10:17 p.m. - Teja once asked me, "Did you get your fruit?" <text:s/>She sounded like she had a hidden, sadistic meaning. <text:s/>This reminds me of the blue circuit board that fell off the left side of my computer kind of like a node graph of grapes and vines. In terms of media, it reminds me of Lil Polaski disappearing with only a bowl of fruit left in the Lil Hitler segment of Robot Chicken. <text:s/>The situation also reminds me of that song Topless by Breaking Benjamin and of The Wilde Flowers by Opeth and loosely like its subsequent album art for Sorceress. <text:s/>I wonder if that was some hidden mechanism that could kill me if unnaturally invaded by an adrenal storm during the wreckage of the "hunger strike" resurfaced by my imminent cut off of my medication supply due to inevitable lack of funding for ultimately unknown but proposed sadistic, experimental, and medical reasons. <text:s/>That grapevine circuit board illustration could have simply been an intense NMDA regenerative reaction, but everything I noted before tells me there was also probably something different at play. <text:s/>There was so much abnormal stuff happening during that time period that I can't possibly know what could hurt me if I discontinue my medication. </text:p>
      <text:p text:style-name="Standard"/>
      <text:p text:style-name="Standard">January 19, 2022: 11:10 a.m. - I was going to jack off last night, and the abnormal "hunger strike" driven chemicals in my body must have signaled Breezy to defy me and start trying to take a shit. <text:s/>I also slept in after taking my amphetamine this morning from 7 a.m. to 10:35 a.m. <text:s/>My body was shaking violently around 11 a.m., which I haven't done in a couple months. <text:s/>There's still red slashes forming in my vision. <text:s/>At about 10:45, I was staring at a blue lattice again, and I can still see them even now. </text:p>
      <text:p text:style-name="Standard">3:36 p.m. - I found my second medicinal reserves I stashed away in case any rash decisions countered my long term medication plans. <text:s/>I grabbed my first reserves and that's now almost gone. <text:s/>Luckily, I foresaw problems coming because of my grandiose eight total years or so of amphetamine addiction. <text:s/>I have a week's supply of racemic amphetamine but no food for tomorrow.</text:p>
      <text:p text:style-name="Standard"/>
      <text:p text:style-name="Standard">January 20, 2022: 8:37 a.m. - Screw these sharecropper communist carpetbaggers refusing to help with my reconstruction efforts. <text:s/>They're not brazen enough to tell me their plans nor do they have the brazos to reach out about my disorder. <text:s/>If the mantra "Give me liberty or give me death" still exists in this America, I can't find it's soul outside myself. </text:p>
      <text:p text:style-name="Standard"><text:soft-page-break/>11:54 a.m. - Using this YouTube video about limits of mathematical functions, https://www.youtube.com/watch?v=nJZm-zp639s, I found a great metaphor in my failure to forge sustainable life by job applications in Atlanta(plug in), factorization (taking a break), common denominator (compromise for lower salary), and expanding (reaching out to Seattle and other cities). <text:s/>It's also a great metaphor for my intentions with seducing those strippers, wherein I plugged in sex, and then I would later factor negative aspects of the women and me like lying, find common ground denominators, and expand our lives to things like higher education, a house, and marriage. <text:s/>Instead, I plugged in sex, and later I have been factored and stripped to zero dollars, and now I await finding a common denominator with these folks and my expansion is left in their greedy hands daring me to bite them for food. <text:s/>My limit on negativity has been reached, and just like the universe, it is finite in extent. <text:s/>There are a finite number of atomic pieces like quarks and gluons mattering in this universe, so a finite number of ideas exist that can be created from this finite number of atoms. <text:s/>The number of permutations of ideas in the universe can be represented by the function for permutations with repetition allowed like the unique permutation of atomic pieces making the string "AAAAAAAAAAAAAA". <text:s/>If there are A atomic pieces in the universe, the number of permutations of atomic pieces with repetition allowed is simply A!. <text:s/>This is explained by shuffling the atomic pieces around the list of atomic pieces like three atomic pieces ABC-&gt;BAC-&gt;BCA, which is three permutations. <text:s/>Then the second atomic piece, B, can be moved around also three times like (BAC)-&gt;CBA-&gt;ACB-&gt;CAB, and finally C cannot be uniquely moved since it has been exchanged through all potential positions, thus demonstrating the logic behind the plugged in value 3! (3*2) for the mathematical function A!. <text:s/>Thus, A! arrangements of A atomic pieces is the absolute limit of human ideation.</text:p>
      <text:p text:style-name="Standard">6:47 p.m. - I have one slice of pepperjack cheese, some of a bag of sugar, and some dog treats left. <text:s/>Again, I have no food and the people around me have hoarded resources and refused to accept my offer to trade. <text:s/>It is quite evident this embargo will go on as it has the last eighteen months.</text:p>
      <text:p text:style-name="Standard"/>
      <text:p text:style-name="Standard">January 21, 2022: 11:43 a.m. - For every tear that runs down my face, my smile perks up and lights up my world. <text:s/>I love my disorder. <text:s/>I love myself. <text:s/></text:p>
      <text:p text:style-name="Standard">1:14 p.m. - On the last "hunger strike", I figured out DMT boosts the efficiency of cells by taking the place of neurotransmitters like dopamine, norepinephrine, and serotonin that would otherwise still need be expended in time of hunger. <text:s/>The more common but unnatural LSD would also do the same. <text:s/>I suspect DMT but not LSD also bolsters bodily efficiency by some other mechanism unknown to me, but I'm not sure about that. <text:s/>However, food, water, and multivitamins are much cheaper than DMT harvested from Brazilian wood, so it wouldn't really help anyone unless it's wartime and there's not any time to stop to eat. <text:s/>Cannabis takes the place of natural cannabinoids and can save some energy too. <text:s/>Too much cannabis will increase hunger though. <text:s/>Since eating food stimulates the human body's natural cannabinoid flow, one should consume cannabis first to fill up the cannabinoid receptors and then eat. <text:s/>Then the body does not have to expend resources moving natural cannabinoids around the body. <text:s/>To maximize my high, I should eat a massive meal first to naturally flood my cannabinoid receptors then smoke weed.</text:p>
      <text:p text:style-name="Standard">Shaving hair can save energy by reducing the amount of cells needed to upholster the hair. <text:s/>Cutting hair is actually useful for poor folk in hunger since all you need is a cutting utensil like scissors. <text:s/>Showers, teeth care with a toothbrush, floss, and mouthwash, trimming fingernails and toenails, and other daily maintenance also helps reduce hunger since it reduces bacterial attacks on the body and subsequent human cellular reactions. <text:s/>Body exercises like explosive pushups and squat jumps can help the body maintain muscles in time of need. <text:s/>With proper exercise, humans will put extra focus on cutting dopaminergic resources in the brain but not the body's muscles which are needed for capture of prey.</text:p>
      <text:p text:style-name="Standard">I don't think jerking off and expelling sperm helps save energy. <text:s/>Those sperm need maintenance resources to stay in the body, but cumming means the body will attempt to regenerate those. <text:s/>This <text:soft-page-break/>should cost more energy to create entirely new cells rather than feeding those cells, but perhaps in a time of hunger the body will regenerate less sperm. <text:s/>I don't see that to be the case since in time of death, even death by starvation, evolution dictates humans should breed to continue survival of the "cellular race". <text:s/>Knowledge of dwindling resources on Earth would slow the rate of breeding. <text:s/>Knowledge contained in the human brain has an impact on that human's offspring.</text:p>
      <text:p text:style-name="Standard"/>
      <text:p text:style-name="Standard">January 22, 2022: 11:10 a.m. - This video called Pants on the Ground my mom was jamming to when it aired on American Idol is exactly like this situation where I dropped my journal on the ground after dropping my pants on the ground for that stripper at the Platinum Club: "https://www.youtube.com/watch?v=tMwhl4IrPNc". <text:s/>Why did nobody ever say anything to me and my mom about my ADHD?</text:p>
      <text:p text:style-name="Standard">2:08 p.m. - I killed all my fears when I was twelve years old and quit amphetamine. <text:s/>I've never been afraid since. <text:s/>I've been startled and insane, but I can never be truly afraid anymore, even in death. <text:s/>My mom appeared afraid when she died. <text:s/>Given my training with amphetamine and the knowledge I've gained, I'll hold onto those pieces of my neural network until the bitter, insane end. <text:s/>I believe the fear mechanisms lie outside my prefrontal cortex, possibly in the cerebral cortex given my surprise at the horror I witnessed trying meth that one time, so I'll never see them return to fruition in my lifetime, no matter how short society's sadistic determination makes it.</text:p>
      <text:p text:style-name="Standard">8:08 p.m. - I thought in 2022 that rich folk would have more of a long term vision of their future than to play with the lives of their fellow men and women like the short story The Most Dangerous Game I read in Ms. Saunders' class in 10th grade. <text:s/>In this story, a rich man with a mansion in the outlandish woods captures and releases a man to be hunted like the trophy of wild elephant or tiger. <text:s/>Strangely, we also read Dante's Inferno in her class in 12th grade, and looking at my listed depictions of death and my experience with deconstructing myself through starvation and methamphetamine, this story was probably written by someone with some similar notions gathered from the elderly, the mentally handicapped, and the poor. <text:s/>Playing these games to research folk is dangerous because evolution dictates my set of mutations for ADHD are not the same as anyone previously researched by the government. <text:s/>I could have died all this time while they continue claim my mutations and subsequent remedy of amphetamine are predictable and controllable in an experiment. <text:s/>The sadism espoused by those around should be recognized as masochism as the Earth and its constituents will evade that sadism by harmful means. <text:s/>To call oneself narcissistic or cynical without the recognition of such reciprocity is ignorant and self destructive.</text:p>
      <text:p text:style-name="Standard">I also read Dracula in Mrs. Saunders' 11th grade class, which was a cool story to read given I intend to mostly stay at home with a wife. <text:s/>Playing Dracula inside the strip club is about as insidious as playing Hitler in the motel. <text:s/>My intentions were to help those women find some other value in their life and wife one of them up, but for reasons unbeknownst to me, I failed to garner significant attention from them. <text:s/>Perhaps my failure there is related to the scorn I attract around this motel. <text:s/></text:p>
      <text:p text:style-name="Standard">I still see the red slashes forming, and now they form more quickly. <text:s/>Since I am starving, they are no longer indicative of forward progress but of the murder of millions if not billions of my forty trillion or so cells by the wealthy perpetrators of this travesty with no public facing script.</text:p>
      <text:p text:style-name="Standard"/>
      <text:p text:style-name="Standard">January 23, 2022: 12:33 p.m. - If words are not worth writing down, they're not right. <text:s/>If a speech cannot be given to the camera of the world, the speech is not sane to say.</text:p>
      <text:p text:style-name="Standard">I found this article detailing acceptance of negative behaviors posed by Ritalin: "https://www.researchgate.net/publication/231747573_Bad_Boys_Good_Mothers_and_the_Miracle_of_Ritalin". <text:s/>Insofar as I can see, the article does not detail the neurological reasons for negative behaviors inspired by methylphenidate for ADD and cocaine for delinquents. <text:s/>As the NET and DAT are blocked, norepinephrine and dopamine are left in use and are not returned to their storage vesicles for another tour of the neural network. <text:s/>This creates a sense of fulfillment in that area, while the <text:soft-page-break/>norepinephrine and dopamine releasing mechanisms cannot send new neurotransmitters as the transporters are blocked from recycling the old neurotransmitters left in the synapse. <text:s/>Without new neurotransmitters, bad behavior is accepted by the neural network. <text:s/>I'm unsure of how socially sadistic behavior is explicitly rewarded by such an altered human neural network, but that is how socially sadistic behavior is accepted through the use of NET and DAT inhibitors like methylphenidate, cocaine, and methamphetamine. <text:s/>It's like that police officer on that show Live PD said: "You can't talk to them." <text:s/>You can't get anything through to them because they have no reason to abandon such negativity. <text:s/>Nature did not ever intend for these mechanisms to remain stagnant and allow negative personal and social behaviors to go internally unpunished by the human body's natural neurons that dictate such punishment. <text:s/>As time goes on with NET and DAT drugs, the human neural network then learns to push even more sadism on its peers.</text:p>
      <text:p text:style-name="Standard">Analyzing amphetamine on a macroscopic scale, new waves of norepinephrine and dopamine are released and pushed through the system and recycled (or toured) as ideas in the brain. <text:s/>Because new neurotransmitters and thus ideas must be pushed through as nature intended, the human is internally punished for negative personal and social behaviors and is rewarded for positivity in personal and social contexts. <text:s/>As the neural network is trained over time by amphetamine, a sense of personal and social morality is fostered.</text:p>
      <text:p text:style-name="Standard">4:10 p.m. - Allegedly, amphetamine interacts differently with the NET and DAT cells than methylphenidate, and instead when it binds to those neuron cells, it forces them to transport norepinephrine and dopamine to their terminal synapses. <text:s/>I'm unsure if it binds at a completely different location on the neuron cell or if its different key-like shape in the binding position of methylphenidate causes the alternative release through reverse transport. <text:s/>Seeing reports of folks eating shit like the infamous two girls one cup video and deceased John McAfee with Alpha-PHP make me think their reward for harmful behavior is caused in part by the embargo style blockade of these transporters by methylphenidate and company. <text:s/>Perhaps the combination of dopamine release, DAT inhibition, and NET inhibition explains such behavior. <text:s/>In that case, perhaps combining dextroamphetamine and methylphenidate would give greater rise to explicit reward for sadistic behavior. <text:s/>Perhaps the neural training for dopamine release stimulated by dextroamphetamine could reward sadistic behavior justified by later usage of methylphenidate. <text:s/>The Nazis were infamous for combining methamphetamine and cocaine in Pervitin. <text:s/>In any case, most people do not saturate their body's supply DAT and NET neurons with methylphenidate, meaning the neural network is always confounded by the myriad of mechanisms simultaneously operating.</text:p>
      <text:p text:style-name="Standard">Regarding the banned sister compound Alpha-PVP, I think because the hallucinations described by my methamphetamine experience are similar to those described by people on Alpha-PVP, this compound is more than just a DAT and NET inhibitor. <text:s/>It looks like Alpha-PVP also acts with an unbounded dopamine releasing mechanism, similar to how meth appears to act as a NET inhibitor but also a NE releaser. <text:s/>Given how meth metabolizes to classic amphetamine in the human body, perhaps the unobserved actions of Alpha-PVP that cannot be explained by DAT and NET inhibition can be explained by metabolites that have not been thoroughly studied. <text:s/></text:p>
      <text:p text:style-name="Standard">Human studies are very limited, so the data showing NET and DAT inhibition in rats or using in vitro isolated human cells may exclude in vivo live human mechanisms. <text:s/>In vivo studies are necessary for a complete explanation as isolating a human muscular cell does not describe the same effect in a cranial cell nor does it describe the simultaneous effect on both types of cells. <text:s/>Because every human has a unique body and could have mutated types of cells like my DAT and most likely NET neuron cells, research studies using in vivo techniques do not necessarily paint a complete picture. <text:s/>For example, methylphenidate causes me extreme pain and catatonia since I have ADHD, and alcohol causes many Chinese people to have a red face flush. <text:s/></text:p>
      <text:p text:style-name="Standard">I'm still uncertain of why my disastrous response to methylphenidate sharply increased from minor pain and discomfort to catatonia, extreme pain, and suicidal ideation as my ADHD was getting worse. <text:s/><text:soft-page-break/>I've only sparsely used methylphenidate less than ten times in my life. <text:s/>I suspect perhaps it is due to my mutated PCP2 or NMDA systems. <text:s/>I have heard through media whispers PCP may act as some sort of DAT or NET inhibitor due to some type of overflow mechanism, perhaps through the undefined hunger and feces stimulation effect. <text:s/>Given the physiological closeness of classic PCP's mechanisms of PCP2 receptor antagonism and possible burning DAT/NET overflow mechanism due to some unknown hunger and shitting mechanism, I think therefore my negative response to methylphenidate is mediated by my mutated PCP2 neurons which naturally decline in function over time and also show their face in response to my pain. <text:s/>Humanity did evolve one step at a time from single celled bacteria and an array of differently shaped molecules like oxygen and H2O, so analyzing the physical distance of one type of neuron from another and the synaptic shape similarity of those neurons is useful to learn how humanity evolved. <text:s/></text:p>
      <text:p text:style-name="Standard">7:39 p.m. - The government should mandate detachable water filters for the home kitchen like in the Gun Fever episode of Always Sunny. <text:s/>I'm going to get one for every faucet from the kitchen tap water and for the shower. <text:s/>Water filters are typically slow, but there should be a filter with microscopic pores shaped to only allow water to filter, thereby not slowing the speed of the water much. <text:s/></text:p>
      <text:p text:style-name="Standard">Another thing that's got me worried about the whole softness mechanism being unearthed during the "hunger strike" and subsequent, abrupt cessation of medical amphetamine training is the song Insane by Korn where it is said, "Softly kind, its soul is shed." <text:s/>I'd like to question someone about their experiences in hunger and if they too experienced any sort of unusual, unearthed mechanisms on this list, with or without the tandem addition of a consistent amphetamine regiment:</text:p>
      <text:p text:style-name="Standard">List 1. Burning head sensations reminiscent of the destruction and absorption of DAT</text:p>
      <text:p text:style-name="Standard">2. Endless softness like one would expect a baby to have</text:p>
      <text:p text:style-name="Standard">3. A supposed hormonal reaction causing increased hunger and shitting (maybe like PCP?)</text:p>
      <text:p text:style-name="Standard">4. Voices behind me that aren't really there while watching TV</text:p>
      <text:p text:style-name="Standard">5. A grapes or circuit board type of thing (I'm more doubtful this is unique from other mechanisms I've described and perhaps it is a combination of the visual splash mechanism and the NMDA mechanism)</text:p>
      <text:p text:style-name="Standard">All the other stuff I've noted during the hunger strike like NMDA reactions and visions of prey watching me and coming to me are definitely part of my disorder.</text:p>
      <text:p text:style-name="Standard">11:44 p.m. - I have 400 mg amphetamine; that's enough medicine to survive until Wednesday morning at 7 a.m. when unknown consequences will begin occur as a result of this government and gang mandated "hunger strike". <text:s/>These unknown consequences would peak about two days after that on Friday, but I'll never allow them to occur. <text:s/>The question in dire times is often, "What do I have to lose?" <text:s/>Here I ask, "What do I have to gain?"</text:p>
      <text:p text:style-name="Standard"/>
      <text:p text:style-name="Standard">January 24, 2022: 8:46 a.m. - I'm almost out of milk bone dog treats. <text:s/>I have five milk bone treats and a few cups of sweet tea to sip. <text:s/>It is a sin to watch your neighbor perish. <text:s/>I expect the people whom I recorded asking me to "strip" or "bare" my life to come back and fix my life like the Bible would expect them. <text:s/>I'm in pain. <text:s/>I've been in pain compounded by this baring of my life which I recorded someone saying on the ESA customer support. <text:s/>"Bare with us." <text:s/>This one interview with a woman for a programming job said, "They really want to see C." <text:s/>I think that statement about the programming language C was meant as a metaphor for watching me strip my money to nothing. <text:s/>She said it with some sort of sense of humor in her voice much like the "Rachel" woman whom I documented earlier. <text:s/>It hurts. <text:s/>My disorder guarantees that this "hunger strike" hurts more than anyone else would be hurt by the same action, and it also guarantees I will continue to hurt even more as I attempt repair of this cellular destruction. <text:s/>I can't even look myself in the eye in the mirror without feeling shame and looking away due to dopaminergic destruction via an artificial "hunger strike". <text:s/>This will continue for weeks or even months because the cells murdered during the "hunger strike" will need to be retrained after they have been regenerated. <text:s/>At some point, my disdain for the outside world will increase such that I will justify hurting someone to eat. <text:s/>I have no choice of that matter; c'est la vie and such is life. <text:s/><text:soft-page-break/>Ask "What would Jesus do?" <text:s/>Jesus would not destroy someone's life. <text:s/>If Jesus saw someone's life in ruin, he'd fix it back. <text:s/>This situation reminds me of the statement from that ancillary evil kid on The Suite Life of Zack and Cody, "You will rue the day." <text:s/>I'm certainly ruing the dopamine fiends locking me here in this unsweetened motel suite while I code up my resume all while carrying an unknown STD on my sack with no hope of a stocking being stuffed.</text:p>
      <text:p text:style-name="Standard">9:52 a.m. - As for the ten commandments of the Bible being violated, I see these among the list have been planned to be gleefully violated: </text:p>
      <text:p text:style-name="Standard">6. "You shall not murder" has been violently thrust on me by baring my monetary means to zero, forcing me into a "hunger strike", and starving and murdering my cells. <text:s/></text:p>
      <text:p text:style-name="Standard">8. "You shall not steal." My sustainable livelihood has been stolen from me by consistent denial from those around me, and it is proven by my long trail of pleas and job applications.</text:p>
      <text:p text:style-name="Standard">10. "You shall not covet." It looks like many others in the distance are coveting my ADHD mutated organ cells for research and ADHD mutated blood cells for transfusion. <text:s/></text:p>
      <text:p text:style-name="Standard">I don't believe in most of the stuff in the Bible, but it does teach some good lessons. <text:s/>The murder of someone's entirety of their thirty trillion or so cells is evil and a hellish act. <text:s/>The murder of part of someone by chopping off part of their head or forcing them into starvation is even more evil because the suffering of the rest of their cells will continue to stay after that singular evil act. <text:s/>As it is well known, torture is more evil than murder. <text:s/>Forced self mutilation and murder of cells like mandated starvation is even more evil than contact torture. <text:s/></text:p>
      <text:p text:style-name="Standard">11:15 a.m. - I have about 350 mg of amphetamine left from my ounce since I've worked my way up to eating 216 mg of amphetamine per day spread over four even doses at 7 a.m., 11 a.m., 3 p.m., and 7 p.m., with some chaotic timing to initiate my mutated inhibitory PCP2 response and counteract this shitty unknown STD. <text:s/>Sometimes I eat my medicine ten minutes early, and sometimes I eat it twenty minutes late. <text:s/>Sometimes I wake up an hour late and descend that hour into forty-five minutes late, thirty minutes late, and then fifteen minutes late. <text:s/>That's the best I can do with no social support. <text:s/>I'll be forced by this blatant lack of social support to opportunistically take what I want from this capitalist society tomorrow. <text:s/></text:p>
      <text:p text:style-name="Standard">I wonder if I can support a higher than average capacity for amphetamine given its necessity for my survival. <text:s/>I read an author like Stephen King or someone would eat 200 mg of amphetamine per day. <text:s/>The average prescribed amount per day is 120 mg maximum in 30 mg doses. <text:s/>I'm eating 216 mg per day in 54 mg doses. <text:s/>However, that's 27 mg levoamphetamine and dextroamphetamine per dose whereas doctors prescribe only 7.5 mg levoamphetamine per dose and 22.5 mg dextroamphetamine per dose. <text:s/>My system suits me better for my purposes considering the vast difference in intellectual throughput provided by levoamphetamine. <text:s/>Levoamphetamine controls a lot more mechanisms in my body as I discovered back in 2017. <text:s/>It doesn't appear to train the dopamine releasing mechanisms with which I also have a problem, so dextroamphetamine is still a critical intellectual necessity, although I've proved I still tend to sit here and write more as more of my brain's dopaminergic resources are burned, used up, and sacrificed to feed the rest of my body. <text:s/></text:p>
      <text:p text:style-name="Standard">Critical dopaminergic resources for identification and capture of prey would not be sacrificed. <text:s/>I wonder what dopaminergic resources in the brain are involved in my writing and which ones have been sacrificed given there are seven subtypes of dopamine receptors D1-D7 and possibly multiple types of releasing neurons for different functions. <text:s/>I'd like to learn more about these mysterious TAAR1 and VMAT2 receptors that have been purported to play a critical role in amphetamine's action. <text:s/>I assume the military research folk have a greater idea of these mechanisms than anyone else, but I'll probably never get the answers I seek from them. <text:s/>Independent researchers at universities will probably rediscover the information the military has already garnered from lab rats and live human experiments, such as the actions of the one hundred year old military breach and clear drug MDA I rediscovered even though the United States CIA killed a man with a blatantly lethal injection of 450 mg seventy years ago in an "experiment".</text:p>
      <text:p text:style-name="Standard"><text:soft-page-break/>8:56 p.m. - I remember Teja saying with a creepy smile, "It suffocates me." <text:s/>She said super seriously, "You shouldn't say you were just..." <text:s/>This reminds me of Suffocating Sight by Trivium. <text:s/>I swear there's someone who knows something about this softness thing, and I'm worried that is some mechanism that will be used to murder me under the combined duress of ADHD, "hunger strike", and amphetamine withdrawal. <text:s/>It's bothering me as the end of my amphetamine supplies inches closer. <text:s/>It's easy to know I'll run out of medicine but continue to get easily get food for free from those around me. <text:s/>Any of those unknown unearthed mechanisms could harm me, and there are likely more mechanisms I didn't get to observe. <text:s/>Nobody has said a word about any of this to me, but I know the information is out there. <text:s/>This knowledge is being used against me just as I was lured to the strip club to get that STD and have been shunned since. <text:s/>Given the level of dissident against me, it is obvious that even if I didn't go to the strip club, eventually some woman would have approached me and then the same sequence of events over the past eighteen months would occur. <text:s/>It's somewhat reminiscent of the red girl lying there at the beginning of The Legend of Zelda II: A Link to the Past. <text:s/>I never beat that game when I was a kid. <text:s/></text:p>
      <text:p text:style-name="Standard"/>
      <text:p text:style-name="Standard">&lt;AMP Quit Day&gt; January 25, 2022: 10:04 a.m. - I slept in today for a couple hours until 9 a.m. and delayed my amphetamine treatment until then. <text:s/>Some shred of vanity was calling me to the mirror last night as it did during the last "hunger strike". <text:s/>I was playing the original Zelda yesterday. <text:s/>It's hard to gather good metaphors for the game. <text:s/>I always lost my save data on the NES console. <text:s/>I lost my save data one morning when I was trying to beat the final boss Gannon a second time after losing the night before. <text:s/>I never had the patience to beat that game because I had the final game ever made for NES, Star Tropics II: Zoda's Revenge, and it had an interesting time travel story with great depictions of enemies like the giant Yum Yum boar and the mysterious alien Zoda with separate evolved forms X, the most humanoid and cloaked, Y, which I can't remember, and Z, the final alien form. <text:s/>The boss rush at the end of that game was a great challenge where you had to fight every single boss of the game and then fight Zoda one last time. <text:s/>I beat that game a few times. <text:s/></text:p>
      <text:p text:style-name="Standard">11:39 a.m. - Last night I had a very vivid dream like the last "hunger strike". <text:s/>The content, vividness, and timing of the dream make me think it was caused by the "hunger strike". <text:s/>I was on a neighborhood street with sidewalks, lawns, and typical, one story houses. <text:s/>I went into a house shaped like that OKLA radio station from The Texas Chainsaw Massacre 2, stole a bunch of food and robbed it, and on my way back down the sidewalk, quicksand appeared and there was only a thin line of sidewalk to cross back to my house which was strangely at the sidewalk's end rather than its side. <text:s/>As I ran across, I fell in and I woke up while I was sinking. <text:s/>The dream seemed to last for hours, but those are all the details I remember. <text:s/></text:p>
      <text:p text:style-name="Standard">The dream reminds me of some novel I read when I was a kid and reading The Cooper Kids series by Frank E. Peretti where a homeless man and woman broke into a man's house and tore it apart while leaving a full ice tray which was poisoned or something. <text:s/>It sticks out to me for some reason. <text:s/>Nightmare Academy by Frank Peretti was one of my favorite novels. <text:s/>This "Easy lay" stripper situation reminds me of the scene where in the very first class the literature professor Mr. Easley slams this tough guy's forehead on the desk and laughs. <text:s/>This was after the two kids of this guy were kidnapped from a hospital and sent to this Knight-Moore Academy in a remote country location in the woods. <text:s/>The Hangman's Curse is the only other entry in the series, where a series of murders were investigated, and in the end it was found to be caused by black widows planted by someone. <text:s/>I think that is some sort of metaphor for the sadism caused by methamphetamine given my personal initial visions of spider beleaguering. <text:s/>Perhaps the poisonous nature of methamphetamine penetrates in the human body to one of the same neurological mechanisms stimulated by spider venom. <text:s/>I also read his novels This Present Darkness and Piercing the Darkness, and even though I was atheist whilst reading them in elementary school, I liked the themes and the great names given to the demons like the cats from the Warriors series.</text:p>
      <text:p text:style-name="Standard"><text:soft-page-break/>My last dream taking place on about New Years was me on vacation in a vacation house with a living room and dining table. <text:s/>I was sitting at the dining table with a bunch of women, and I thought one was kinda cute. <text:s/>She was making advances toward me, but I was meandering around her advances like usual because I thought she was very emotionally salient but not very emotionally considerate in her interactions with her peers. <text:s/>It was a bunch of that for hours. <text:s/>Anyway, I need food and sustainability or I'll stay a dead man walking forever. <text:s/></text:p>
      <text:p text:style-name="Standard">11:55 a.m. - I'm holding my medicine until 12:20 p.m. <text:s/>When I close my eyes, I see the rainbow mist morph to a rainbow depiction of the Pokemon Beedrill coming toward me with a more menacing look every time it reforms every two or three seconds. <text:s/></text:p>
      <text:p text:style-name="Standard">11:57 a.m. - A beautifully sadistic woman dressed like an older anime version of Raven from Teen Titans but with red eyes and the biggest grin is trying to rise in my mind's eye now. <text:s/>Her head and hair are more like Yuno from Future Diary. <text:s/>It's hard to make her out which is unfortunate because I loved all the imagery I cast through my neural network to my prefrontal cortex back when I started medicating in August. </text:p>
      <text:p text:style-name="Standard">12:00 p.m. - Now I just see rainbow lines but the most prominently visible of them are red which appear to have about 90% opacity over my vision. <text:s/>It's easier to see them with my eyes closed or in the dark.</text:p>
      <text:p text:style-name="Standard">1:26 p.m. - I still have faith I'll survive this situation by the trade of a new sustainable career move with some kind hearted miracle from someone out there like an answered prayer by the Bible's god. <text:s/>Of course, my goal to get rich is to have a sustainable business with my video game entrepreneurship, though I never wanted to be a hoarder like Jeff Bezos. <text:s/>If I had been successful in such a manner through the creation of For My Aspect, it would have been like Jesus rising from the dead after being dragged up a hill and nailed to the cross.</text:p>
      <text:p text:style-name="Standard">However my ADHD and amphetamine mandated artistic endeavors get me out of poverty, in the end, I aim to have a nice two story house in the suburbs of Seattle, two nice cars for my wife and me, and a small fortune of a few million in savings just in case. <text:s/>Aside from that, I do not want anything else expensive. <text:s/>I don't want any vacation houses, extra vehicles, and international vacation expeditions via plane or boat (too dangerous). <text:s/>I appreciate the small amount of incredible things I've gathered like playing Modern Warfare on my single laptop computer for days on end, and I think it's best to redistribute my excesses to the people who need it more than me.</text:p>
      <text:p text:style-name="Standard">After I pay back the gracious $100,000 or so in Tech Promise donations that helped me get through college, I'd like to use my status as a self sufficient generator of wealth to start businesses that hire unemployed and underemployed folk. <text:s/>I would not give any money to charities that give out money like Tech Promise and poor legal funds since it would be more economically efficient use that money to increase salaries in the businesses I start. <text:s/>I would contribute to the dwindling of those funds, but in reality, the funds exist because of the salary problems which should take priority so it would be a service to future citizens. <text:s/>Aside from starting new businesses not focused on amassing profit like Amazon, I would also give excess money to charities that do work like PAWS animal shelter and Trees Atlanta tree planters.</text:p>
      <text:p text:style-name="Standard">2:45 p.m. - To keep up my calories and protein, I've been eating and drinking milk bone treats, sugar water, and sweet tea since I ate that last slice of pepperjack cheese. <text:s/>I thought I only had fifty cents in quarters, but I managed to scrounge up $2.95. <text:s/>I'm going to eat eggs and Ramen noodles.</text:p>
      <text:p text:style-name="Standard">4:56 p.m. - That Ramen and eggs really turned my attitude around like an attitude adjustment from WWE. <text:s/>I need the remainder of the eggs to last until Friday. <text:s/>I was looking at my work motto for "continuously working", and that got me thinking about the continuous or continual nature of timespace once again. <text:s/>Insofar as I can see into timespace, given the intertwined nature of time and space with the discrete makeup of space with particles of a finite and not infinitesimal size like quarks, gluons, and even smaller particles, there should be a unit of time that is the smallest divisible atomic unit of time that can move forward. <text:s/>This smallest unit of time would be the size or smaller of that <text:soft-page-break/>smallest particle size which makes the three dimensional grid of space which objects are allowed to move. <text:s/>My knowledge of astrophysics is limited to my calculus based AP Physics C class in twelfth grade, but I would certainly like to go back to school for a Master's Degree in some form of physics or computer artificial intelligence. <text:s/></text:p>
      <text:p text:style-name="Standard">I'd like to go back to school in at least five but not more than fifteen years to give the science and technology time to advance more so I can maximize my benefit from physics and AI courses. <text:s/>A cool idea was to help one of those strippers get her Bachelor's while I get my Masters' degree, but now I'm a hell of a lot less certain about interacting with any more strippers. <text:s/>I'm still open to those few strippers I liked here in Atlanta since I grew up in a pretty broken home, but I would need some pretty lengthy conversation to justify hanging out with them more.</text:p>
      <text:p text:style-name="Standard">Perhaps I'm overreacting about the drop off from my amphetamine regiment. <text:s/>I'll wait and see while remaining optimistic, but the intense pain and adrenal reactions I've had in the past make me a little worried with all these strange government and gang mandated "hunger strike" problems I've never seen and am still working on fixing. <text:s/>It'll probably be fine. <text:s/>I just need to drive over to Portland or Seattle for a new job and then I can resume training later. <text:s/></text:p>
      <text:p text:style-name="Standard">5:44 p.m. - I like to use gods as a metaphor for the laws governing the universe. <text:s/>Like Stephen Hawking, I think a god of physics is a great metaphor for atheists to easily communicate with theists. <text:s/>A lot of times I like to think of "the man" as those same physics laws, medicinal amphetamine, norepinephrine releasing mechanisms, or even adrenaline. <text:s/>A grandpa works as a good metaphor for those same things when watching The Texas Chainsaw Massacre 2. <text:s/>A mother works as a good metaphor for dextroamphetamine, dopamine efflux mechanisms, serotonin, and love. <text:s/>Given the nature of a neural network, sons and daughters make excellent metaphors for the norepinephrine, dopamine, and serotonin receptors. <text:s/>Roads and bridges make good metaphors for the transporter systems like DAT, NET, and SERT.</text:p>
      <text:p text:style-name="Standard">8:02 p.m. - Now that I have an active job interview on my plate, I'm applying for food stamps. <text:s/>I was unwilling to do that before because I've been trying to get a job away from my unknown assortment of government and gang stalkers for eighteen months. <text:s/>I didn't need the benefits so I didn't use them. <text:s/>Now that I'm arbitrarily backed into a corner, I'm getting them, but I still will not be strung along as a sharecropper for rich laughs. <text:s/>Once I get a job, I plan to take a loan from a friend and drive to the job location, Portland, Oregon as of late. <text:s/>I'll need to ship stuff like my power rack and bed since I can't fit that much stuff in my loaner car, but I still plan to get a new California king size memory foam bed from Amazon or some other big, cheap company. <text:s/>I can't bring my rolling tray and I'm out of medication so I'm not worried about the drive. <text:s/>After I get to Portland, I'll immediately resume ADHD treatment to continue enhancing my abilities. <text:s/>The plan is to continue with treatment for a minimum of another thirty-six months, and then resume my reach for life outside of amphetamine addiction for which I must overcome an addiction pregnancy of about nine months to achieve.</text:p>
      <text:p text:style-name="Standard">10:32 p.m. - I'm looking to rent a van to drive across the country so I can take my bed and power rack with me. <text:s/>Maybe it could hold enough weight to take my weights too. <text:s/>1,000 pounds capacity is required to start the trip; I'll check out the van's carrying capacity when I get closer to crossing that bridge. <text:s/>I use a semicolon for statements that are explained by the following statement; I use colons for other statements that explain the following statement.</text:p>
      <text:p text:style-name="Standard"/>
      <text:p text:style-name="Standard">January 26, 2022: 6:02 p.m. After months, I finally wanted to work on and fixed that end sound bug in Speed Timer at 1:35 p.m., the tail end of my last amphetamine dose at 11 a.m. <text:s/>Swallowing that dose brought tears of joy to my eyes in mere seconds. <text:s/>I don't want to do anything else right now, but if the spark returns, so shall I. <text:s/>I also worked on enhancing my security by enabling more two factor authentication. <text:s/>I see rainbow lines forming all over the place. <text:s/>Faces are curling up. <text:s/>Red slashes sometimes form and are three to four times as big as the rainbow lines. <text:s/>I cannot tell if it is the result of my recent feasting on Nutty Bars, the leftovers of my improvements from my medication earlier today, <text:soft-page-break/>or part of my current and inevitable decline by amphetamine withdrawal of nine months of hell. <text:s/>I briefly made out a pentagram earlier, although that symbol does not mean much to me beyond my hand trapped within a deadly circle. <text:s/>I do not sympathize with any Satanist interpretations of a pentagram. <text:s/>I could see a rainbow sword earlier as well. <text:s/>When I walked outside, the trees looked very nice, but they didn't appear to be colored or changed nor holding out their hands to me like on my bike rides to Verizon Connect. <text:s/>Beyond those visions, the front left side of my head hurts.</text:p>
      <text:p text:style-name="Standard">I know I can count on my mutated and trained PCP2 receptors to help and protect my consciousness in these horridly artificial woes. <text:s/>This amphetamine withdrawal isn't all for nothing; my mutated neurons like PCP2, NMDA, various acetylcholine, and other ones I don't know about are all learning to help me through these times even more. <text:s/>I never knew I could silence the myriad of lies with which I am bombarded by those fiends around me. <text:s/>I don't know what mechanism is responsible for that since that happened only very recently at the Publix. <text:s/>When I was a kid, that one episode with the parade of rainbow women was the only time I remember these PCP2 hallucinations. <text:s/>This time, they stuck around very vividly for about three months, and I had a nigh full NMDA hole that was like a hazy full moon. <text:s/>Going on and off my medication these past few years was a brilliant idea for teaching those types of neurons to love me. <text:s/>I shall rise from my falls with even more strength every time. <text:s/>The next time I make the climb to enhance myself with amphetamine, I shall find even more comfort in the various disconnections by neurons have learned to uphold. <text:s/>Months after the "hazy full moon", I had an even bigger NMDA reaction like a BioShock Infinite tear in conjunction with a blaring, unidentifiable sound. <text:s/>I wonder what to look forward to in the future. <text:s/>These whole ADHD driven amphetamine inclines and declines get easier. <text:s/>They truly get easier.</text:p>
      <text:p text:style-name="Standard">Speed Timer 1.1:</text:p>
      <text:p text:style-name="Standard">Enter and space key control timer</text:p>
      <text:p text:style-name="Standard">Bug fixes: Fixed end timer sound not stoppable</text:p>
      <text:p text:style-name="Standard">11:06 p.m. - I remember my old high school principal "Dr." Crumbs very controversially said, "You can't fix stupid." <text:s/>I decided to rewatch Ron White's You Can't Fix Stupid stand up show, and he notes you would think to tell someone ANYTHING about a flipper just after talking very strangely about attention. <text:s/>Flipping my amphetamine and ADHD around without seeing anyone else doing it in any medical case study or autobiography, it's got me asking myself what the shit is really going on here? <text:s/>Anyway, I watched it because I remember Ron White says, "It is better for your seed to fall in the belly of a whore than on the ground." <text:s/>I was more mortified by having only fifty bucks than fucking a pretty whore or having a religious mother. <text:s/>The night of August 30, 2021, when I was standing side by side in my bed with my own lord, a caricature of the stripper girl Taylor, I told her, "We're going to have so much fun together." </text:p>
      <text:p text:style-name="Standard">I found the Bible verse in question here: Genesis 38:8-10 NIV</text:p>
      <text:p text:style-name="Standard">Then Judah said to Onan, “Sleep with your brother’s wife and fulfill your duty to her as a brother-in-law to raise up offspring for your brother.” But Onan knew that the child would not be his; so whenever he slept with his brother’s wife, he spilled his semen on the ground to keep from providing offspring for his brother. What he did was wicked in the LORD’s sight; so the LORD put him to death also. <text:s/></text:p>
      <text:p text:style-name="Standard">The issue is that Onan spilled his semen in an act of greed to the detriment of that whore and her husband. <text:s/>Onan's sister in law was a whore accepting payment in the form of a child. <text:s/>A whore does not need to take money to be a whore. <text:s/>Surrogate mothers can be considered whores. <text:s/>Women who have sex for power like a promotion are whores. <text:s/>It doesn't make them bad people to trade sex for something else since everything should be traded, but it is immoral to trade sex for other things like food or power when romantic time or just straight money not only could but should be traded.</text:p>
      <text:p text:style-name="Standard"/>
      <text:p text:style-name="Standard">January 27, 2022: 11:59 p.m. - It's pretty obvious, but I can't have sex with any more women until we both trade an up to date report of STD tests. <text:s/>All these strange approaches by people I don't know yet know me still has me on edge. <text:s/>I can't work on that issue until I have a new job to sustain such things. <text:s/><text:soft-page-break/>I'm not concerned about meeting a suitable woman, and I don't intend to resume my search until finding financial sustainability and stability. <text:s/>I have the will to love myself forever, and that is all I need. <text:s/>The important task at hand is removing myself from this artificial cycle of poverty plaguing my whole life.</text:p>
      <text:p text:style-name="Standard"/>
      <text:p text:style-name="Standard">January 28, 2022: 1:46 p.m. - I don't care at all for remembrance of myself; all the work I put it into my life is for self admiration so that I shine not only in life but in death. <text:s/>The world could use all the knowledge I've uncovered that was lost, but it is not my responsibility or desire to disseminate it. <text:s/>I still have more to learn about myself. <text:s/>I wonder if there are any more strange abilities I have due to ADHD.</text:p>
      <text:p text:style-name="Standard">3:23 p.m. - I applied to Tableau, Sony, and Demonware of Activision.</text:p>
      <text:p text:style-name="Standard">9:52 p.m. - I applied to Cannabis Creative Group, Grow Op Farms, and Leafly.</text:p>
      <text:p text:style-name="Standard"/>
      <text:p text:style-name="Standard">January 29, 2022: 1:24 p.m. - Since Maus is being banned in schools around America, I've published my Maus inspired comic and corresponding analysis I wrote in Kashtan's English 1101 class back in July 2014.</text:p>
      <text:p text:style-name="Standard"/>
      <text:p text:style-name="Standard">January 30, 2022: 1:09 p.m. - My head hurts a little above my right eyebrow. <text:s/>It's hurt since I woke up at 11:45 a.m. <text:s/>I drank some preworkout which markedly increased the hallucinations I'm having but didn't remove the pain above my right brow, so I know that pain is related to my amphetamine withdrawal or my recovery from the government and gang mandated "hunger strike". <text:s/>It appears that caffeine enhances NMDA hallucinations and, when I'm on amphetamine, some unknown hallucinations I have of shadow creatures in the distance which were there when I was a kid too. <text:s/>I wasn't having any noticeable NMDA hallucinations when I woke up, but now five minutes after drinking that preworkout with about 70-80 mg caffeine in one half scoop Optimum Nutrition Gold Standard, I can see blue lattices over my vision with my eyes open and closed, and red slashes are prominently appearing. <text:s/>It's the same as when I was drinking sweet tea over the past few months. <text:s/>I feel a lot more engaged to my external environment now as I peer to my kitchen vanity and my computer screen. <text:s/>I know I'm rebuilding my deprived and sacrificed dopamine and NMDA systems. <text:s/>I'm still unsure of how caffeine intake affects my PCP2 reactions. <text:s/>I abstained from caffeine for that period of three months or so of my amphetamine treatment, so I don't have any data on that. <text:s/>I notice some rainbow wires now, so I suppose it also enhances that aspect, but I don't have more data to back that up. <text:s/>The effect is subtle, but my hypothesis is that caffeine enhances my natural PCP2 reactions. <text:s/></text:p>
      <text:p text:style-name="Standard">I wonder how these mutated PCP2 and NMDA inhibitory actions work. <text:s/>Perhaps my mitochondrial DNA inherited from my mother and powering my cells is mutated from my mother's alcohol and tobacco intake. <text:s/>Normally, glutamate or some other neurotransmitter sparks the neural network by bridging the electrical gap in the synapse. <text:s/>The synaptic neuron could decide not to give an electrical impulse by some mutated, learned mitochondrial effort or perhaps the PCP2 neurotransmitter releasing mechanism has learned not to release glutamate or whatever neurotransmitter affects the PCP2 neurons. <text:s/>There are also nuclear DNA and RNA instruction sets in the human body, so I have no idea how this inhibitory PCP2 visual response is elicited in my body. <text:s/>Membrane shape could also be mutated to allow different resource intake like limiting water intake, but this would probably not have anything to do with my situation. <text:s/>Cells are very complex and formed of many, many atoms with many mechanisms to support energy intake and energy output, so with the level of research I have seen I cannot know for sure right now. <text:s/></text:p>
      <text:p text:style-name="Standard">5:43 p.m. - My head hurts still on and above my right eyebrow and has since I woke up. <text:s/>It hasn't let up. <text:s/>However, it's not so bad compared to my previous amphetamine withdrawals. <text:s/>I wonder if my neurons have learned to not fire a pain response in response to amphetamine withdrawal. <text:s/>Perhaps it is because my compensatory mechanisms like PCP2 and NMDA inhibition have learned to be more prominent. <text:s/>Perhaps it is because the changes I've induced are less extreme. <text:s/>Perhaps it is because I <text:soft-page-break/>have forged a greater sense of stability in my neurons. <text:s/>It is probably mostly the latter explanation since I don't remember any sort of jackhammers pounding the back of my head and stuff when I was a kid, but I can't say for sure because of all the confounding factors. <text:s/>I remember being in pain and lots of crying and confusion when I was a kid, but I don't remember anything like what happened in March 2018.</text:p>
      <text:p text:style-name="Standard">7:54 p.m. - The reason I medicated for such a short period of time before is because I only expected my amphetamine withdrawal to last a couple weeks when I quit back when I had dinner at Waffle House with Anna. <text:s/>I never expected it to last nine months... <text:s/>In any case, I wanted to see life outside of my addiction again. <text:s/>Like it was said in Bleach, life is short, so I should seize an opportunity to have fun with a woman while it's possible. <text:s/>In that case, back in 2018 that girl was 3-MeO-PCP, my lifeline to mitigating addiction through inhibition of the PCP2 receptor, and back in 2020, that girl turned into the pretty stripper(s) ESi. <text:s/>Now I find my abstinence from amphetamine builds my inner strength in various ways like my naturally mutated PCP2 inhibition.</text:p>
      <text:p text:style-name="Standard">8:29 p.m. - The pain was prominent at 8:24 p.m. just now, but now it's receding pretty rapidly. <text:s/>I'm starting to feel a lot better. <text:s/></text:p>
      <text:p text:style-name="Standard">9:35 p.m. - The pain relief died down for a bit, but it's definitely returned with less strength. <text:s/>I feel a lot better after smoking though. <text:s/>Sometimes smoking reduces the pain, and other times it doesn't. <text:s/>There's lots of simultaneous stuff going on in my head, so it's impossible for me to say why.</text:p>
      <text:p text:style-name="Standard">12:09 a.m. - I really need to find a woman to figure out if any of my special ADHD qualities can enhance our intimacy. <text:s/>I understand how things like severing some processing of things like leaves and water splashes (many objects like a splash of distracting yellow spots on a Cheetah) can speed up the body and brain to give me a faster jump on my prey and opponents. <text:s/>For the military, it helps them more quickly lock on target. <text:s/>I see a lot of sex jokes about things like the yellow cheetah spot, splashy mac &amp; cheese effect, the crimson wall effect, the scarlet blood pool effect, and the sky blue air wires. <text:s/>I don't really get any of them, but given the jokes' existence in media, I'd like to learn about how such evolved disconnecting mechanisms might enhance the love in my relationship with a woman through playing games, talking, and sex. <text:s/>These are mechanisms traded for other things like my altered dopamine transporter system, so I know my social interaction with a woman will be diminished in some ways like bullshitting.</text:p>
      <text:p text:style-name="Standard">I'm also curious what genes could be passed down to a zygote. <text:s/>I was always open but presently denied to having a kid, but now curiosity killed the cat, so now I'm interested in having ONE kid. <text:s/>Also people have innate mechanisms that evolve to make them want to have kids so my decision is probably based on more than my rational curiosity despite the fact that rationality bears much more weight.</text:p>
      <text:p text:style-name="Standard"/>
      <text:p text:style-name="Standard">January 31, 2022: 2:29 p.m. - For about two seconds, I just saw an upside down rainbow hand about 30 cm tall waving slightly to me in my forward vision when I looked to the left of my computer screen. <text:s/>As I type in Sublime Text on the right half of my screen, my anime girl wallpaper waves and smiles to me in the corner of my eyes. <text:s/>A X formed from those NMDA slashes that are 15 to 30 cm long but only 1 cm thick takes shape over and over again every second or two over random parts of my vision. <text:s/>Giant red slashes traced by smaller PCP2 rainbow lines also form across the entirety of my vision. <text:s/>I see one now and it is about 3 cm wide and is traced on both sides by a rainbow line about 1.5 cm thick. <text:s/>It slowly descended down my vision and decreased in thickness until it smoothly disappeared into the top of my keyboard as I typed. <text:s/></text:p>
      <text:p text:style-name="Standard">I'm definitely still recovering from that shitty government and gang mandated "hunger strike" that will continue indefinitely if they won't trade my consistent labor for a sustainable monetary future driven from their hordes of wealth in the form of money, knowledge, land, and goodwill.</text:p>
      <text:p text:style-name="Standard">5:29 p.m. - I just applied to Tesla in Fremont, California again. <text:s/>I applied to SpaceX in Redmond, WA and Ford in Dearborn, MI.</text:p>
      <text:p text:style-name="Standard"><text:soft-page-break/>12:09 a.m. - I read Aldous Huxley died with an injected dose of LSD. <text:s/>I think that's great thinking, but I don't want anything injected into me. <text:s/>I want the experience to be more naturally feeling, smooth coming, and relaxing, so no injections even on my deathbed. <text:s/></text:p>
      <text:p text:style-name="Standard">When I'm in my time of dying, I want an edible dose of 100 ug LSD and 5 mg insufflated 3-MeO-PCP (or 10 mg oral 3-MeO-PCP if I can't breathe through my nose). <text:s/>I'd also like to have some weed vapor given to me somehow, and this could be done like Ricky from The Trailer Park Boys when the boys use it to get him out of a coma. <text:s/>Alternatively a weed oil brownie could be given to me, but the vapor would be best. <text:s/>That should make for a great, easy going, and relaxing time without screwing anything up. <text:s/></text:p>
      <text:p text:style-name="Standard">My natural neurotransmitters will have all the room they need to make everything happen. <text:s/>I wonder about stressing my natural serotonin release with the mild SRI action of 3-MeO-PCP, but I know it will be fine given my very limited and controlled experiments with 3-MeO-PCP and MDA. <text:s/>I'd go for the standard medical dissociative ketamine, but it doesn't feel natural and stress free like 3-MeO-PCP. <text:s/>Although MXE has been profiled as targeting glutamate receptors and SERT, I don't think it has been profiled well enough since in sub hole doses it has that fiendish edge that ketamine has. <text:s/>Almost no studies have profiled the PCP2 receptor anyway, and there are many unknown mechanisms in the body. <text:s/>Anyway, the selective affinity of the 3-MeO-PCP molecule for only a few synapses makes it a great choice. <text:s/></text:p>
      <text:p text:style-name="Standard">I still need to investigate 3-MeO-PCP again in 3.5 more years to make sure its addictive properties are as manageable as I've found them to be over these past few years. <text:s/>In fact, I can't believe I was able to leave it with only a very short itch. <text:s/>I think my future experiments will go as well as my previous ones provided I respect my body and give my cells time. <text:s/>I'll be filling my time with amphetamine as is expected since I have ADHD and need to train my cells. <text:s/>After using amphetamine for 3.5 more years, I'll see what 3-MeO-PCP will be like as a life enhancer and addiction remover after spending a long time away.</text:p>
      <text:p text:style-name="Standard">I think there's a better dying psychedelic than LSD that doesn't have as much nausea. <text:s/>4-HO-MiPT is a good candidate, but I'd like to see a pharmacological profile on it and do more personal research. <text:s/>DMT stresses me out a little when I first inhale it so I wouldn't want that.</text:p>
      <text:p text:style-name="Standard">I would wish for a small amount of amphetamine too since I've been with it about one third of my life, but I think that would make my death too stressful. <text:s/>I wonder how my natural supplies of norepinephrine and dopamine will react in death given they don't know how to release well on their own during my lifetime. <text:s/>As long as I've kept up my neurons' training, everything should go well. <text:s/>In the case that I'm in amphetamine withdrawal during my demise, 50 mg oral MDMA should be given about once a week until I'm dead while making sure not cross over with the LSD and 3-MeO-PCP since MDMA is a stressor.</text:p>
      <text:p text:style-name="Standard">In dying, though it's very common, I don't want any morphine or any opioids like that. <text:s/>I'd rather let my natural endorphins fulfill that role. <text:s/>No alcohol and no other forms of GABA drugs. <text:s/>When I'm dying, the standard multivitamin and vitamin A should be given. <text:s/>Melatonin should be given at night. <text:s/>If I have to be given a liquid diet, Hormel chili with pepperjack cheese and assorted peppers like Carolina Reaper should be liquidated with a blender and pumped into me; no random soupy chickenshit burrito fluids should be put in my body. <text:s/>Creatine should be given to support my muscles since I won't be able to weightlift when I'm dying, and I want to stay in shape when my special dying moment comes. <text:s/>The more fit I am when I die, the more my muscles and their supporting structures will be able to love me in that time.</text:p>
      <text:p text:style-name="Standard">My head barely hurt at all today which was great. <text:s/>It didn't hurt much above my right brow. <text:s/>Mostly it was in the back of my head. <text:s/>I still itch for amphetamine.</text:p>
      <text:p text:style-name="Standard"/>
      <text:p text:style-name="Standard">February 1, 2022: 8:34 a.m. - I revised a lot of my thoughts about my death in my previous list of eventual neural disconnections. <text:s/>I noted down the black hands as receding to the environment as I <text:soft-page-break/>perceived them as I returned to consciousness from sleeping in my time of severe ADHD problems back in 2016, but it makes sense that losing consciousness would reverse the direction of my perception to a crazed embrace. <text:s/>My simultaneous NMDA and PCP2 reactions should yield me the perception of many angel women with wings and not just women. <text:s/>I don't think other people will have the luxury of beholding these things as clearly and long as me. <text:s/>Since I have ADHD, and my neurons naturally disconnect quite a bit, I naturally and clearly perceive these beautiful visions in life, and thus in death I will have the same result. <text:s/></text:p>
      <text:p text:style-name="Standard">I also have to contemplate how my memories will overlap with the visions and other perceptions. <text:s/>I'd expect having a wife to greatly influence my perception of angel women. <text:s/>I don't expect much creative room in the later stages of neural disconnections and my visions would be more simple and formed of shapes like squares and things. <text:s/>Perhaps the last thing I might synthesize in my mind would be a rudimentary vision of an angel woman formed from simple shapes like squares, spheres, and triangles like the polygons forming 3D software renderings. <text:s/>This could be reminiscent of a woman or wife with whom I spend lots of time, and barring that luxury my last visual perceptions would be reminiscent of some caricature like Yuno from Future Diary.</text:p>
      <text:p text:style-name="Standard">I wonder if some feeling of being weightless will come into play there. <text:s/>It would be the opposite of the heavy feeling gathered from Benadryl or my rebound from the "hunger strike". <text:s/>However, I never felt weightless during the "hunger strike", so I don't know how to interpret such a mechanism without more research and experience in life. <text:s/>I wouldn't expect my death to feel like an amplification of gravity. <text:s/>I'd expect neural disconnection for feeling gravity to feel like being weightless. <text:s/>I want to gather a more exhaustive list of mechanisms in the human body that I can appreciate in life and death. <text:s/></text:p>
      <text:p text:style-name="Standard">9:40 a.m. - I wonder what the military has learned about human anatomy from experiments on things like butterflies and sharks mentioned in The Texas Chainsaw Massacre 2. <text:s/>Comparing the differences in the types and connections of different neurons found in the neural networks of humans and other species can teach me a lot about how my own body works. <text:s/>Investigating the types of neurons found and lacking in small, simple crustaceans and insects like caterpillars and animals cohabitating with blind deep sea fish can teach me about object recognition. <text:s/>Sharks' neurons and lack thereof can teach about prey acquisition and power. <text:s/>Snakes' neurons and lack thereof can teach me about movement speed. <text:s/>Parrots' neurons and lack thereof can teach me about speech synthesis. <text:s/>Monkeys' neurons and lack thereof can teach me about higher level human processes like mathematics.</text:p>
      <text:p text:style-name="Standard">12:57 a.m. - The covers of Metallica are better than the originals. <text:s/>I don't like any classic Metallica songs, but the Master of Puppets cover by Trivium and Fade to Black by Sonata Arctica are sublime examples of improvement in emotive singing, clarity of instrumentation, and heavy bass. <text:s/>It's not that it's old. <text:s/>I like Slayer. <text:s/>It's well written music, but I think it's performed badly. <text:s/>When I learn guitar, I want to make my own cover of a Metallica song. <text:s/>I plan to pick guitar and video game art back up once I have financial stability again. <text:s/>Financial stability will give me more leisure to focus on my art and other leisurely activities. <text:s/>For now watching TV and hoping for a sustainable job is my go to plan. <text:s/></text:p>
      <text:p text:style-name="Standard"/>
      <text:p text:style-name="Standard">February 2, 2022: 10:28 a.m. - On awakening, my front forehead hurts quite a bit like it is being pressed. <text:s/>I had a horrible dream about trying to weigh out 50 mg of a new batch of like an ounce of amphetamine over and over again but getting distracted by fraternity people like Erik Brewer and Tony Nelson from 6th grade. <text:s/>Each time I went to weigh it out, it turned more and more brown until it looked like the avb I've been smoking. <text:s/>I lived in a fraternity house that had a second floor balcony area with a narrow 30 cm wide ledge to walk along a row of rooms to the exit door. <text:s/>That dream wasn't so bad. <text:s/></text:p>
      <text:p text:style-name="Standard">I had one a couple nights ago where I was stuck in this ESA motel room except my room was on the first floor. <text:s/>I was surrounded by gangsters coming for me so I barricaded the front door. <text:s/>I sat in silence with Breezy waiting to try to escape or be rescued somehow. <text:s/>I heard someone using my shower like something from a horror movie, and I opened the bathroom door to find a burly bald headed black dude the same height as me menacingly walking toward me. <text:s/>I plunged my pocket knife to his chest as he <text:soft-page-break/>tried to grab me and felled him. <text:s/>As I returned to my bed, some crazy skinny crackhead looking guy with dreads was pushing through the window screen and wailing like a zombie. <text:s/>Breezy was just lying there. <text:s/>The crackhead ran away. <text:s/>After a while, I climbed through that window to try escaping, and I ran around a three meter tall chain link fence surrounding the motel to go through the driveway. <text:s/>I ran up the street without Breezy since he had disappeared in the dream. <text:s/>I don't remember much of the rest, but I was still trapped and under threat by beleaguering crackheads.</text:p>
      <text:p text:style-name="Standard">2:23 p.m. - I've been screwing up my resume typing MySQLi instead of MySQL without any forethought of the difference between the PHP language specification and the actual MySQL database storage technology. <text:s/>Nobody has said a damned thing in these four years its been on my resume. <text:s/>It's just like everything else in my life. <text:s/>Everyone sits back in the shadows and laughs while offering nothing to remedy my situation. <text:s/>Fuck it; I've fixed it now. <text:s/></text:p>
      <text:p text:style-name="Standard">3:44 p.m. - I applied to JD.com, Tencent, and Associated Press.</text:p>
      <text:p text:style-name="Standard">7:07 p.m. - I had a lot of gas yesterday after drinking a big glass of Luzianne sweet tea and smoking a bunch of avb. <text:s/>I was farting for a few hours every few seconds. <text:s/>It's probably related to my amphetamine withdrawal and possibly the STD. <text:s/>I've been eating Hormel chili almost every meal for over five months, but I haven't had a reaction like that at all. <text:s/>I've been eating chili dogs for five months, and I haven't even desired to go get any other food. <text:s/>I was running a nonstop marathon of South Park and then Always Sunny, and I was perfectly satisfied with that.</text:p>
      <text:p text:style-name="Standard">8:01 p.m. - I applied to Flipboard, Medium, Fox News, General Motors, SmartNews.</text:p>
      <text:p text:style-name="Standard">10:14 p.m. - I want to separate my neural capability degradation disorder of ADHD from people being lazy. <text:s/>I have a myriad of far reaching mutations in many different types of neurons in my body which mandate I consistently eat amphetamine to not lose bodily functioning. <text:s/>This persists from childhood to death. It has been defined before and lost, but I wish to retain the label of ADHD. </text:p>
      <text:p text:style-name="Standard">For others, if such specific deficits are proven, they may have a mutation of only a devolving dopamine releasing mechanism which can be rectified by dextroamphetamine alone but could be more thoroughly rectified by racemic amphetamine. <text:s/>I suppose this could be called ADD. <text:s/>Everything else, like overactive transporters would need to be redefined. <text:s/>IQ deficits that are rectified by amphetamine but do not continuously degrade to absolute stupidity should be defined as they are: performance enhancing prescriptions. <text:s/>Given the lack of proper definitions for ADHD as anything other than a low IQ, I'd like to see proof before medications like dextroamphetamine or methylphenidate are prescribed. <text:s/>Methamphetamine prescribed as Desoxyn should be immediately banned as it doesn't appear to have any superior medical value to classic racemic amphetamine but has awful abuse potential with terrible societal consequences.</text:p>
      <text:p text:style-name="Standard"/>
      <text:p text:style-name="Standard">February 4, 2022: 1:43 p.m. - I just woke up. <text:s/>I wonder if people are expecting me to somehow survive on my father Bonnell Love's inheritance. <text:s/>I dismissed that notion since someone called me back when I was at Verizon Connect and mentioned he had been involved with some kind of gang and drugs. <text:s/>He talked for a bit about how if there was anything left I could have it. <text:s/>He sounded like there wouldn't be anything left there for me. <text:s/>My father paid a lump sum of like $30,000 in child support back when I was like 12. <text:s/>My mom used that to pay back taxes on my house. <text:s/>Anyway, given the silent, berating, confusing, and slave master sharecropping attitudes around me, I don't want anything from that dead man. <text:s/>He left without ever saying anything and never made any effort to connect. <text:s/>My mom said he loved his pain pills more than anything, so I assume he spent his time drinking beer and popping Codeine as my mom found on Google Maps at that Florida house. <text:s/>There could have been better outcomes. <text:s/>Given the massive library in his old house in Columbus, I assume reading those things should have motivated my father to change his life. <text:s/>Perhaps he never peered into them just as he never peered into his child peer, me.</text:p>
      <text:p text:style-name="Standard"><text:soft-page-break/>I still see the red slashes forming across my vision. <text:s/>I see circular blue spots forming broken lattices where I can't see and am pleasantly stupefied. <text:s/>It's been like a month since I ended that first hunger strike with a $500 donation from Wartofsky. <text:s/></text:p>
      <text:p text:style-name="Standard">1:56 p.m. - I'm drinking some Luzianne sweet tea, and after taking my first sip, I saw a dark blue lattice form in a perfect circle of 40-50 cm when I looked to my left at the wall. <text:s/>It remained for only a little more than a second but captivated me as usual. <text:s/>Why continue to play this game? <text:s/>The SNAP food stamps, medicaid, and free or subsidized housing are meant to keep me in poverty forever at the whim of the ever growing sadistic rich. <text:s/>It's meant to widen the gap between rich and poor as they continue to exploit my ADHD disorder to prescribe performance enhancing drugs like methylphenidate, and dextroamphetamine, and methamphetamine that have the negligent societal drawback of increased sadism. <text:s/></text:p>
      <text:p text:style-name="Standard">The ancient and everlasting mantra of life to independently foster one's own place in this Earth has dwindled as the Earth's resources are hoarded and milked by the newfound parasitical human cultures, but I won't embrace such notions. <text:s/>As people continue to dwell in cities and become more reliant on each other, technological advances allow for self sustainability through things like indoor plant growing with artificial sunlight and indoor farming. <text:s/>Such things were once exclusive to corporations and governments with massive funding for the newfound research, but advances like fishbowls and indoor marijuana operations prove that poor folk can find sustainability even in the high rises of the future. <text:s/>Of course, people have somewhat become conditioned against killing their fellow animals as machines have taken over those roles. <text:s/>It is disastrous for humans to become averse to killing because it is biologically necessary to harvest amino acids and other nutrients from other animals and plants. <text:s/></text:p>
      <text:p text:style-name="Standard">I reject the notion of acquiring proteins exclusively from plants since evolution dictated I hunt and kill other animals to continue evolving. <text:s/>The blood red slashes in my vision as my dopamine and NMDA system is sacrificed and reconstructed are symbolic of not only my self sacrifice but my desire to hunt, tear flesh, and eat. <text:s/>The scarlet face I saw in my bed at the end of August 30, 2021 pokes at humanity's survival instinct in the face of predators and prey. <text:s/>I wonder if that vision at all told the story that humans have evolved and coagulated such that their only natural predators are other humans, or if that face was simply a vision of my present enemy. <text:s/>I don't know the mechanism involved so my hypotheses remain untested. <text:s/>I'm sure some military and government folk know the answer since it's related to combat.</text:p>
      <text:p text:style-name="Standard">I drank some sweet tea last night, and Breezy got up and gave me a funny look before turning back to lie down again. <text:s/>Then, after about thirty minutes, he got up and lay himself down right next to where I kept my medicine as he did back in late 2020 and early 2021 when I was alternating my amphetamine usage to make rapid progress in game development. <text:s/>I know caffeine still upsets my amphetamine addiction and will continue to do so for over nine months. <text:s/>It's enough to bring me to absolutely uncontrollable tears.</text:p>
      <text:p text:style-name="Standard">I can still occasionally stockpile adrenal resources even after quitting amphetamine if I think enough about my disastrous situation and the impending disasters ahead. <text:s/>It's easier with heavy metal music and provocative film like The Texas Chainsaw Massacre 2. <text:s/>I can tell because I get a fast approaching hunger followed by necessity of air inhalation a few hours later. <text:s/>The adrenal system uses compressed air to enhance my muscular output, and it has more direct connections through my neural network to enhance my reaction time. <text:s/>That's further evidenced by my heavy breathing after dodging the bus and car collision in midtown on my way to work. <text:s/>Another indication is the adrenal system's replacement of my PCP2 system when I was inhibiting it on August 30, 2019. <text:s/>It takes a few hours to build the entire system. <text:s/></text:p>
      <text:p text:style-name="Standard">5:56 p.m. - I applied to Warner Media.</text:p>
      <text:p text:style-name="Standard">11:09 p.m. - For my website, I made a curated list of my favorite story driven media: novels, TV shows, movies, and video games. <text:s/></text:p>
      <text:p text:style-name="Standard"><text:soft-page-break/>12:00 a.m. - My head still hurts. <text:s/>It hurt when I woke up and all day including when I went to check for my mailed food stamps EBT card which hasn't shown up yet.</text:p>
      <text:p text:style-name="Standard">Regarding the MySQLi error finally fixed in my resume after all these years, it is more difficult to find flaws in your own work than in the outside world. <text:s/>I'm not sure of the microcosmic biological reason behind that, but macroscopically my internal sense of pride for my work overshadows the need and desire to find flaws in it.</text:p>
      <text:p text:style-name="Standard">1:06 a.m. - I can still feel the familiar grace of numbness enveloping my lips as I drink more pitch black Luzianne sweet tea to stay up all night and grab some free breakfast muffins and granola bars from downstairs. <text:s/>Quitting amphetamine has shifted my musical preferences to some older tastes I wasn't ringing up while on amphetamine like What Lies Beneath by Breaking Benjamin, a song I played frequently while playing Midnight Club 3: Dub Edition Remix at 6:30 a.m. before heading to my eighth grade bus stop.</text:p>
      <text:p text:style-name="Standard">I've got eight slices of pepperjack cheese and sweet tea left to consume. <text:s/>Oh, and I have two cans of Pam mixed oils spray, but it's hard to count that as food when the amount of calories in a serving rounds to zero. <text:s/>Still it has over two hundred servings meaning there are between one hundred and five hundred calories in that can. <text:s/></text:p>
      <text:p text:style-name="Standard">2:22 a.m. - I can barely find any mention of the word "cell" when searching the lyrics in my music folder. <text:s/>Angel of Death by Slayer and When All Light Dies by Trivium have the most mention of the integral building block of life: the cell. <text:s/>I got fourteen matches of the word "cell" across exactly 1806 songs for which most of them I have the lyrics in a text file. <text:s/>It's one of the reasons listening to music doesn't make me feel like I'm appreciating the beauty of life. <text:s/>The rapid abstract concepts presented in music are the intention given songs typically last about three minutes. <text:s/>It's harder to appreciate a story told in three minutes. <text:s/>Songs are like everyday conversation about the weather and such. <text:s/>Still, the cells of the human body and the dog body allow this interpretation to take place, and they are so hard to find mention. <text:s/>Blood cells, TAAR-1 cells, white blood cells, norepinephrine transporter neuron cells, bone marrow cells, and muscle cells all communicate in a cell network to allow the human prefrontal cortex to interpret them. <text:s/></text:p>
      <text:p text:style-name="Standard"/>
      <text:p text:style-name="Standard">February 5, 2022: 3:27 p.m. - I forgot I have like .2 Monero I got for writing two sonnets. <text:s/>I'm trying to recover it in my Monero wallet, but it's not there. <text:s/>I'm trying restoring the wallet info back to my wallet seed save date of 8/2/2017. <text:s/>I can't get it to show up so whatever. <text:s/>I expect cryptocurrency to be banned within five years anyway. <text:s/>Cryptocurrency will destroy the global economy just like the stock market a hundred years ago. <text:s/>Faith needs to be put into the central government currency to maintain economic stability. <text:s/>If everyone and every store like Trader Joe's has their own currency only accepted at that specific stores like Trader Joe's then I would have to trade Joseph Currency and pay fees to convert my Joseph Currency currency to Trader Joe's TraderJ currency if they even let me convert it by some arbitrary store policy.</text:p>
      <text:p text:style-name="Standard">To solve the drug overdose and violence crisis caused by the likes of classic drugs like alcohol and tobacco, opioids, benzodiazepines, dangerous stimulants like meth and cocaine, and new synthetic cannabinoids, I think it is prudent to offer safer drugs for the masses to enjoy themselves. <text:s/>I think marijuana is the best and safest alternative to clean up the damage done to society by all these other drugs. <text:s/>It's not addictive and is very calming. <text:s/>With better dosing and effects information from government and corporate research, people freaking out from eating way too many homemade brownies would also be a thing of the past. <text:s/></text:p>
      <text:p text:style-name="Standard">Personally, I'd like to see DMT and 3-MeO-PCP made available because of my great track record with them. <text:s/>There definitely needs to be more research done on 3-MeO-PCP because of its novelty, although I had a very easy time with it over about 3.5 years. <text:s/>3-MeO-PCP could be a great replacement for alcohol with less addictive effects and basically no side effects from quitting aside from an itch. <text:s/>Also 3-MeO-PCP pairs very well with amphetamine for academics and artistic endeavors. <text:s/>The only problem <text:soft-page-break/>is that 3-MeO-PCP could be more thoroughly abused by sadistic folk and would probably need to be prescribed for performance enhancing reasons by a doctor who can judge someone's character. <text:s/>Selling it in the grocery store sounds like a bad idea for people who have poor self control even though the nature of the drug stimulates better self control. <text:s/>For instance, 3-MeO-PCP could be a detriment to those who have psychiatric issues like I had after ten years off amphetamine and again after fucking those pretty strippers. <text:s/>It might cover up those psychiatric issues while they get worse.</text:p>
      <text:p text:style-name="Standard">Personally, I think non addictive psychedelics, the more pleasant dissociatives, MDMA, and marijuana should be made available to the public. <text:s/>There should be a class taken and government issued license to purchase drugs like there are with guns. <text:s/>The drug license could come from a government licensed doctor and they could be issued in classes like the driver's licenses. <text:s/>The most unstable people could be issued a drug license only allowing purchase of marijuana while the old methods of intoxication could require no class. <text:s/>Small amounts of desperate folk who cannot get a license or desire other intoxicating substances could still use the clandestine acquisition methods. <text:s/>I made a prototype of licensing based on the difficulty of maintaining cognizance, personal safety, and societal safety. <text:s/>Given the huge societal fuckups caused by alcohol, it should be licensed, but I don't think that will fly with most of the people in America. <text:s/>Keeping marijuana basically unregulated is a great way to reduce the damage caused by alcohol and tobacco without recreating the problems of the eighteenth and twenty-first constitutional amendments furnishing the 1917-1933 war on alcohol, and the current drug war.</text:p>
      <text:p text:style-name="Standard">List 1. No license: Marijuana, Alcohol, Tobacco, Caffeine, Nitrous Oxide</text:p>
      <text:p text:style-name="Standard">Class C: Amphetamine sulphate</text:p>
      <text:p text:style-name="Standard">Class B: LSA, 2C-B, DMT, MDMA, 5-MeO-MiPT, 4-HO-MiPT, and other easy going psychedelics</text:p>
      <text:p text:style-name="Standard">Class A: LSD, Mushrooms, 5-MeO-DMT, Mescaline, DOM, 2C-E, 3-MeO-PCP, 2-FMA</text:p>
      <text:p text:style-name="Standard">Class S: Salvia Divinorum, Ketamine, MXE, MDA, 25E-NBOH</text:p>
      <text:p text:style-name="Standard"/>
      <text:p text:style-name="Standard">It's not perfect, but the current system of alcohol and tobacco with under the table nitrous oxide is not really working out for individuals nor for society, and my system is an improvement over that one. <text:s/>The only real legal alternative that doesn't cause long term damage is the rather obscure nitrous oxide. <text:s/>Without readily accessible alternatives, self destructive people will continue to use alcohol and tobacco, causing liver and lung damage, obesity, sadism, cancer, overconfident and blacked out drunk driving, down syndrome and fetal alcohol syndrome, and of course my disorder ADHD, even though this document is the only case study I see on the entirety of planet Earth).</text:p>
      <text:p text:style-name="Standard">10:51 p.m. - My head didn't noticeably hurt like yesterday although it aches very slightly. <text:s/>I have a more severe itch on my nape and the vein along my right forearm. <text:s/>I expect that pain in my head to return tomorrow or very soon, but that's fine as I learned to deal with pain long ago as a child. <text:s/>My disequilibrium of mind is more worrying since my body tends to cover up its shortcomings as best it can through things like my mutated PCP2 and NMDA neurons.</text:p>
      <text:p text:style-name="Standard">2:48 a.m. - I drank some more sweet tea about forty-five minutes ago, and now the two big veins in both my calf muscles itch like crazy. <text:s/>So do my shoulders and behind my ears. <text:s/>In addition to the acute addiction effects garnered by drinking my Luzianne sweet tea, it looks like my sweet tea addiction can enhance my amphetamine addiction too. <text:s/>It probably has something to do with similar mechanisms for caffeine addiction in the nucleus accumbens causing increased firing of nearby neurons for amphetamine addiction in the neural network. <text:s/>I don't think all addictive drugs will set off my amphetamine addiction like caffeine from sweet tea. <text:s/>Coming down from sweet tea will greatly enhance the pain in my head from amphetamine. <text:s/>It definitely hit me hardest when I drank preworkout and had those jackhammer sensations in the middle of my workout back in February 2018. <text:s/>Aya, my right hand and nostril just itched. <text:s/>I might cut down my usage of sweet tea to two big glasses per day and abscond without topping off with a smaller glass. <text:s/></text:p>
      <text:p text:style-name="Standard">I have a great protocol for coronavirus. <text:s/>If possible, I only leave my residence once per day. <text:s/>For prevention, I wear a mask every time I leave my door and only lower my mask to hack up phlegm and <text:soft-page-break/>spit it into the grass and street outside. <text:s/>Once I get back, I wash my hands and boil my mask in soap water and hang it back up on my door so I don't forget it. <text:s/>I shove two loop denser towels to block the crack under my door and prevent exterior entry of microbes. <text:s/>I then wash my hands again and smoke a bit of medicinal weed. <text:s/>If I had to leave my house multiple times that day, I make sure to change clothes and spray aerosol cleaner around doorknobs and into the air. <text:s/>If this is my first and only time coming back to my house, I then take a shower, making sure to blow and flush my nose and ears with water. <text:s/>I then brush my teeth, floss, and use mouthwash. <text:s/>For rapid relief, I have my marijuana kief mixture and a small reserve of a few mg of DMT for when I actually get sick. <text:s/>I'm thoroughly impressed with DMT's ability to enhance the immune system's reaction to COVID-19. <text:s/>I wonder what other medical uses it has that haven't been studied. <text:s/>Given I felt like laser beams were shooting from my eyes after not using it for a while, I wonder if it has STD or cancer fighting properties. <text:s/>It was definitely my body ejecting something it didn't want. <text:s/></text:p>
      <text:p text:style-name="Standard"/>
      <text:p text:style-name="Standard">February 6, 2022: 1:17 p.m. - Since I woke up to shit on the floor despite taking Breezy for a go before sleep, Breezy is back on his diet of 2.5 to less than 4 cups of food for a few days. <text:s/>That's about 62.5% to less than 100% food since I give him just over four cups of food.</text:p>
      <text:p text:style-name="Standard">2:44 p.m. - Seeing all the gun violence on TV, there needs to be enhanced security around gun sales in the United States. <text:s/>Because of the American Revolution, American Civil War, and the second amendment, I don't think powerful weapons like shotguns and AR-15 rifles should be banned, but there should be very restrictive measures in place to acquire them. <text:s/>The police also don't need to have budget cuts to their salaries or numbers. <text:s/>Given the level of risk and positive, aware character required for the job of law enforcement, police officers should make more than the national median salary of like $50,000. <text:s/>I think they should make at least 25% more than the median salary. <text:s/>What does need to be reduced in the police budget is the advanced weaponry and militarization that occurs with things like a massive armory of assault rifles and SWAT tanks. <text:s/>That's the point of the national guard which are currently very underemployed but fully funded. <text:s/></text:p>
      <text:p text:style-name="Standard">Bureaucratic waste needs to be eliminated by consolidating government, corporate, and charity organizations without reducing the benefits provided by assembly line style division of labor. <text:s/>For example, insurance companies are a massive waste in the economy. <text:s/>The cost of repair and compensation for accidents must still be paid by some entity, so temporarily offloading the cost to a shell insurance company wastes time and money transferring that money around to meaningless salaried employees that should be put to work elsewhere. <text:s/>If an accident occurs, the customer still must foot the bill by paying increased "premiums" of what should be called a recurrent cost. <text:s/></text:p>
      <text:p text:style-name="Standard"/>
      <text:p text:style-name="Standard">screenshot BL2 Maya in lingerie</text:p>
      <text:p text:style-name="Standard">apply for movie companies, TV companies, smaller video game compani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2-02-06T15:07:46.377000000</dc:date>
    <meta:editing-duration>PT1H36M8S</meta:editing-duration>
    <meta:editing-cycles>95</meta:editing-cycles>
    <meta:generator>LibreOffice/7.2.1.2$Windows_X86_64 LibreOffice_project/87b77fad49947c1441b67c559c339af8f3517e22</meta:generator>
    <meta:document-statistic meta:table-count="0" meta:image-count="0" meta:object-count="0" meta:page-count="224" meta:paragraph-count="2700" meta:word-count="149926" meta:character-count="835580" meta:non-whitespace-character-count="678605"/>
  </office:meta>
</office:document-meta>
</file>